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Caladea" svg:font-family="Caladea" style:font-family-generic="roman"/>
    <style:font-face style:name="FreeSans" svg:font-family="FreeSans" style:font-family-generic="roman"/>
    <style:font-face style:name="Liberation Serif2" svg:font-family="'Liberation Serif'" style:font-family-generic="roman"/>
    <style:font-face style:name="Times" svg:font-family="Times" style:font-family-generic="roman"/>
    <style:font-face style:name="FreeSans2" svg:font-family="FreeSans" style:font-family-generic="swiss"/>
    <style:font-face style:name="Arial" svg:font-family="Arial" style:font-family-generic="roman" style:font-pitch="variable"/>
    <style:font-face style:name="Caladea1"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adea2" svg:font-family="Calade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39da1c" officeooo:paragraph-rsid="0139da1c" style:font-name-asian="DejaVu Sans" style:font-size-asian="12pt" style:font-style-asian="normal" style:font-weight-asian="normal" style:font-name-complex="Liberation Sans1" style:font-size-complex="12pt" style:font-weight-complex="normal" style:text-emphasize="none"/>
    </style:style>
    <style:style style:name="P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78e14b" officeooo:paragraph-rsid="02a4506c" style:font-name-asian="DejaVu Sans" style:font-size-asian="12pt" style:font-style-asian="normal" style:font-weight-asian="normal" style:font-name-complex="Liberation Sans1" style:font-size-complex="12pt" style:font-weight-complex="normal" style:text-emphasize="none"/>
    </style:style>
    <style:style style:name="P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7a11b3" officeooo:paragraph-rsid="017a11b3" style:font-name-asian="DejaVu Sans" style:font-size-asian="12pt" style:font-style-asian="normal" style:font-weight-asian="normal" style:font-name-complex="Liberation Sans1" style:font-size-complex="12pt" style:font-weight-complex="normal" style:text-emphasize="none"/>
    </style:style>
    <style:style style:name="P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9c86c" officeooo:paragraph-rsid="0189c86c" style:font-name-asian="DejaVu Sans" style:font-size-asian="12pt" style:font-style-asian="normal" style:font-weight-asian="normal" style:font-name-complex="Liberation Sans1" style:font-size-complex="12pt" style:font-weight-complex="normal" style:text-emphasize="none"/>
    </style:style>
    <style:style style:name="P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9c86c" officeooo:paragraph-rsid="01d0dabd" style:font-name-asian="DejaVu Sans" style:font-size-asian="12pt" style:font-style-asian="normal" style:font-weight-asian="normal" style:font-name-complex="Liberation Sans1" style:font-size-complex="12pt" style:font-weight-complex="normal" style:text-emphasize="none"/>
    </style:style>
    <style:style style:name="P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d5ce3" officeooo:paragraph-rsid="018d5ce3" style:font-name-asian="DejaVu Sans" style:font-size-asian="12pt" style:font-style-asian="normal" style:font-weight-asian="normal" style:font-name-complex="Liberation Sans1" style:font-size-complex="12pt" style:font-weight-complex="normal" style:text-emphasize="none"/>
    </style:style>
    <style:style style:name="P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d9cdc" officeooo:paragraph-rsid="018e24a5" style:font-name-asian="DejaVu Sans" style:font-size-asian="12pt" style:font-style-asian="normal" style:font-weight-asian="normal" style:font-name-complex="Liberation Sans1" style:font-size-complex="12pt" style:font-weight-complex="normal" style:text-emphasize="none"/>
    </style:style>
    <style:style style:name="P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f9f87" officeooo:paragraph-rsid="0191b4ae" style:font-name-asian="DejaVu Sans" style:font-size-asian="12pt" style:font-style-asian="normal" style:font-weight-asian="normal" style:font-name-complex="Liberation Sans1" style:font-size-complex="12pt" style:font-weight-complex="normal" style:text-emphasize="none"/>
    </style:style>
    <style:style style:name="P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0aaeb" officeooo:paragraph-rsid="0190aaeb" style:font-name-asian="DejaVu Sans" style:font-size-asian="12pt" style:font-style-asian="normal" style:font-weight-asian="normal" style:font-name-complex="Liberation Sans1" style:font-size-complex="12pt" style:font-weight-complex="normal" style:text-emphasize="none"/>
    </style:style>
    <style:style style:name="P1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1b4ae" officeooo:paragraph-rsid="01a77f64" style:font-name-asian="DejaVu Sans" style:font-size-asian="12pt" style:font-style-asian="normal" style:font-weight-asian="normal" style:font-name-complex="Liberation Sans1" style:font-size-complex="12pt" style:font-weight-complex="normal" style:text-emphasize="none"/>
    </style:style>
    <style:style style:name="P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1950e82" style:font-name-asian="DejaVu Sans" style:font-size-asian="12pt" style:font-style-asian="normal" style:font-weight-asian="normal" style:font-name-complex="Liberation Sans1" style:font-size-complex="12pt" style:font-weight-complex="normal" style:text-emphasize="none"/>
    </style:style>
    <style:style style:name="P1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1956381" style:font-name-asian="DejaVu Sans" style:font-size-asian="12pt" style:font-style-asian="normal" style:font-weight-asian="normal" style:font-name-complex="Liberation Sans1" style:font-size-complex="12pt" style:font-weight-complex="normal" style:text-emphasize="none"/>
    </style:style>
    <style:style style:name="P1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198ee44" style:font-name-asian="DejaVu Sans" style:font-size-asian="12pt" style:font-style-asian="normal" style:font-weight-asian="normal" style:font-name-complex="Liberation Sans1" style:font-size-complex="12pt" style:font-weight-complex="normal" style:text-emphasize="none"/>
    </style:style>
    <style:style style:name="P1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2bf77f1" style:font-name-asian="DejaVu Sans" style:font-size-asian="12pt" style:font-style-asian="normal" style:font-weight-asian="normal" style:font-name-complex="Liberation Sans1" style:font-size-complex="12pt" style:font-weight-complex="normal" style:text-emphasize="none"/>
    </style:style>
    <style:style style:name="P1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2c11dde" style:font-name-asian="DejaVu Sans" style:font-size-asian="12pt" style:font-style-asian="normal" style:font-weight-asian="normal" style:font-name-complex="Liberation Sans1" style:font-size-complex="12pt" style:font-weight-complex="normal" style:text-emphasize="none"/>
    </style:style>
    <style:style style:name="P1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2c84678" style:font-name-asian="DejaVu Sans" style:font-size-asian="12pt" style:font-style-asian="normal" style:font-weight-asian="normal" style:font-name-complex="Liberation Sans1" style:font-size-complex="12pt" style:font-weight-complex="normal" style:text-emphasize="none"/>
    </style:style>
    <style:style style:name="P1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50e82" officeooo:paragraph-rsid="02cf51e8" style:font-name-asian="DejaVu Sans" style:font-size-asian="12pt" style:font-style-asian="normal" style:font-weight-asian="normal" style:font-name-complex="Liberation Sans1" style:font-size-complex="12pt" style:font-weight-complex="normal" style:text-emphasize="none"/>
    </style:style>
    <style:style style:name="P1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b43ec" officeooo:paragraph-rsid="019b43ec" style:font-name-asian="DejaVu Sans" style:font-size-asian="12pt" style:font-style-asian="normal" style:font-weight-asian="normal" style:font-name-complex="Liberation Sans1" style:font-size-complex="12pt" style:font-weight-complex="normal" style:text-emphasize="none"/>
    </style:style>
    <style:style style:name="P1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b43ec" officeooo:paragraph-rsid="019d0a9b" style:font-name-asian="DejaVu Sans" style:font-size-asian="12pt" style:font-style-asian="normal" style:font-weight-asian="normal" style:font-name-complex="Liberation Sans1" style:font-size-complex="12pt" style:font-weight-complex="normal" style:text-emphasize="none"/>
    </style:style>
    <style:style style:name="P2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9b43ec" officeooo:paragraph-rsid="02c57b12" style:font-name-asian="DejaVu Sans" style:font-size-asian="12pt" style:font-style-asian="normal" style:font-weight-asian="normal" style:font-name-complex="Liberation Sans1" style:font-size-complex="12pt" style:font-weight-complex="normal" style:text-emphasize="none"/>
    </style:style>
    <style:style style:name="P2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284e2" officeooo:paragraph-rsid="02c82809" style:font-name-asian="DejaVu Sans" style:font-size-asian="12pt" style:font-style-asian="normal" style:font-weight-asian="normal" style:font-name-complex="Liberation Sans1" style:font-size-complex="12pt" style:font-weight-complex="normal" style:text-emphasize="none"/>
    </style:style>
    <style:style style:name="P2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284e2" officeooo:paragraph-rsid="02c84678" style:font-name-asian="DejaVu Sans" style:font-size-asian="12pt" style:font-style-asian="normal" style:font-weight-asian="normal" style:font-name-complex="Liberation Sans1" style:font-size-complex="12pt" style:font-weight-complex="normal" style:text-emphasize="none"/>
    </style:style>
    <style:style style:name="P2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284e2" officeooo:paragraph-rsid="02c98eaa" style:font-name-asian="DejaVu Sans" style:font-size-asian="12pt" style:font-style-asian="normal" style:font-weight-asian="normal" style:font-name-complex="Liberation Sans1" style:font-size-complex="12pt" style:font-weight-complex="normal" style:text-emphasize="none"/>
    </style:style>
    <style:style style:name="P2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558e2"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2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7407" officeooo:paragraph-rsid="02c78d65" style:font-name-asian="DejaVu Sans" style:font-size-asian="12pt" style:font-style-asian="normal" style:font-weight-asian="normal" style:font-name-complex="Liberation Sans1" style:font-size-complex="12pt" style:font-weight-complex="normal" style:text-emphasize="none"/>
    </style:style>
    <style:style style:name="P2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1affae2" style:font-name-asian="DejaVu Sans" style:font-size-asian="12pt" style:font-style-asian="normal" style:font-weight-asian="normal" style:font-name-complex="Liberation Sans1" style:font-size-complex="12pt" style:font-weight-complex="normal" style:text-emphasize="none"/>
    </style:style>
    <style:style style:name="P2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1cb8e9e" style:font-name-asian="DejaVu Sans" style:font-size-asian="12pt" style:font-style-asian="normal" style:font-weight-asian="normal" style:font-name-complex="Liberation Sans1" style:font-size-complex="12pt" style:font-weight-complex="normal" style:text-emphasize="none"/>
    </style:style>
    <style:style style:name="P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1d0dabd" style:font-name-asian="DejaVu Sans" style:font-size-asian="12pt" style:font-style-asian="normal" style:font-weight-asian="normal" style:font-name-complex="Liberation Sans1" style:font-size-complex="12pt" style:font-weight-complex="normal" style:text-emphasize="none"/>
    </style:style>
    <style:style style:name="P2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224801b" style:font-name-asian="DejaVu Sans" style:font-size-asian="12pt" style:font-style-asian="normal" style:font-weight-asian="normal" style:font-name-complex="Liberation Sans1" style:font-size-complex="12pt" style:font-weight-complex="normal" style:text-emphasize="none"/>
    </style:style>
    <style:style style:name="P3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3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3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2cf51e8" style:font-name-asian="DejaVu Sans" style:font-size-asian="12pt" style:font-style-asian="normal" style:font-weight-asian="normal" style:font-name-complex="Liberation Sans1" style:font-size-complex="12pt" style:font-weight-complex="normal" style:text-emphasize="none"/>
    </style:style>
    <style:style style:name="P3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6c109" officeooo:paragraph-rsid="02d41d3c" style:font-name-asian="DejaVu Sans" style:font-size-asian="12pt" style:font-style-asian="normal" style:font-weight-asian="normal" style:font-name-complex="Liberation Sans1" style:font-size-complex="12pt" style:font-weight-complex="normal" style:text-emphasize="none"/>
    </style:style>
    <style:style style:name="P3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7d4f4"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3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1ac980f" style:font-name-asian="DejaVu Sans" style:font-size-asian="12pt" style:font-style-asian="normal" style:font-weight-asian="normal" style:font-name-complex="Liberation Sans1" style:font-size-complex="12pt" style:font-weight-complex="normal" style:text-emphasize="none"/>
    </style:style>
    <style:style style:name="P3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224801b" style:font-name-asian="DejaVu Sans" style:font-size-asian="12pt" style:font-style-asian="normal" style:font-weight-asian="normal" style:font-name-complex="Liberation Sans1" style:font-size-complex="12pt" style:font-weight-complex="normal" style:text-emphasize="none"/>
    </style:style>
    <style:style style:name="P3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3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1c28066" style:font-name-asian="DejaVu Sans" style:font-size-asian="12pt" style:font-style-asian="normal" style:font-weight-asian="normal" style:font-name-complex="Liberation Sans1" style:font-size-complex="12pt" style:font-weight-complex="normal" style:text-emphasize="none"/>
    </style:style>
    <style:style style:name="P3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1c32873" style:font-name-asian="DejaVu Sans" style:font-size-asian="12pt" style:font-style-asian="normal" style:font-weight-asian="normal" style:font-name-complex="Liberation Sans1" style:font-size-complex="12pt" style:font-weight-complex="normal" style:text-emphasize="none"/>
    </style:style>
    <style:style style:name="P4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1d9072a" style:font-name-asian="DejaVu Sans" style:font-size-asian="12pt" style:font-style-asian="normal" style:font-weight-asian="normal" style:font-name-complex="Liberation Sans1" style:font-size-complex="12pt" style:font-weight-complex="normal" style:text-emphasize="none"/>
    </style:style>
    <style:style style:name="P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b50c4" officeooo:paragraph-rsid="02e1002f" style:font-name-asian="DejaVu Sans" style:font-size-asian="12pt" style:font-style-asian="normal" style:font-weight-asian="normal" style:font-name-complex="Liberation Sans1" style:font-size-complex="12pt" style:font-weight-complex="normal" style:text-emphasize="none"/>
    </style:style>
    <style:style style:name="P4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ffae2" officeooo:paragraph-rsid="02cf51e8" style:font-name-asian="DejaVu Sans" style:font-size-asian="12pt" style:font-style-asian="normal" style:font-weight-asian="normal" style:font-name-complex="Liberation Sans1" style:font-size-complex="12pt" style:font-weight-complex="normal" style:text-emphasize="none"/>
    </style:style>
    <style:style style:name="P4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34b5f" officeooo:paragraph-rsid="02d41d3c" style:font-name-asian="DejaVu Sans" style:font-size-asian="12pt" style:font-style-asian="normal" style:font-weight-asian="normal" style:font-name-complex="Liberation Sans1" style:font-size-complex="12pt" style:font-weight-complex="normal" style:text-emphasize="none"/>
    </style:style>
    <style:style style:name="P4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ceb33" officeooo:paragraph-rsid="02d505e0" style:font-name-asian="DejaVu Sans" style:font-size-asian="12pt" style:font-style-asian="normal" style:font-weight-asian="normal" style:font-name-complex="Liberation Sans1" style:font-size-complex="12pt" style:font-weight-complex="normal" style:text-emphasize="none"/>
    </style:style>
    <style:style style:name="P4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ceb33" officeooo:paragraph-rsid="01c28066" style:font-name-asian="DejaVu Sans" style:font-size-asian="12pt" style:font-style-asian="normal" style:font-weight-asian="normal" style:font-name-complex="Liberation Sans1" style:font-size-complex="12pt" style:font-weight-complex="normal" style:text-emphasize="none"/>
    </style:style>
    <style:style style:name="P4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ceb33" officeooo:paragraph-rsid="01c32873" style:font-name-asian="DejaVu Sans" style:font-size-asian="12pt" style:font-style-asian="normal" style:font-weight-asian="normal" style:font-name-complex="Liberation Sans1" style:font-size-complex="12pt" style:font-weight-complex="normal" style:text-emphasize="none"/>
    </style:style>
    <style:style style:name="P4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ef867" officeooo:paragraph-rsid="02d505e0" style:font-name-asian="DejaVu Sans" style:font-size-asian="12pt" style:font-style-asian="normal" style:font-weight-asian="normal" style:font-name-complex="Liberation Sans1" style:font-size-complex="12pt" style:font-weight-complex="normal" style:text-emphasize="none"/>
    </style:style>
    <style:style style:name="P4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ef867" officeooo:paragraph-rsid="02357b8d" style:font-name-asian="DejaVu Sans" style:font-size-asian="12pt" style:font-style-asian="normal" style:font-weight-asian="normal" style:font-name-complex="Liberation Sans1" style:font-size-complex="12pt" style:font-weight-complex="normal" style:text-emphasize="none"/>
    </style:style>
    <style:style style:name="P5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f764c" officeooo:paragraph-rsid="01c28066" style:font-name-asian="DejaVu Sans" style:font-size-asian="12pt" style:font-style-asian="normal" style:font-weight-asian="normal" style:font-name-complex="Liberation Sans1" style:font-size-complex="12pt" style:font-weight-complex="normal" style:text-emphasize="none"/>
    </style:style>
    <style:style style:name="P5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f764c" officeooo:paragraph-rsid="01c32873" style:font-name-asian="DejaVu Sans" style:font-size-asian="12pt" style:font-style-asian="normal" style:font-weight-asian="normal" style:font-name-complex="Liberation Sans1" style:font-size-complex="12pt" style:font-weight-complex="normal" style:text-emphasize="none"/>
    </style:style>
    <style:style style:name="P5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bf764c"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5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0cbf9" officeooo:paragraph-rsid="01c0cbf9" style:font-name-asian="DejaVu Sans" style:font-size-asian="12pt" style:font-style-asian="normal" style:font-weight-asian="normal" style:font-name-complex="Liberation Sans1" style:font-size-complex="12pt" style:font-weight-complex="normal" style:text-emphasize="none"/>
    </style:style>
    <style:style style:name="P5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e8c23" officeooo:paragraph-rsid="01ce8c23" style:font-name-asian="DejaVu Sans" style:font-size-asian="12pt" style:font-style-asian="normal" style:font-weight-asian="normal" style:font-name-complex="Liberation Sans1" style:font-size-complex="12pt" style:font-weight-complex="normal" style:text-emphasize="none"/>
    </style:style>
    <style:style style:name="P5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0dabd" officeooo:paragraph-rsid="01d0dabd" style:font-name-asian="DejaVu Sans" style:font-size-asian="12pt" style:font-style-asian="normal" style:font-weight-asian="normal" style:font-name-complex="Liberation Sans1" style:font-size-complex="12pt" style:font-weight-complex="normal" style:text-emphasize="none"/>
    </style:style>
    <style:style style:name="P5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545db" officeooo:paragraph-rsid="01d545db" style:font-name-asian="DejaVu Sans" style:font-size-asian="12pt" style:font-style-asian="normal" style:font-weight-asian="normal" style:font-name-complex="Liberation Sans1" style:font-size-complex="12pt" style:font-weight-complex="normal" style:text-emphasize="none"/>
    </style:style>
    <style:style style:name="P5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545db" officeooo:paragraph-rsid="02e1002f" style:font-name-asian="DejaVu Sans" style:font-size-asian="12pt" style:font-style-asian="normal" style:font-weight-asian="normal" style:font-name-complex="Liberation Sans1" style:font-size-complex="12pt" style:font-weight-complex="normal" style:text-emphasize="none"/>
    </style:style>
    <style:style style:name="P5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74f08" officeooo:paragraph-rsid="01d74f08" style:font-name-asian="DejaVu Sans" style:font-size-asian="12pt" style:font-style-asian="normal" style:font-weight-asian="normal" style:font-name-complex="Liberation Sans1" style:font-size-complex="12pt" style:font-weight-complex="normal" style:text-emphasize="none"/>
    </style:style>
    <style:style style:name="P5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bdedc" officeooo:paragraph-rsid="0231b7ca" style:font-name-asian="DejaVu Sans" style:font-size-asian="12pt" style:font-style-asian="normal" style:font-weight-asian="normal" style:font-name-complex="Liberation Sans1" style:font-size-complex="12pt" style:font-weight-complex="normal" style:text-emphasize="none"/>
    </style:style>
    <style:style style:name="P6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bdedc" officeooo:paragraph-rsid="02e2c64c" style:font-name-asian="DejaVu Sans" style:font-size-asian="12pt" style:font-style-asian="normal" style:font-weight-asian="normal" style:font-name-complex="Liberation Sans1" style:font-size-complex="12pt" style:font-weight-complex="normal" style:text-emphasize="none"/>
    </style:style>
    <style:style style:name="P6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5e27a" officeooo:paragraph-rsid="01e5e27a" style:font-name-asian="DejaVu Sans" style:font-size-asian="12pt" style:font-style-asian="normal" style:font-weight-asian="normal" style:font-name-complex="Liberation Sans1" style:font-size-complex="12pt" style:font-weight-complex="normal" style:text-emphasize="none"/>
    </style:style>
    <style:style style:name="P6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5e27a" officeooo:paragraph-rsid="02e2c64c" style:font-name-asian="DejaVu Sans" style:font-size-asian="12pt" style:font-style-asian="normal" style:font-weight-asian="normal" style:font-name-complex="Liberation Sans1" style:font-size-complex="12pt" style:font-weight-complex="normal" style:text-emphasize="none"/>
    </style:style>
    <style:style style:name="P6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a6eda" officeooo:paragraph-rsid="02a4506c" style:font-name-asian="DejaVu Sans" style:font-size-asian="12pt" style:font-style-asian="normal" style:font-weight-asian="normal" style:font-name-complex="Liberation Sans1" style:font-size-complex="12pt" style:font-weight-complex="normal" style:text-emphasize="none"/>
    </style:style>
    <style:style style:name="P6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1ec7ec3" style:font-name-asian="DejaVu Sans" style:font-size-asian="12pt" style:font-style-asian="normal" style:font-weight-asian="normal" style:font-name-complex="Liberation Sans1" style:font-size-complex="12pt" style:font-weight-complex="normal" style:text-emphasize="none"/>
    </style:style>
    <style:style style:name="P6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73b419" style:font-name-asian="DejaVu Sans" style:font-size-asian="12pt" style:font-style-asian="normal" style:font-weight-asian="normal" style:font-name-complex="Liberation Sans1" style:font-size-complex="12pt" style:font-weight-complex="normal" style:text-emphasize="none"/>
    </style:style>
    <style:style style:name="P6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860aa6" style:font-name-asian="DejaVu Sans" style:font-size-asian="12pt" style:font-style-asian="normal" style:font-weight-asian="normal" style:font-name-complex="Liberation Sans1" style:font-size-complex="12pt" style:font-weight-complex="normal" style:text-emphasize="none"/>
    </style:style>
    <style:style style:name="P6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8da63f" style:font-name-asian="DejaVu Sans" style:font-size-asian="12pt" style:font-style-asian="normal" style:font-weight-asian="normal" style:font-name-complex="Liberation Sans1" style:font-size-complex="12pt" style:font-weight-complex="normal" style:text-emphasize="none"/>
    </style:style>
    <style:style style:name="P6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8da6f7" style:font-name-asian="DejaVu Sans" style:font-size-asian="12pt" style:font-style-asian="normal" style:font-weight-asian="normal" style:font-name-complex="Liberation Sans1" style:font-size-complex="12pt" style:font-weight-complex="normal" style:text-emphasize="none"/>
    </style:style>
    <style:style style:name="P6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90cfa6" style:font-name-asian="DejaVu Sans" style:font-size-asian="12pt" style:font-style-asian="normal" style:font-weight-asian="normal" style:font-name-complex="Liberation Sans1" style:font-size-complex="12pt" style:font-weight-complex="normal" style:text-emphasize="none"/>
    </style:style>
    <style:style style:name="P7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ecca35" officeooo:paragraph-rsid="029902bd" style:font-name-asian="DejaVu Sans" style:font-size-asian="12pt" style:font-style-asian="normal" style:font-weight-asian="normal" style:font-name-complex="Liberation Sans1" style:font-size-complex="12pt" style:font-weight-complex="normal" style:text-emphasize="none"/>
    </style:style>
    <style:style style:name="P7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17bf3" officeooo:paragraph-rsid="0301d2fc" style:font-name-asian="DejaVu Sans" style:font-size-asian="12pt" style:font-style-asian="normal" style:font-weight-asian="normal" style:font-name-complex="Liberation Sans1" style:font-size-complex="12pt" style:font-weight-complex="normal" style:text-emphasize="none"/>
    </style:style>
    <style:style style:name="P7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1bfb7" officeooo:paragraph-rsid="022fd4ce" style:font-name-asian="DejaVu Sans" style:font-size-asian="12pt" style:font-style-asian="normal" style:font-weight-asian="normal" style:font-name-complex="Liberation Sans1" style:font-size-complex="12pt" style:font-weight-complex="normal" style:text-emphasize="none"/>
    </style:style>
    <style:style style:name="P7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1bfb7" officeooo:paragraph-rsid="0273b419" style:font-name-asian="DejaVu Sans" style:font-size-asian="12pt" style:font-style-asian="normal" style:font-weight-asian="normal" style:font-name-complex="Liberation Sans1" style:font-size-complex="12pt" style:font-weight-complex="normal" style:text-emphasize="none"/>
    </style:style>
    <style:style style:name="P7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1bfb7" officeooo:paragraph-rsid="02f62601" style:font-name-asian="DejaVu Sans" style:font-size-asian="12pt" style:font-style-asian="normal" style:font-weight-asian="normal" style:font-name-complex="Liberation Sans1" style:font-size-complex="12pt" style:font-weight-complex="normal" style:text-emphasize="none"/>
    </style:style>
    <style:style style:name="P7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a89a1"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7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dd2c0" officeooo:paragraph-rsid="01fdd2c0" style:font-name-asian="DejaVu Sans" style:font-size-asian="12pt" style:font-style-asian="normal" style:font-weight-asian="normal" style:font-name-complex="Liberation Sans1" style:font-size-complex="12pt" style:font-weight-complex="normal" style:text-emphasize="none"/>
    </style:style>
    <style:style style:name="P7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dd2c0" officeooo:paragraph-rsid="023c67f8" style:font-name-asian="DejaVu Sans" style:font-size-asian="12pt" style:font-style-asian="normal" style:font-weight-asian="normal" style:font-name-complex="Liberation Sans1" style:font-size-complex="12pt" style:font-weight-complex="normal" style:text-emphasize="none"/>
    </style:style>
    <style:style style:name="P7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dd2c0" officeooo:paragraph-rsid="02f0b560" style:font-name-asian="DejaVu Sans" style:font-size-asian="12pt" style:font-style-asian="normal" style:font-weight-asian="normal" style:font-name-complex="Liberation Sans1" style:font-size-complex="12pt" style:font-weight-complex="normal" style:text-emphasize="none"/>
    </style:style>
    <style:style style:name="P7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fdd2c0" officeooo:paragraph-rsid="031d4e2f" style:font-name-asian="DejaVu Sans" style:font-size-asian="12pt" style:font-style-asian="normal" style:font-weight-asian="normal" style:font-name-complex="Liberation Sans1" style:font-size-complex="12pt" style:font-weight-complex="normal" style:text-emphasize="none"/>
    </style:style>
    <style:style style:name="P8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22831" officeooo:paragraph-rsid="02f0492f" style:font-name-asian="DejaVu Sans" style:font-size-asian="12pt" style:font-style-asian="normal" style:font-weight-asian="normal" style:font-name-complex="Liberation Sans1" style:font-size-complex="12pt" style:font-weight-complex="normal" style:text-emphasize="none"/>
    </style:style>
    <style:style style:name="P8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9dc78" officeooo:paragraph-rsid="021cb38b" style:font-name-asian="DejaVu Sans" style:font-size-asian="12pt" style:font-style-asian="normal" style:font-weight-asian="normal" style:font-name-complex="Liberation Sans1" style:font-size-complex="12pt" style:font-weight-complex="normal" style:text-emphasize="none"/>
    </style:style>
    <style:style style:name="P8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9dc78" officeooo:paragraph-rsid="0185486b" style:font-name-asian="DejaVu Sans" style:font-size-asian="12pt" style:font-style-asian="normal" style:font-weight-asian="normal" style:font-name-complex="Liberation Sans1" style:font-size-complex="12pt" style:font-weight-complex="normal" style:text-emphasize="none"/>
    </style:style>
    <style:style style:name="P8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9df6e" officeooo:paragraph-rsid="03145cb1" style:font-name-asian="DejaVu Sans" style:font-size-asian="12pt" style:font-style-asian="normal" style:font-weight-asian="normal" style:font-name-complex="Liberation Sans1" style:font-size-complex="12pt" style:font-weight-complex="normal" style:text-emphasize="none"/>
    </style:style>
    <style:style style:name="P8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bc815" officeooo:paragraph-rsid="02fe2651" style:font-name-asian="DejaVu Sans" style:font-size-asian="12pt" style:font-style-asian="normal" style:font-weight-asian="normal" style:font-name-complex="Liberation Sans1" style:font-size-complex="12pt" style:font-weight-complex="normal" style:text-emphasize="none"/>
    </style:style>
    <style:style style:name="P8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f7079"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8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f7079"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8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143145"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8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15211c"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8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1e190c" officeooo:paragraph-rsid="021e190c" style:font-name-asian="DejaVu Sans" style:font-size-asian="12pt" style:font-style-asian="normal" style:font-weight-asian="normal" style:font-name-complex="Liberation Sans1" style:font-size-complex="12pt" style:font-weight-complex="normal" style:text-emphasize="none"/>
    </style:style>
    <style:style style:name="P9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12535" officeooo:paragraph-rsid="02212535" style:font-name-asian="DejaVu Sans" style:font-size-asian="12pt" style:font-style-asian="normal" style:font-weight-asian="normal" style:font-name-complex="Liberation Sans1" style:font-size-complex="12pt" style:font-weight-complex="normal" style:text-emphasize="none"/>
    </style:style>
    <style:style style:name="P9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4801b" officeooo:paragraph-rsid="0224801b" style:font-name-asian="DejaVu Sans" style:font-size-asian="12pt" style:font-style-asian="normal" style:font-weight-asian="normal" style:font-name-complex="Liberation Sans1" style:font-size-complex="12pt" style:font-weight-complex="normal" style:text-emphasize="none"/>
    </style:style>
    <style:style style:name="P9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4801b" officeooo:paragraph-rsid="022ace1e" style:font-name-asian="DejaVu Sans" style:font-size-asian="12pt" style:font-style-asian="normal" style:font-weight-asian="normal" style:font-name-complex="Liberation Sans1" style:font-size-complex="12pt" style:font-weight-complex="normal" style:text-emphasize="none"/>
    </style:style>
    <style:style style:name="P9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5ec66" officeooo:paragraph-rsid="0225ec66" style:font-name-asian="DejaVu Sans" style:font-size-asian="12pt" style:font-style-asian="normal" style:font-weight-asian="normal" style:font-name-complex="Liberation Sans1" style:font-size-complex="12pt" style:font-weight-complex="normal" style:text-emphasize="none"/>
    </style:style>
    <style:style style:name="P9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5ec66" officeooo:paragraph-rsid="0224801b" style:font-name-asian="DejaVu Sans" style:font-size-asian="12pt" style:font-style-asian="normal" style:font-weight-asian="normal" style:font-name-complex="Liberation Sans1" style:font-size-complex="12pt" style:font-weight-complex="normal" style:text-emphasize="none"/>
    </style:style>
    <style:style style:name="P9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5ec66" officeooo:paragraph-rsid="01ac980f" style:font-name-asian="DejaVu Sans" style:font-size-asian="12pt" style:font-style-asian="normal" style:font-weight-asian="normal" style:font-name-complex="Liberation Sans1" style:font-size-complex="12pt" style:font-weight-complex="normal" style:text-emphasize="none"/>
    </style:style>
    <style:style style:name="P9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5ec66" officeooo:paragraph-rsid="022a1390" style:font-name-asian="DejaVu Sans" style:font-size-asian="12pt" style:font-style-asian="normal" style:font-weight-asian="normal" style:font-name-complex="Liberation Sans1" style:font-size-complex="12pt" style:font-weight-complex="normal" style:text-emphasize="none"/>
    </style:style>
    <style:style style:name="P9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23b4756" style:font-name-asian="DejaVu Sans" style:font-size-asian="12pt" style:font-style-asian="normal" style:font-weight-asian="normal" style:font-name-complex="Liberation Sans1" style:font-size-complex="12pt" style:font-weight-complex="normal" style:text-emphasize="none"/>
    </style:style>
    <style:style style:name="P9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23b7ec7" style:font-name-asian="DejaVu Sans" style:font-size-asian="12pt" style:font-style-asian="normal" style:font-weight-asian="normal" style:font-name-complex="Liberation Sans1" style:font-size-complex="12pt" style:font-weight-complex="normal" style:text-emphasize="none"/>
    </style:style>
    <style:style style:name="P9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2626446" style:font-name-asian="DejaVu Sans" style:font-size-asian="12pt" style:font-style-asian="normal" style:font-weight-asian="normal" style:font-name-complex="Liberation Sans1" style:font-size-complex="12pt" style:font-weight-complex="normal" style:text-emphasize="none"/>
    </style:style>
    <style:style style:name="P10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2d3302c" style:font-name-asian="DejaVu Sans" style:font-size-asian="12pt" style:font-style-asian="normal" style:font-weight-asian="normal" style:font-name-complex="Liberation Sans1" style:font-size-complex="12pt" style:font-weight-complex="normal" style:text-emphasize="none"/>
    </style:style>
    <style:style style:name="P10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2e6d9bc" style:font-name-asian="DejaVu Sans" style:font-size-asian="12pt" style:font-style-asian="normal" style:font-weight-asian="normal" style:font-name-complex="Liberation Sans1" style:font-size-complex="12pt" style:font-weight-complex="normal" style:text-emphasize="none"/>
    </style:style>
    <style:style style:name="P10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3199b92" style:font-name-asian="DejaVu Sans" style:font-size-asian="12pt" style:font-style-asian="normal" style:font-weight-asian="normal" style:font-name-complex="Liberation Sans1" style:font-size-complex="12pt" style:font-weight-complex="normal" style:text-emphasize="none"/>
    </style:style>
    <style:style style:name="P10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d9333" officeooo:paragraph-rsid="031d4e2f" style:font-name-asian="DejaVu Sans" style:font-size-asian="12pt" style:font-style-asian="normal" style:font-weight-asian="normal" style:font-name-complex="Liberation Sans1" style:font-size-complex="12pt" style:font-weight-complex="normal" style:text-emphasize="none"/>
    </style:style>
    <style:style style:name="P10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2fd4ce" officeooo:paragraph-rsid="022fd4ce" style:font-name-asian="DejaVu Sans" style:font-size-asian="12pt" style:font-style-asian="normal" style:font-weight-asian="normal" style:font-name-complex="Liberation Sans1" style:font-size-complex="12pt" style:font-weight-complex="normal" style:text-emphasize="none"/>
    </style:style>
    <style:style style:name="P10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1b7ca" officeooo:paragraph-rsid="0231b7ca" style:font-name-asian="DejaVu Sans" style:font-size-asian="12pt" style:font-style-asian="normal" style:font-weight-asian="normal" style:font-name-complex="Liberation Sans1" style:font-size-complex="12pt" style:font-weight-complex="normal" style:text-emphasize="none"/>
    </style:style>
    <style:style style:name="P10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1c00c" officeooo:paragraph-rsid="0231c00c" style:font-name-asian="DejaVu Sans" style:font-size-asian="12pt" style:font-style-asian="normal" style:font-weight-asian="normal" style:font-name-complex="Liberation Sans1" style:font-size-complex="12pt" style:font-weight-complex="normal" style:text-emphasize="none"/>
    </style:style>
    <style:style style:name="P10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43152" officeooo:paragraph-rsid="02343152" style:font-name-asian="DejaVu Sans" style:font-size-asian="12pt" style:font-style-asian="normal" style:font-weight-asian="normal" style:font-name-complex="Liberation Sans1" style:font-size-complex="12pt" style:font-weight-complex="normal" style:text-emphasize="none"/>
    </style:style>
    <style:style style:name="P10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57b8d" officeooo:paragraph-rsid="02357b8d" style:font-name-asian="DejaVu Sans" style:font-size-asian="12pt" style:font-style-asian="normal" style:font-weight-asian="normal" style:font-name-complex="Liberation Sans1" style:font-size-complex="12pt" style:font-weight-complex="normal" style:text-emphasize="none"/>
    </style:style>
    <style:style style:name="P10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866e0" officeooo:paragraph-rsid="023866e0" style:font-name-asian="DejaVu Sans" style:font-size-asian="12pt" style:font-style-asian="normal" style:font-weight-asian="normal" style:font-name-complex="Liberation Sans1" style:font-size-complex="12pt" style:font-weight-complex="normal" style:text-emphasize="none"/>
    </style:style>
    <style:style style:name="P11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b4756" officeooo:paragraph-rsid="023b4756" style:font-name-asian="DejaVu Sans" style:font-size-asian="12pt" style:font-style-asian="normal" style:font-weight-asian="normal" style:font-name-complex="Liberation Sans1" style:font-size-complex="12pt" style:font-weight-complex="normal" style:text-emphasize="none"/>
    </style:style>
    <style:style style:name="P1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b4756" officeooo:paragraph-rsid="03199b92" style:font-name-asian="DejaVu Sans" style:font-size-asian="12pt" style:font-style-asian="normal" style:font-weight-asian="normal" style:font-name-complex="Liberation Sans1" style:font-size-complex="12pt" style:font-weight-complex="normal" style:text-emphasize="none"/>
    </style:style>
    <style:style style:name="P11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c67f8" officeooo:paragraph-rsid="023c67f8" style:font-name-asian="DejaVu Sans" style:font-size-asian="12pt" style:font-style-asian="normal" style:font-weight-asian="normal" style:font-name-complex="Liberation Sans1" style:font-size-complex="12pt" style:font-weight-complex="normal" style:text-emphasize="none"/>
    </style:style>
    <style:style style:name="P11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c67f8" officeooo:paragraph-rsid="024f1035" style:font-name-asian="DejaVu Sans" style:font-size-asian="12pt" style:font-style-asian="normal" style:font-weight-asian="normal" style:font-name-complex="Liberation Sans1" style:font-size-complex="12pt" style:font-weight-complex="normal" style:text-emphasize="none"/>
    </style:style>
    <style:style style:name="P11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3c67f8" officeooo:paragraph-rsid="02f0492f" style:font-name-asian="DejaVu Sans" style:font-size-asian="12pt" style:font-style-asian="normal" style:font-weight-asian="normal" style:font-name-complex="Liberation Sans1" style:font-size-complex="12pt" style:font-weight-complex="normal" style:text-emphasize="none"/>
    </style:style>
    <style:style style:name="P11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1da88" officeooo:paragraph-rsid="0247de42" style:font-name-asian="DejaVu Sans" style:font-size-asian="12pt" style:font-style-asian="normal" style:font-weight-asian="normal" style:font-name-complex="Liberation Sans1" style:font-size-complex="12pt" style:font-weight-complex="normal" style:text-emphasize="none"/>
    </style:style>
    <style:style style:name="P11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497c3" officeooo:paragraph-rsid="024497c3" style:font-name-asian="DejaVu Sans" style:font-size-asian="12pt" style:font-style-asian="normal" style:font-weight-asian="normal" style:font-name-complex="Liberation Sans1" style:font-size-complex="12pt" style:font-weight-complex="normal" style:text-emphasize="none"/>
    </style:style>
    <style:style style:name="P11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497c3" officeooo:paragraph-rsid="0247de42" style:font-name-asian="DejaVu Sans" style:font-size-asian="12pt" style:font-style-asian="normal" style:font-weight-asian="normal" style:font-name-complex="Liberation Sans1" style:font-size-complex="12pt" style:font-weight-complex="normal" style:text-emphasize="none"/>
    </style:style>
    <style:style style:name="P11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584f7" officeooo:paragraph-rsid="024584f7" style:font-name-asian="DejaVu Sans" style:font-size-asian="12pt" style:font-style-asian="normal" style:font-weight-asian="normal" style:font-name-complex="Liberation Sans1" style:font-size-complex="12pt" style:font-weight-complex="normal" style:text-emphasize="none"/>
    </style:style>
    <style:style style:name="P11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5e58c" officeooo:paragraph-rsid="0245e58c" style:font-name-asian="DejaVu Sans" style:font-size-asian="12pt" style:font-style-asian="normal" style:font-weight-asian="normal" style:font-name-complex="Liberation Sans1" style:font-size-complex="12pt" style:font-weight-complex="normal" style:text-emphasize="none"/>
    </style:style>
    <style:style style:name="P12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5e58c" officeooo:paragraph-rsid="02505378" style:font-name-asian="DejaVu Sans" style:font-size-asian="12pt" style:font-style-asian="normal" style:font-weight-asian="normal" style:font-name-complex="Liberation Sans1" style:font-size-complex="12pt" style:font-weight-complex="normal" style:text-emphasize="none"/>
    </style:style>
    <style:style style:name="P12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99ccc" officeooo:paragraph-rsid="02499ccc" style:font-name-asian="DejaVu Sans" style:font-size-asian="12pt" style:font-style-asian="normal" style:font-weight-asian="normal" style:font-name-complex="Liberation Sans1" style:font-size-complex="12pt" style:font-weight-complex="normal" style:text-emphasize="none"/>
    </style:style>
    <style:style style:name="P12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e2bdd" officeooo:paragraph-rsid="024e2bdd" style:font-name-asian="DejaVu Sans" style:font-size-asian="12pt" style:font-style-asian="normal" style:font-weight-asian="normal" style:font-name-complex="Liberation Sans1" style:font-size-complex="12pt" style:font-weight-complex="normal" style:text-emphasize="none"/>
    </style:style>
    <style:style style:name="P12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4e2bdd" officeooo:paragraph-rsid="0315a422" style:font-name-asian="DejaVu Sans" style:font-size-asian="12pt" style:font-style-asian="normal" style:font-weight-asian="normal" style:font-name-complex="Liberation Sans1" style:font-size-complex="12pt" style:font-weight-complex="normal" style:text-emphasize="none"/>
    </style:style>
    <style:style style:name="P12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05378" officeooo:paragraph-rsid="02505378" style:font-name-asian="DejaVu Sans" style:font-size-asian="12pt" style:font-style-asian="normal" style:font-weight-asian="normal" style:font-name-complex="Liberation Sans1" style:font-size-complex="12pt" style:font-weight-complex="normal" style:text-emphasize="none"/>
    </style:style>
    <style:style style:name="P12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33c83" officeooo:paragraph-rsid="02533c83" style:font-name-asian="DejaVu Sans" style:font-size-asian="12pt" style:font-style-asian="normal" style:font-weight-asian="normal" style:font-name-complex="Liberation Sans1" style:font-size-complex="12pt" style:font-weight-complex="normal" style:text-emphasize="none"/>
    </style:style>
    <style:style style:name="P12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47b9c" officeooo:paragraph-rsid="02e6d9bc" style:font-name-asian="DejaVu Sans" style:font-size-asian="12pt" style:font-style-asian="normal" style:font-weight-asian="normal" style:font-name-complex="Liberation Sans1" style:font-size-complex="12pt" style:font-weight-complex="normal" style:text-emphasize="none"/>
    </style:style>
    <style:style style:name="P12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6013b" officeooo:paragraph-rsid="02e6d9bc" style:font-name-asian="DejaVu Sans" style:font-size-asian="12pt" style:font-style-asian="normal" style:font-weight-asian="normal" style:font-name-complex="Liberation Sans1" style:font-size-complex="12pt" style:font-weight-complex="normal" style:text-emphasize="none"/>
    </style:style>
    <style:style style:name="P1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6013b" officeooo:paragraph-rsid="02f99a0c" style:font-name-asian="DejaVu Sans" style:font-size-asian="12pt" style:font-style-asian="normal" style:font-weight-asian="normal" style:font-name-complex="Liberation Sans1" style:font-size-complex="12pt" style:font-weight-complex="normal" style:text-emphasize="none"/>
    </style:style>
    <style:style style:name="P12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0b3a0" officeooo:paragraph-rsid="02fe263a" style:font-name-asian="DejaVu Sans" style:font-size-asian="12pt" style:font-style-asian="normal" style:font-weight-asian="normal" style:font-name-complex="Liberation Sans1" style:font-size-complex="12pt" style:font-weight-complex="normal" style:text-emphasize="none"/>
    </style:style>
    <style:style style:name="P13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1f012" officeooo:paragraph-rsid="02e6d9bc" style:font-name-asian="DejaVu Sans" style:font-size-asian="12pt" style:font-style-asian="normal" style:font-weight-asian="normal" style:font-name-complex="Liberation Sans1" style:font-size-complex="12pt" style:font-weight-complex="normal" style:text-emphasize="none"/>
    </style:style>
    <style:style style:name="P13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1f012" officeooo:paragraph-rsid="02ffdcf3" style:font-name-asian="DejaVu Sans" style:font-size-asian="12pt" style:font-style-asian="normal" style:font-weight-asian="normal" style:font-name-complex="Liberation Sans1" style:font-size-complex="12pt" style:font-weight-complex="normal" style:text-emphasize="none"/>
    </style:style>
    <style:style style:name="P13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26446" officeooo:paragraph-rsid="02e6d9bc" style:font-name-asian="DejaVu Sans" style:font-size-asian="12pt" style:font-style-asian="normal" style:font-weight-asian="normal" style:font-name-complex="Liberation Sans1" style:font-size-complex="12pt" style:font-weight-complex="normal" style:text-emphasize="none"/>
    </style:style>
    <style:style style:name="P13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44fc1" officeooo:paragraph-rsid="02ffdcf3" style:font-name-asian="DejaVu Sans" style:font-size-asian="12pt" style:font-style-asian="normal" style:font-weight-asian="normal" style:font-name-complex="Liberation Sans1" style:font-size-complex="12pt" style:font-weight-complex="normal" style:text-emphasize="none"/>
    </style:style>
    <style:style style:name="P13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89aa2" officeooo:paragraph-rsid="02689aa2" style:font-name-asian="DejaVu Sans" style:font-size-asian="12pt" style:font-style-asian="normal" style:font-weight-asian="normal" style:font-name-complex="Liberation Sans1" style:font-size-complex="12pt" style:font-weight-complex="normal" style:text-emphasize="none"/>
    </style:style>
    <style:style style:name="P13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89aa2" officeooo:paragraph-rsid="02f10227" style:font-name-asian="DejaVu Sans" style:font-size-asian="12pt" style:font-style-asian="normal" style:font-weight-asian="normal" style:font-name-complex="Liberation Sans1" style:font-size-complex="12pt" style:font-weight-complex="normal" style:text-emphasize="none"/>
    </style:style>
    <style:style style:name="P13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90609" officeooo:paragraph-rsid="02690609" style:font-name-asian="DejaVu Sans" style:font-size-asian="12pt" style:font-style-asian="normal" style:font-weight-asian="normal" style:font-name-complex="Liberation Sans1" style:font-size-complex="12pt" style:font-weight-complex="normal" style:text-emphasize="none"/>
    </style:style>
    <style:style style:name="P13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a558a" officeooo:paragraph-rsid="026a558a" style:font-name-asian="DejaVu Sans" style:font-size-asian="12pt" style:font-style-asian="normal" style:font-weight-asian="normal" style:font-name-complex="Liberation Sans1" style:font-size-complex="12pt" style:font-weight-complex="normal" style:text-emphasize="none"/>
    </style:style>
    <style:style style:name="P13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bec52" officeooo:paragraph-rsid="0273b419" style:font-name-asian="DejaVu Sans" style:font-size-asian="12pt" style:font-style-asian="normal" style:font-weight-asian="normal" style:font-name-complex="Liberation Sans1" style:font-size-complex="12pt" style:font-weight-complex="normal" style:text-emphasize="none"/>
    </style:style>
    <style:style style:name="P13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de7bc" officeooo:paragraph-rsid="0231b7ca" style:font-name-asian="DejaVu Sans" style:font-size-asian="12pt" style:font-style-asian="normal" style:font-weight-asian="normal" style:font-name-complex="Liberation Sans1" style:font-size-complex="12pt" style:font-weight-complex="normal" style:text-emphasize="none"/>
    </style:style>
    <style:style style:name="P14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de7bc" officeooo:paragraph-rsid="0273b419" style:font-name-asian="DejaVu Sans" style:font-size-asian="12pt" style:font-style-asian="normal" style:font-weight-asian="normal" style:font-name-complex="Liberation Sans1" style:font-size-complex="12pt" style:font-weight-complex="normal" style:text-emphasize="none"/>
    </style:style>
    <style:style style:name="P1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de7bc" officeooo:paragraph-rsid="02f70150" style:font-name-asian="DejaVu Sans" style:font-size-asian="12pt" style:font-style-asian="normal" style:font-weight-asian="normal" style:font-name-complex="Liberation Sans1" style:font-size-complex="12pt" style:font-weight-complex="normal" style:text-emphasize="none"/>
    </style:style>
    <style:style style:name="P14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6de7bc" officeooo:paragraph-rsid="03032c51" style:font-name-asian="DejaVu Sans" style:font-size-asian="12pt" style:font-style-asian="normal" style:font-weight-asian="normal" style:font-name-complex="Liberation Sans1" style:font-size-complex="12pt" style:font-weight-complex="normal" style:text-emphasize="none"/>
    </style:style>
    <style:style style:name="P14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3b168" officeooo:paragraph-rsid="0273b168" style:font-name-asian="DejaVu Sans" style:font-size-asian="12pt" style:font-style-asian="normal" style:font-weight-asian="normal" style:font-name-complex="Liberation Sans1" style:font-size-complex="12pt" style:font-weight-complex="normal" style:text-emphasize="none"/>
    </style:style>
    <style:style style:name="P14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61418" officeooo:paragraph-rsid="02761418" style:font-name-asian="DejaVu Sans" style:font-size-asian="12pt" style:font-style-asian="normal" style:font-weight-asian="normal" style:font-name-complex="Liberation Sans1" style:font-size-complex="12pt" style:font-weight-complex="normal" style:text-emphasize="none"/>
    </style:style>
    <style:style style:name="P14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61418" officeooo:paragraph-rsid="0276d0fb" style:font-name-asian="DejaVu Sans" style:font-size-asian="12pt" style:font-style-asian="normal" style:font-weight-asian="normal" style:font-name-complex="Liberation Sans1" style:font-size-complex="12pt" style:font-weight-complex="normal" style:text-emphasize="none"/>
    </style:style>
    <style:style style:name="P14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61418" officeooo:paragraph-rsid="0308a8d4" style:font-name-asian="DejaVu Sans" style:font-size-asian="12pt" style:font-style-asian="normal" style:font-weight-asian="normal" style:font-name-complex="Liberation Sans1" style:font-size-complex="12pt" style:font-weight-complex="normal" style:text-emphasize="none"/>
    </style:style>
    <style:style style:name="P14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a8f04" officeooo:paragraph-rsid="027a8f04" style:font-name-asian="DejaVu Sans" style:font-size-asian="12pt" style:font-style-asian="normal" style:font-weight-asian="normal" style:font-name-complex="Liberation Sans1" style:font-size-complex="12pt" style:font-weight-complex="normal" style:text-emphasize="none"/>
    </style:style>
    <style:style style:name="P14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a8f04" officeooo:paragraph-rsid="03064da7" style:font-name-asian="DejaVu Sans" style:font-size-asian="12pt" style:font-style-asian="normal" style:font-weight-asian="normal" style:font-name-complex="Liberation Sans1" style:font-size-complex="12pt" style:font-weight-complex="normal" style:text-emphasize="none"/>
    </style:style>
    <style:style style:name="P14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dd954" officeooo:paragraph-rsid="027dd954" style:font-name-asian="DejaVu Sans" style:font-size-asian="12pt" style:font-style-asian="normal" style:font-weight-asian="normal" style:font-name-complex="Liberation Sans1" style:font-size-complex="12pt" style:font-weight-complex="normal" style:text-emphasize="none"/>
    </style:style>
    <style:style style:name="P15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edee1" officeooo:paragraph-rsid="027edee1" style:font-name-asian="DejaVu Sans" style:font-size-asian="12pt" style:font-style-asian="normal" style:font-weight-asian="normal" style:font-name-complex="Liberation Sans1" style:font-size-complex="12pt" style:font-weight-complex="normal" style:text-emphasize="none"/>
    </style:style>
    <style:style style:name="P15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edee1" officeooo:paragraph-rsid="0294a178" style:font-name-asian="DejaVu Sans" style:font-size-asian="12pt" style:font-style-asian="normal" style:font-weight-asian="normal" style:font-name-complex="Liberation Sans1" style:font-size-complex="12pt" style:font-weight-complex="normal" style:text-emphasize="none"/>
    </style:style>
    <style:style style:name="P15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30236" officeooo:paragraph-rsid="02830236" style:font-name-asian="DejaVu Sans" style:font-size-asian="12pt" style:font-style-asian="normal" style:font-weight-asian="normal" style:font-name-complex="Liberation Sans1" style:font-size-complex="12pt" style:font-weight-complex="normal" style:text-emphasize="none"/>
    </style:style>
    <style:style style:name="P15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30236" officeooo:paragraph-rsid="0294a178" style:font-name-asian="DejaVu Sans" style:font-size-asian="12pt" style:font-style-asian="normal" style:font-weight-asian="normal" style:font-name-complex="Liberation Sans1" style:font-size-complex="12pt" style:font-weight-complex="normal" style:text-emphasize="none"/>
    </style:style>
    <style:style style:name="P15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3ca09" officeooo:paragraph-rsid="0283ca09" style:font-name-asian="DejaVu Sans" style:font-size-asian="12pt" style:font-style-asian="normal" style:font-weight-asian="normal" style:font-name-complex="Liberation Sans1" style:font-size-complex="12pt" style:font-weight-complex="normal" style:text-emphasize="none"/>
    </style:style>
    <style:style style:name="P15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4e846" officeooo:paragraph-rsid="0284e846" style:font-name-asian="DejaVu Sans" style:font-size-asian="12pt" style:font-style-asian="normal" style:font-weight-asian="normal" style:font-name-complex="Liberation Sans1" style:font-size-complex="12pt" style:font-weight-complex="normal" style:text-emphasize="none"/>
    </style:style>
    <style:style style:name="P15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60aa6" officeooo:paragraph-rsid="02860aa6" style:font-name-asian="DejaVu Sans" style:font-size-asian="12pt" style:font-style-asian="normal" style:font-weight-asian="normal" style:font-name-complex="Liberation Sans1" style:font-size-complex="12pt" style:font-weight-complex="normal" style:text-emphasize="none"/>
    </style:style>
    <style:style style:name="P15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60aa6" officeooo:paragraph-rsid="0288b5c9" style:font-name-asian="DejaVu Sans" style:font-size-asian="12pt" style:font-style-asian="normal" style:font-weight-asian="normal" style:font-name-complex="Liberation Sans1" style:font-size-complex="12pt" style:font-weight-complex="normal" style:text-emphasize="none"/>
    </style:style>
    <style:style style:name="P15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60aa6" officeooo:paragraph-rsid="028da63f" style:font-name-asian="DejaVu Sans" style:font-size-asian="12pt" style:font-style-asian="normal" style:font-weight-asian="normal" style:font-name-complex="Liberation Sans1" style:font-size-complex="12pt" style:font-weight-complex="normal" style:text-emphasize="none"/>
    </style:style>
    <style:style style:name="P15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84b54" officeooo:paragraph-rsid="02884b54" style:font-name-asian="DejaVu Sans" style:font-size-asian="12pt" style:font-style-asian="normal" style:font-weight-asian="normal" style:font-name-complex="Liberation Sans1" style:font-size-complex="12pt" style:font-weight-complex="normal" style:text-emphasize="none"/>
    </style:style>
    <style:style style:name="P16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84b54" officeooo:paragraph-rsid="02860aa6" style:font-name-asian="DejaVu Sans" style:font-size-asian="12pt" style:font-style-asian="normal" style:font-weight-asian="normal" style:font-name-complex="Liberation Sans1" style:font-size-complex="12pt" style:font-weight-complex="normal" style:text-emphasize="none"/>
    </style:style>
    <style:style style:name="P16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84b54" officeooo:paragraph-rsid="028da63f" style:font-name-asian="DejaVu Sans" style:font-size-asian="12pt" style:font-style-asian="normal" style:font-weight-asian="normal" style:font-name-complex="Liberation Sans1" style:font-size-complex="12pt" style:font-weight-complex="normal" style:text-emphasize="none"/>
    </style:style>
    <style:style style:name="P16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84b54" officeooo:paragraph-rsid="028da6f7" style:font-name-asian="DejaVu Sans" style:font-size-asian="12pt" style:font-style-asian="normal" style:font-weight-asian="normal" style:font-name-complex="Liberation Sans1" style:font-size-complex="12pt" style:font-weight-complex="normal" style:text-emphasize="none"/>
    </style:style>
    <style:style style:name="P16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da63f" officeooo:paragraph-rsid="028da63f" style:font-name-asian="DejaVu Sans" style:font-size-asian="12pt" style:font-style-asian="normal" style:font-weight-asian="normal" style:font-name-complex="Liberation Sans1" style:font-size-complex="12pt" style:font-weight-complex="normal" style:text-emphasize="none"/>
    </style:style>
    <style:style style:name="P16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da63f" officeooo:paragraph-rsid="028da6f7" style:font-name-asian="DejaVu Sans" style:font-size-asian="12pt" style:font-style-asian="normal" style:font-weight-asian="normal" style:font-name-complex="Liberation Sans1" style:font-size-complex="12pt" style:font-weight-complex="normal" style:text-emphasize="none"/>
    </style:style>
    <style:style style:name="P16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da6f7" officeooo:paragraph-rsid="028da6f7" style:font-name-asian="DejaVu Sans" style:font-size-asian="12pt" style:font-style-asian="normal" style:font-weight-asian="normal" style:font-name-complex="Liberation Sans1" style:font-size-complex="12pt" style:font-weight-complex="normal" style:text-emphasize="none"/>
    </style:style>
    <style:style style:name="P16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8f98e3" officeooo:paragraph-rsid="028f98e3" style:font-name-asian="DejaVu Sans" style:font-size-asian="12pt" style:font-style-asian="normal" style:font-weight-asian="normal" style:font-name-complex="Liberation Sans1" style:font-size-complex="12pt" style:font-weight-complex="normal" style:text-emphasize="none"/>
    </style:style>
    <style:style style:name="P16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0cfa6" officeooo:paragraph-rsid="029b013f" style:font-name-asian="DejaVu Sans" style:font-size-asian="12pt" style:font-style-asian="normal" style:font-weight-asian="normal" style:font-name-complex="Liberation Sans1" style:font-size-complex="12pt" style:font-weight-complex="normal" style:text-emphasize="none"/>
    </style:style>
    <style:style style:name="P16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0cfa6" officeooo:paragraph-rsid="029dc21f" style:font-name-asian="DejaVu Sans" style:font-size-asian="12pt" style:font-style-asian="normal" style:font-weight-asian="normal" style:font-name-complex="Liberation Sans1" style:font-size-complex="12pt" style:font-weight-complex="normal" style:text-emphasize="none"/>
    </style:style>
    <style:style style:name="P16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4a178" officeooo:paragraph-rsid="0294a178" style:font-name-asian="DejaVu Sans" style:font-size-asian="12pt" style:font-style-asian="normal" style:font-weight-asian="normal" style:font-name-complex="Liberation Sans1" style:font-size-complex="12pt" style:font-weight-complex="normal" style:text-emphasize="none"/>
    </style:style>
    <style:style style:name="P17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902bd" officeooo:paragraph-rsid="029902bd" style:font-name-asian="DejaVu Sans" style:font-size-asian="12pt" style:font-style-asian="normal" style:font-weight-asian="normal" style:font-name-complex="Liberation Sans1" style:font-size-complex="12pt" style:font-weight-complex="normal" style:text-emphasize="none"/>
    </style:style>
    <style:style style:name="P17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ae0bb" officeooo:paragraph-rsid="029ae0bb" style:font-name-asian="DejaVu Sans" style:font-size-asian="12pt" style:font-style-asian="normal" style:font-weight-asian="normal" style:font-name-complex="Liberation Sans1" style:font-size-complex="12pt" style:font-weight-complex="normal" style:text-emphasize="none"/>
    </style:style>
    <style:style style:name="P17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ae0bb" officeooo:paragraph-rsid="031204cb" style:font-name-asian="DejaVu Sans" style:font-size-asian="12pt" style:font-style-asian="normal" style:font-weight-asian="normal" style:font-name-complex="Liberation Sans1" style:font-size-complex="12pt" style:font-weight-complex="normal" style:text-emphasize="none"/>
    </style:style>
    <style:style style:name="P17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2d853c"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17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310cd4"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17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34a7cc"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17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bc89b"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17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a4506c" officeooo:paragraph-rsid="02a4506c" style:font-name-asian="DejaVu Sans" style:font-size-asian="12pt" style:font-style-asian="normal" style:font-weight-asian="normal" style:font-name-complex="Liberation Sans1" style:font-size-complex="12pt" style:font-weight-complex="normal" style:text-emphasize="none"/>
    </style:style>
    <style:style style:name="P17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ec556" officeooo:paragraph-rsid="02a576cc" style:font-name-asian="DejaVu Sans" style:font-size-asian="12pt" style:font-style-asian="normal" style:font-weight-asian="normal" style:font-name-complex="Liberation Sans1" style:font-size-complex="12pt" style:font-weight-complex="normal" style:text-emphasize="none"/>
    </style:style>
    <style:style style:name="P17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7ec556" officeooo:paragraph-rsid="02d4bafe" style:font-name-asian="DejaVu Sans" style:font-size-asian="12pt" style:font-style-asian="normal" style:font-weight-asian="normal" style:font-name-complex="Liberation Sans1" style:font-size-complex="12pt" style:font-weight-complex="normal" style:text-emphasize="none"/>
    </style:style>
    <style:style style:name="P18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adb634" officeooo:paragraph-rsid="02adb634" style:font-name-asian="DejaVu Sans" style:font-size-asian="12pt" style:font-style-asian="normal" style:font-weight-asian="normal" style:font-name-complex="Liberation Sans1" style:font-size-complex="12pt" style:font-weight-complex="normal" style:text-emphasize="none"/>
    </style:style>
    <style:style style:name="P18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adb634" officeooo:paragraph-rsid="02ae6ab6" style:font-name-asian="DejaVu Sans" style:font-size-asian="12pt" style:font-style-asian="normal" style:font-weight-asian="normal" style:font-name-complex="Liberation Sans1" style:font-size-complex="12pt" style:font-weight-complex="normal" style:text-emphasize="none"/>
    </style:style>
    <style:style style:name="P18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28d92" officeooo:paragraph-rsid="02c28d92" style:font-name-asian="DejaVu Sans" style:font-size-asian="12pt" style:font-style-asian="normal" style:font-weight-asian="normal" style:font-name-complex="Liberation Sans1" style:font-size-complex="12pt" style:font-weight-complex="normal" style:text-emphasize="none"/>
    </style:style>
    <style:style style:name="P18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28d92"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18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28d92" officeooo:paragraph-rsid="02dc3393" style:font-name-asian="DejaVu Sans" style:font-size-asian="12pt" style:font-style-asian="normal" style:font-weight-asian="normal" style:font-name-complex="Liberation Sans1" style:font-size-complex="12pt" style:font-weight-complex="normal" style:text-emphasize="none"/>
    </style:style>
    <style:style style:name="P18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82809" officeooo:paragraph-rsid="02c82809" style:font-name-asian="DejaVu Sans" style:font-size-asian="12pt" style:font-style-asian="normal" style:font-weight-asian="normal" style:font-name-complex="Liberation Sans1" style:font-size-complex="12pt" style:font-weight-complex="normal" style:text-emphasize="none"/>
    </style:style>
    <style:style style:name="P18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84678" officeooo:paragraph-rsid="02c84678" style:font-name-asian="DejaVu Sans" style:font-size-asian="12pt" style:font-style-asian="normal" style:font-weight-asian="normal" style:font-name-complex="Liberation Sans1" style:font-size-complex="12pt" style:font-weight-complex="normal" style:text-emphasize="none"/>
    </style:style>
    <style:style style:name="P18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41d3c" officeooo:paragraph-rsid="02d41d3c" style:font-name-asian="DejaVu Sans" style:font-size-asian="12pt" style:font-style-asian="normal" style:font-weight-asian="normal" style:font-name-complex="Liberation Sans1" style:font-size-complex="12pt" style:font-weight-complex="normal" style:text-emphasize="none"/>
    </style:style>
    <style:style style:name="P18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e1002f" officeooo:paragraph-rsid="02e1002f" style:font-name-asian="DejaVu Sans" style:font-size-asian="12pt" style:font-style-asian="normal" style:font-weight-asian="normal" style:font-name-complex="Liberation Sans1" style:font-size-complex="12pt" style:font-weight-complex="normal" style:text-emphasize="none"/>
    </style:style>
    <style:style style:name="P18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e1002f" officeooo:paragraph-rsid="02e2c64c" style:font-name-asian="DejaVu Sans" style:font-size-asian="12pt" style:font-style-asian="normal" style:font-weight-asian="normal" style:font-name-complex="Liberation Sans1" style:font-size-complex="12pt" style:font-weight-complex="normal" style:text-emphasize="none"/>
    </style:style>
    <style:style style:name="P19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ef1bc8" officeooo:paragraph-rsid="02ef1bc8" style:font-name-asian="DejaVu Sans" style:font-size-asian="12pt" style:font-style-asian="normal" style:font-weight-asian="normal" style:font-name-complex="Liberation Sans1" style:font-size-complex="12pt" style:font-weight-complex="normal" style:text-emphasize="none"/>
    </style:style>
    <style:style style:name="P19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0b560" officeooo:paragraph-rsid="02f0b560" style:font-name-asian="DejaVu Sans" style:font-size-asian="12pt" style:font-style-asian="normal" style:font-weight-asian="normal" style:font-name-complex="Liberation Sans1" style:font-size-complex="12pt" style:font-weight-complex="normal" style:text-emphasize="none"/>
    </style:style>
    <style:style style:name="P19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0b560" officeooo:paragraph-rsid="02f3c7a7" style:font-name-asian="DejaVu Sans" style:font-size-asian="12pt" style:font-style-asian="normal" style:font-weight-asian="normal" style:font-name-complex="Liberation Sans1" style:font-size-complex="12pt" style:font-weight-complex="normal" style:text-emphasize="none"/>
    </style:style>
    <style:style style:name="P19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0b560" officeooo:paragraph-rsid="02f10227" style:font-name-asian="DejaVu Sans" style:font-size-asian="12pt" style:font-style-asian="normal" style:font-weight-asian="normal" style:font-name-complex="Liberation Sans1" style:font-size-complex="12pt" style:font-weight-complex="normal" style:text-emphasize="none"/>
    </style:style>
    <style:style style:name="P19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a5e6d" officeooo:paragraph-rsid="02fa5e6d" style:font-name-asian="DejaVu Sans" style:font-size-asian="12pt" style:font-style-asian="normal" style:font-weight-asian="normal" style:font-name-complex="Liberation Sans1" style:font-size-complex="12pt" style:font-weight-complex="normal" style:text-emphasize="none"/>
    </style:style>
    <style:style style:name="P19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a5e6d" officeooo:paragraph-rsid="02ffdcf3" style:font-name-asian="DejaVu Sans" style:font-size-asian="12pt" style:font-style-asian="normal" style:font-weight-asian="normal" style:font-name-complex="Liberation Sans1" style:font-size-complex="12pt" style:font-weight-complex="normal" style:text-emphasize="none"/>
    </style:style>
    <style:style style:name="P19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e2651" officeooo:paragraph-rsid="02fe2651" style:font-name-asian="DejaVu Sans" style:font-size-asian="12pt" style:font-style-asian="normal" style:font-weight-asian="normal" style:font-name-complex="Liberation Sans1" style:font-size-complex="12pt" style:font-weight-complex="normal" style:text-emphasize="none"/>
    </style:style>
    <style:style style:name="P19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032c51" officeooo:paragraph-rsid="03032c51" style:font-name-asian="DejaVu Sans" style:font-size-asian="12pt" style:font-style-asian="normal" style:font-weight-asian="normal" style:font-name-complex="Liberation Sans1" style:font-size-complex="12pt" style:font-weight-complex="normal" style:text-emphasize="none"/>
    </style:style>
    <style:style style:name="P19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106e97" officeooo:paragraph-rsid="03106e97" style:font-name-asian="DejaVu Sans" style:font-size-asian="12pt" style:font-style-asian="normal" style:font-weight-asian="normal" style:font-name-complex="Liberation Sans1" style:font-size-complex="12pt" style:font-weight-complex="normal" style:text-emphasize="none"/>
    </style:style>
    <style:style style:name="P19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12c124" officeooo:paragraph-rsid="0312c124" style:font-name-asian="DejaVu Sans" style:font-size-asian="12pt" style:font-style-asian="normal" style:font-weight-asian="normal" style:font-name-complex="Liberation Sans1" style:font-size-complex="12pt" style:font-weight-complex="normal" style:text-emphasize="none"/>
    </style:style>
    <style:style style:name="P20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145cb1" officeooo:paragraph-rsid="03145cb1" style:font-name-asian="DejaVu Sans" style:font-size-asian="12pt" style:font-style-asian="normal" style:font-weight-asian="normal" style:font-name-complex="Liberation Sans1" style:font-size-complex="12pt" style:font-weight-complex="normal" style:text-emphasize="none"/>
    </style:style>
    <style:style style:name="P20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5d352" officeooo:paragraph-rsid="01c73a00" style:font-name-asian="DejaVu Sans" style:font-size-asian="12pt" style:font-style-asian="normal" style:font-weight-asian="normal" style:font-name-complex="Liberation Sans1" style:font-size-complex="12pt" style:font-weight-complex="normal" style:text-emphasize="none"/>
    </style:style>
    <style:style style:name="P20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5d352" officeooo:paragraph-rsid="01c939a8" style:font-name-asian="DejaVu Sans" style:font-size-asian="12pt" style:font-style-asian="normal" style:font-weight-asian="normal" style:font-name-complex="Liberation Sans1" style:font-size-complex="12pt" style:font-weight-complex="normal" style:text-emphasize="none"/>
    </style:style>
    <style:style style:name="P20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5d352" officeooo:paragraph-rsid="01ca5826" style:font-name-asian="DejaVu Sans" style:font-size-asian="12pt" style:font-style-asian="normal" style:font-weight-asian="normal" style:font-name-complex="Liberation Sans1" style:font-size-complex="12pt" style:font-weight-complex="normal" style:text-emphasize="none"/>
    </style:style>
    <style:style style:name="P20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5d352" officeooo:paragraph-rsid="02d6404d" style:font-name-asian="DejaVu Sans" style:font-size-asian="12pt" style:font-style-asian="normal" style:font-weight-asian="normal" style:font-name-complex="Liberation Sans1" style:font-size-complex="12pt" style:font-weight-complex="normal" style:text-emphasize="none"/>
    </style:style>
    <style:style style:name="P20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5d352" officeooo:paragraph-rsid="02ddb0dd" style:font-name-asian="DejaVu Sans" style:font-size-asian="12pt" style:font-style-asian="normal" style:font-weight-asian="normal" style:font-name-complex="Liberation Sans1" style:font-size-complex="12pt" style:font-weight-complex="normal" style:text-emphasize="none"/>
    </style:style>
    <style:style style:name="P20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b8e9e" officeooo:paragraph-rsid="01cb8e9e" style:font-name-asian="DejaVu Sans" style:font-size-asian="12pt" style:font-style-asian="normal" style:font-weight-asian="normal" style:font-name-complex="Liberation Sans1" style:font-size-complex="12pt" style:font-weight-complex="normal" style:text-emphasize="none"/>
    </style:style>
    <style:style style:name="P20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dac32b" officeooo:paragraph-rsid="01dac32b" style:font-name-asian="DejaVu Sans" style:font-size-asian="12pt" style:font-style-asian="normal" style:font-weight-asian="normal" style:font-name-complex="Liberation Sans1" style:font-size-complex="12pt" style:font-weight-complex="normal" style:text-emphasize="none"/>
    </style:style>
    <style:style style:name="P20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31304"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20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6404d" officeooo:paragraph-rsid="02d6404d" style:font-name-asian="DejaVu Sans" style:font-size-asian="12pt" style:font-style-asian="normal" style:font-weight-asian="normal" style:font-name-complex="Liberation Sans1" style:font-size-complex="12pt" style:font-weight-complex="normal" style:text-emphasize="none"/>
    </style:style>
    <style:style style:name="P21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6404d"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2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facc6" officeooo:paragraph-rsid="02dfacc6" style:font-name-asian="DejaVu Sans" style:font-size-asian="12pt" style:font-style-asian="normal" style:font-weight-asian="normal" style:font-name-complex="Liberation Sans1" style:font-size-complex="12pt" style:font-weight-complex="normal" style:text-emphasize="none"/>
    </style:style>
    <style:style style:name="P21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1ad6a0" officeooo:paragraph-rsid="02a358be" style:font-name-asian="DejaVu Sans" style:font-size-asian="12pt" style:font-style-asian="normal" style:font-weight-asian="normal" style:font-name-complex="Liberation Sans1" style:font-size-complex="12pt" style:font-weight-complex="normal" style:text-emphasize="none"/>
    </style:style>
    <style:style style:name="P21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3e2ee" officeooo:paragraph-rsid="01103f43" style:font-name-asian="DejaVu Sans" style:font-size-asian="12pt" style:font-style-asian="normal" style:font-weight-asian="normal" style:font-name-complex="Liberation Sans1" style:font-size-complex="12pt" style:font-weight-complex="normal" style:text-emphasize="none"/>
    </style:style>
    <style:style style:name="P21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e24a5" officeooo:paragraph-rsid="018e24a5" style:font-name-asian="DejaVu Sans" style:font-size-asian="12pt" style:font-style-asian="normal" style:font-weight-asian="normal" style:font-name-complex="Liberation Sans1" style:font-size-complex="12pt" style:font-weight-complex="normal" style:text-emphasize="none"/>
    </style:style>
    <style:style style:name="P21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8eb352" officeooo:paragraph-rsid="018f9f87" style:font-name-asian="DejaVu Sans" style:font-size-asian="12pt" style:font-style-asian="normal" style:font-weight-asian="normal" style:font-name-complex="Liberation Sans1" style:font-size-complex="12pt" style:font-weight-complex="normal" style:text-emphasize="none"/>
    </style:style>
    <style:style style:name="P21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ad8490" officeooo:paragraph-rsid="01913e79" style:font-name-asian="DejaVu Sans" style:font-size-asian="12pt" style:font-style-asian="normal" style:font-weight-asian="normal" style:font-name-complex="Liberation Sans1" style:font-size-complex="12pt" style:font-weight-complex="normal" style:text-emphasize="none"/>
    </style:style>
    <style:style style:name="P21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6850b"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21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d6850b" officeooo:paragraph-rsid="02dc3393" style:font-name-asian="DejaVu Sans" style:font-size-asian="12pt" style:font-style-asian="normal" style:font-weight-asian="normal" style:font-name-complex="Liberation Sans1" style:font-size-complex="12pt" style:font-weight-complex="normal" style:text-emphasize="none"/>
    </style:style>
    <style:style style:name="P21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11dde" officeooo:paragraph-rsid="02c84678" style:font-name-asian="DejaVu Sans" style:font-size-asian="12pt" style:font-style-asian="normal" style:font-weight-asian="normal" style:font-name-complex="Liberation Sans1" style:font-size-complex="12pt" style:font-weight-complex="normal" style:text-emphasize="none"/>
    </style:style>
    <style:style style:name="P22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b6d79"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22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a77f64"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22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0f9b48" officeooo:paragraph-rsid="02cbe873" style:font-name-asian="DejaVu Sans" style:font-size-asian="12pt" style:font-style-asian="normal" style:font-weight-asian="normal" style:font-name-complex="Liberation Sans1" style:font-size-complex="12pt" style:font-weight-complex="normal" style:text-emphasize="none"/>
    </style:style>
    <style:style style:name="P22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f51e8" officeooo:paragraph-rsid="02cf51e8" style:font-name-asian="DejaVu Sans" style:font-size-asian="12pt" style:font-style-asian="normal" style:font-weight-asian="normal" style:font-name-complex="Liberation Sans1" style:font-size-complex="12pt" style:font-weight-complex="normal" style:text-emphasize="none"/>
    </style:style>
    <style:style style:name="P22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cf51e8" officeooo:paragraph-rsid="02194120" style:font-name-asian="DejaVu Sans" style:font-size-asian="12pt" style:font-style-asian="normal" style:font-weight-asian="normal" style:font-name-complex="Liberation Sans1" style:font-size-complex="12pt" style:font-weight-complex="normal" style:text-emphasize="none"/>
    </style:style>
    <style:style style:name="P22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32873"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22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c939a8" officeooo:paragraph-rsid="01ca5826" style:font-name-asian="DejaVu Sans" style:font-size-asian="12pt" style:font-style-asian="normal" style:font-weight-asian="normal" style:font-name-complex="Liberation Sans1" style:font-size-complex="12pt" style:font-weight-complex="normal" style:text-emphasize="none"/>
    </style:style>
    <style:style style:name="P22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1aaae7" officeooo:paragraph-rsid="031ca32b" style:font-name-asian="DejaVu Sans" style:font-size-asian="12pt" style:font-style-asian="normal" style:font-weight-asian="normal" style:font-name-complex="Liberation Sans1" style:font-size-complex="12pt" style:font-weight-complex="normal" style:text-emphasize="none"/>
    </style:style>
    <style:style style:name="P2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546773" officeooo:paragraph-rsid="0315a422" style:font-name-asian="DejaVu Sans" style:font-size-asian="12pt" style:font-style-asian="normal" style:font-weight-asian="normal" style:font-name-complex="Liberation Sans1" style:font-size-complex="12pt" style:font-weight-complex="normal" style:text-emphasize="none"/>
    </style:style>
    <style:style style:name="P22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62601" officeooo:paragraph-rsid="02f62601" style:font-name-asian="DejaVu Sans" style:font-size-asian="12pt" style:font-style-asian="normal" style:font-weight-asian="normal" style:font-name-complex="Liberation Sans1" style:font-size-complex="12pt" style:font-weight-complex="normal" style:text-emphasize="none"/>
    </style:style>
    <style:style style:name="P23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62601" officeooo:paragraph-rsid="02f99a0c" style:font-name-asian="DejaVu Sans" style:font-size-asian="12pt" style:font-style-asian="normal" style:font-weight-asian="normal" style:font-name-complex="Liberation Sans1" style:font-size-complex="12pt" style:font-weight-complex="normal" style:text-emphasize="none"/>
    </style:style>
    <style:style style:name="P23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70150" officeooo:paragraph-rsid="02f70150" style:font-name-asian="DejaVu Sans" style:font-size-asian="12pt" style:font-style-asian="normal" style:font-weight-asian="normal" style:font-name-complex="Liberation Sans1" style:font-size-complex="12pt" style:font-weight-complex="normal" style:text-emphasize="none"/>
    </style:style>
    <style:style style:name="P23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f99a0c" officeooo:paragraph-rsid="02f99a0c" style:font-name-asian="DejaVu Sans" style:font-size-asian="12pt" style:font-style-asian="normal" style:font-weight-asian="normal" style:font-name-complex="Liberation Sans1" style:font-size-complex="12pt" style:font-weight-complex="normal" style:text-emphasize="none"/>
    </style:style>
    <style:style style:name="P23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30b443c" officeooo:paragraph-rsid="028da6f7" style:font-name-asian="DejaVu Sans" style:font-size-asian="12pt" style:font-style-asian="normal" style:font-weight-asian="normal" style:font-name-complex="Liberation Sans1" style:font-size-complex="12pt" style:font-weight-complex="normal" style:text-emphasize="none"/>
    </style:style>
    <style:style style:name="P23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29b013f" officeooo:paragraph-rsid="029b013f" style:font-name-asian="DejaVu Sans" style:font-size-asian="12pt" style:font-style-asian="normal" style:font-weight-asian="normal" style:font-name-complex="Liberation Sans1" style:font-size-complex="12pt" style:font-weight-complex="normal" style:text-emphasize="none"/>
    </style:style>
    <style:style style:name="P235"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1ec7ec3" officeooo:paragraph-rsid="02e6d9bc" style:font-name-asian="DejaVu Sans" style:font-size-asian="12pt" style:font-style-asian="normal" style:font-weight-asian="bold" style:font-name-complex="Liberation Sans1" style:font-size-complex="12pt" style:font-weight-complex="bold" style:text-emphasize="none"/>
    </style:style>
    <style:style style:name="P236"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1fc4aeb" officeooo:paragraph-rsid="02008593" style:font-name-asian="DejaVu Sans" style:font-size-asian="12pt" style:font-style-asian="normal" style:font-weight-asian="bold" style:font-name-complex="Liberation Sans1" style:font-size-complex="12pt" style:font-weight-complex="bold" style:text-emphasize="none"/>
    </style:style>
    <style:style style:name="P237"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2f1696" officeooo:paragraph-rsid="022f1696" style:font-name-asian="DejaVu Sans" style:font-size-asian="12pt" style:font-style-asian="normal" style:font-weight-asian="bold" style:font-name-complex="Liberation Sans1" style:font-size-complex="12pt" style:font-weight-complex="bold" style:text-emphasize="none"/>
    </style:style>
    <style:style style:name="P238"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3b4756" officeooo:paragraph-rsid="023b4756" style:font-name-asian="DejaVu Sans" style:font-size-asian="12pt" style:font-style-asian="normal" style:font-weight-asian="bold" style:font-name-complex="Liberation Sans1" style:font-size-complex="12pt" style:font-weight-complex="bold" style:text-emphasize="none"/>
    </style:style>
    <style:style style:name="P239"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4c8836" officeooo:paragraph-rsid="024c8836" style:font-name-asian="DejaVu Sans" style:font-size-asian="12pt" style:font-style-asian="normal" style:font-weight-asian="bold" style:font-name-complex="Liberation Sans1" style:font-size-complex="12pt" style:font-weight-complex="bold" style:text-emphasize="none"/>
    </style:style>
    <style:style style:name="P240"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626446" officeooo:paragraph-rsid="02e6d9bc" style:font-name-asian="DejaVu Sans" style:font-size-asian="12pt" style:font-style-asian="normal" style:font-weight-asian="bold" style:font-name-complex="Liberation Sans1" style:font-size-complex="12pt" style:font-weight-complex="bold" style:text-emphasize="none"/>
    </style:style>
    <style:style style:name="P241"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3e68ca" officeooo:paragraph-rsid="023e68ca" style:font-name-asian="DejaVu Sans" style:font-size-asian="12pt" style:font-style-asian="normal" style:font-weight-asian="bold" style:font-name-complex="Liberation Sans1" style:font-size-complex="12pt" style:font-weight-complex="bold" style:text-emphasize="none"/>
    </style:style>
    <style:style style:name="P242"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752900" officeooo:paragraph-rsid="0308a8d4" style:font-name-asian="DejaVu Sans" style:font-size-asian="12pt" style:font-style-asian="normal" style:font-weight-asian="bold" style:font-name-complex="Liberation Sans1" style:font-size-complex="12pt" style:font-weight-complex="bold" style:text-emphasize="none"/>
    </style:style>
    <style:style style:name="P243"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90cfa6" officeooo:paragraph-rsid="0290cfa6" style:font-name-asian="DejaVu Sans" style:font-size-asian="12pt" style:font-style-asian="normal" style:font-weight-asian="bold" style:font-name-complex="Liberation Sans1" style:font-size-complex="12pt" style:font-weight-complex="bold" style:text-emphasize="none"/>
    </style:style>
    <style:style style:name="P244"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adb634" officeooo:paragraph-rsid="02adb634" style:font-name-asian="DejaVu Sans" style:font-size-asian="12pt" style:font-style-asian="normal" style:font-weight-asian="bold" style:font-name-complex="Liberation Sans1" style:font-size-complex="12pt" style:font-weight-complex="bold" style:text-emphasize="none"/>
    </style:style>
    <style:style style:name="P245"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fe2651" officeooo:paragraph-rsid="02fe2651" style:font-name-asian="DejaVu Sans" style:font-size-asian="12pt" style:font-style-asian="normal" style:font-weight-asian="bold" style:font-name-complex="Liberation Sans1" style:font-size-complex="12pt" style:font-weight-complex="bold" style:text-emphasize="none"/>
    </style:style>
    <style:style style:name="P246"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3032c51" officeooo:paragraph-rsid="03032c51" style:font-name-asian="DejaVu Sans" style:font-size-asian="12pt" style:font-style-asian="normal" style:font-weight-asian="bold" style:font-name-complex="Liberation Sans1" style:font-size-complex="12pt" style:font-weight-complex="bold" style:text-emphasize="none"/>
    </style:style>
    <style:style style:name="P247"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303f8b6" officeooo:paragraph-rsid="0303f8b6" style:font-name-asian="DejaVu Sans" style:font-size-asian="12pt" style:font-style-asian="normal" style:font-weight-asian="bold" style:font-name-complex="Liberation Sans1" style:font-size-complex="12pt" style:font-weight-complex="bold" style:text-emphasize="none"/>
    </style:style>
    <style:style style:name="P248"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22d9333" officeooo:paragraph-rsid="02d3302c" style:font-name-asian="DejaVu Sans" style:font-size-asian="12pt" style:font-style-asian="normal" style:font-weight-asian="bold" style:font-name-complex="Liberation Sans1" style:font-size-complex="12pt" style:font-weight-complex="bold" style:text-emphasize="none"/>
    </style:style>
    <style:style style:name="P249" style:family="paragraph" style:parent-style-name="Standard">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2c98eaa" officeooo:paragraph-rsid="02cb6d79" style:font-name-asian="DejaVu Sans" style:font-size-asian="12pt" style:font-style-asian="normal" style:font-weight-asian="normal" style:font-name-complex="Liberation Sans1" style:font-size-complex="12pt" style:font-weight-complex="normal" style:text-emphasize="none"/>
    </style:style>
    <style:style style:name="P250" style:family="paragraph" style:parent-style-name="Standard">
      <style:text-properties style:font-name="Liberation Serif" fo:font-size="12pt" fo:font-weight="normal" officeooo:rsid="01175d71" officeooo:paragraph-rsid="01175d71" style:font-size-asian="12pt" style:font-weight-asian="normal" style:font-size-complex="12pt" style:font-weight-complex="normal"/>
    </style:style>
    <style:style style:name="P251" style:family="paragraph" style:parent-style-name="Standard">
      <style:text-properties style:font-name="Liberation Serif" fo:font-size="12pt" fo:font-weight="normal" officeooo:rsid="0175a751" officeooo:paragraph-rsid="0175a751" style:font-size-asian="12pt" style:font-weight-asian="normal" style:font-size-complex="12pt" style:font-weight-complex="normal"/>
    </style:style>
    <style:style style:name="P252" style:family="paragraph" style:parent-style-name="Standard">
      <style:text-properties style:font-name="Liberation Serif" fo:font-size="12pt" fo:font-weight="normal" officeooo:rsid="0175a751" officeooo:paragraph-rsid="017be03d" style:font-size-asian="12pt" style:font-weight-asian="normal" style:font-size-complex="12pt" style:font-weight-complex="normal"/>
    </style:style>
    <style:style style:name="P253" style:family="paragraph" style:parent-style-name="Standard">
      <style:text-properties style:font-name="Liberation Serif" fo:font-size="12pt" fo:font-weight="normal" officeooo:rsid="0175a751" officeooo:paragraph-rsid="02a358be" style:font-size-asian="12pt" style:font-weight-asian="normal" style:font-size-complex="12pt" style:font-weight-complex="normal"/>
    </style:style>
    <style:style style:name="P254" style:family="paragraph" style:parent-style-name="Standard">
      <style:text-properties style:font-name="Liberation Serif" fo:font-size="12pt" fo:font-weight="normal" officeooo:rsid="0175a751" officeooo:paragraph-rsid="02d3302c" style:font-size-asian="12pt" style:font-weight-asian="normal" style:font-size-complex="12pt" style:font-weight-complex="normal"/>
    </style:style>
    <style:style style:name="P255" style:family="paragraph" style:parent-style-name="Standard">
      <style:text-properties style:font-name="Liberation Serif" fo:font-size="12pt" fo:font-weight="normal" officeooo:rsid="0175a751" officeooo:paragraph-rsid="02e516d1" style:font-size-asian="12pt" style:font-weight-asian="normal" style:font-size-complex="12pt" style:font-weight-complex="normal"/>
    </style:style>
    <style:style style:name="P256" style:family="paragraph" style:parent-style-name="Standard">
      <style:text-properties style:font-name="Liberation Serif" fo:font-size="12pt" fo:font-weight="normal" officeooo:rsid="012d853c" officeooo:paragraph-rsid="02a358be" style:font-size-asian="12pt" style:font-weight-asian="normal" style:font-size-complex="12pt" style:font-weight-complex="normal"/>
    </style:style>
    <style:style style:name="P257" style:family="paragraph" style:parent-style-name="Standard">
      <style:text-properties style:font-name="Liberation Serif" fo:font-size="12pt" fo:font-weight="normal" officeooo:rsid="01175d71" officeooo:paragraph-rsid="01175d71" style:font-size-asian="12pt" style:font-weight-asian="normal" style:font-size-complex="12pt"/>
    </style:style>
    <style:style style:name="P258" style:family="paragraph" style:parent-style-name="Standard">
      <style:text-properties style:font-name="Liberation Serif" fo:font-size="12pt" fo:font-weight="bold" officeooo:rsid="01103f43" officeooo:paragraph-rsid="0111147d" style:font-size-asian="12pt" style:font-weight-asian="bold" style:font-size-complex="12pt"/>
    </style:style>
    <style:style style:name="P259" style:family="paragraph" style:parent-style-name="Standard">
      <style:text-properties style:font-name="Liberation Serif" fo:font-size="12pt" fo:font-weight="bold" officeooo:rsid="01103f43" officeooo:paragraph-rsid="01103f43" style:font-size-asian="12pt" style:font-weight-asian="bold" style:font-size-complex="12pt"/>
    </style:style>
    <style:style style:name="P260" style:family="paragraph" style:parent-style-name="Standard">
      <style:text-properties style:font-name="Liberation Serif" fo:font-size="12pt" fo:font-weight="bold" officeooo:rsid="012d853c" officeooo:paragraph-rsid="012d853c" style:font-size-asian="12pt" style:font-weight-asian="bold" style:font-size-complex="12pt"/>
    </style:style>
    <style:style style:name="P261" style:family="paragraph" style:parent-style-name="Standard">
      <style:text-properties style:font-name="Liberation Serif" fo:font-size="12pt" fo:font-weight="bold" officeooo:rsid="017be03d" officeooo:paragraph-rsid="017be03d" style:font-size-asian="12pt" style:font-weight-asian="bold" style:font-size-complex="12pt" style:font-weight-complex="bold"/>
    </style:style>
    <style:style style:name="P262" style:family="paragraph" style:parent-style-name="Standard">
      <style:text-properties style:font-name="Liberation Serif" fo:font-size="12pt" officeooo:paragraph-rsid="02a358be" style:font-size-asian="12pt" style:font-size-complex="12pt"/>
    </style:style>
    <style:style style:name="P263" style:family="paragraph" style:parent-style-name="Standard">
      <style:text-properties style:font-name="Liberation Serif" fo:font-size="12pt" style:text-underline-style="solid" style:text-underline-type="double" style:text-underline-width="auto" style:text-underline-color="font-color" fo:font-weight="normal" officeooo:rsid="01103f43" officeooo:paragraph-rsid="0111147d" style:font-size-asian="12pt" style:font-weight-asian="normal" style:font-size-complex="12pt" style:font-weight-complex="normal"/>
    </style:style>
    <style:style style:name="P264" style:family="paragraph" style:parent-style-name="Standard">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15ecc10" officeooo:paragraph-rsid="0139da1c" style:font-name-asian="DejaVu Sans" style:font-size-asian="24pt" style:font-style-asian="normal" style:font-weight-asian="normal" style:font-name-complex="Liberation Sans1" style:font-size-complex="12pt" style:font-weight-complex="normal" style:text-emphasize="none"/>
    </style:style>
    <style:style style:name="P265" style:family="paragraph" style:parent-style-name="Standard" style:master-page-name="Standard">
      <style:paragraph-properties style:page-number="auto"/>
      <style:text-properties style:font-name="Liberation Serif" fo:font-size="12pt" fo:font-weight="bold" officeooo:rsid="01103f43" officeooo:paragraph-rsid="0139da1c" style:font-size-asian="12pt" style:font-weight-asian="bold" style:font-size-complex="12pt"/>
    </style:style>
    <style:style style:name="P266"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2d6850b" officeooo:paragraph-rsid="02dc3393" style:font-name-asian="DejaVu Sans" style:font-size-asian="12pt" style:font-style-asian="normal" style:font-weight-asian="normal" style:font-name-complex="Liberation Sans1" style:font-size-complex="12pt" style:font-weight-complex="normal" style:text-emphasize="none"/>
    </style:style>
    <style:style style:name="P267" style:family="paragraph" style:parent-style-name="Standard" style:list-style-name="L2">
      <style:text-properties style:text-outline="false" style:text-line-through-style="none" style:text-line-through-type="none" style:font-name="Liberation Serif" fo:font-size="12pt" fo:font-style="normal" fo:text-shadow="none" style:text-underline-style="none" fo:font-weight="normal" officeooo:rsid="02d6850b" officeooo:paragraph-rsid="02dc3393" style:font-name-asian="DejaVu Sans" style:font-size-asian="12pt" style:font-style-asian="normal" style:font-weight-asian="normal" style:font-name-complex="Liberation Sans1" style:font-size-complex="12pt" style:font-weight-complex="normal" style:text-emphasize="none"/>
    </style:style>
    <style:style style:name="P268" style:family="paragraph" style:parent-style-name="Standard" style:list-style-name="L2">
      <style:text-properties style:text-outline="false" style:text-line-through-style="none" style:text-line-through-type="none" style:font-name="Liberation Serif" fo:font-size="12pt" fo:font-style="normal" fo:text-shadow="none" style:text-underline-style="none" fo:font-weight="normal" officeooo:rsid="02042431" officeooo:paragraph-rsid="02db89c2" style:font-name-asian="DejaVu Sans" style:font-size-asian="12pt" style:font-style-asian="normal" style:font-weight-asian="normal" style:font-name-complex="Liberation Sans1" style:font-size-complex="12pt" style:font-weight-complex="normal" style:text-emphasize="none"/>
    </style:style>
    <style:style style:name="P26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163e2ee" officeooo:paragraph-rsid="01103f43" style:font-name-asian="DejaVu Sans" style:font-size-asian="12pt" style:font-style-asian="normal" style:font-weight-asian="normal" style:font-name-complex="Liberation Sans1" style:font-size-complex="12pt" style:font-weight-complex="normal" style:text-emphasize="none"/>
    </style:style>
    <style:style style:name="P270" style:family="paragraph" style:parent-style-name="Standard">
      <style:text-properties style:font-name="Liberation Serif" fo:font-size="12pt" style:text-underline-style="none" fo:font-weight="normal" officeooo:rsid="05255b8a" officeooo:paragraph-rsid="032085b6" style:font-size-asian="12pt" style:font-weight-asian="normal" style:font-size-complex="12pt" style:font-weight-complex="normal"/>
    </style:style>
    <style:style style:name="T1" style:family="text">
      <style:text-properties fo:font-weight="normal" officeooo:rsid="011383fd" style:font-weight-asian="normal" style:font-weight-complex="normal"/>
    </style:style>
    <style:style style:name="T2" style:family="text">
      <style:text-properties fo:font-weight="normal" officeooo:rsid="0018ae99" style:font-weight-asian="normal" style:font-weight-complex="normal"/>
    </style:style>
    <style:style style:name="T3" style:family="text">
      <style:text-properties fo:font-weight="normal" officeooo:rsid="0017ab88" style:font-weight-asian="normal" style:font-weight-complex="normal"/>
    </style:style>
    <style:style style:name="T4" style:family="text">
      <style:text-properties fo:font-weight="normal" officeooo:rsid="001b0691" style:font-weight-asian="normal" style:font-weight-complex="normal"/>
    </style:style>
    <style:style style:name="T5" style:family="text">
      <style:text-properties style:text-outline="false" style:text-line-through-style="none" style:text-line-through-type="none" fo:font-style="normal" fo:text-shadow="none" style:text-underline-style="none" style:font-name-asian="DejaVu Sans" style:font-style-asian="normal" style:font-name-complex="Liberation Sans1" style:text-emphasize="none"/>
    </style:style>
    <style:style style:name="T6" style:family="text">
      <style:text-properties style:text-outline="false" style:text-line-through-style="none" style:text-line-through-type="none" fo:font-style="normal" fo:text-shadow="none" style:text-underline-style="none" officeooo:rsid="011ad6a0" style:font-name-asian="DejaVu Sans" style:font-style-asian="normal" style:font-name-complex="Liberation Sans1" style:text-emphasize="none"/>
    </style:style>
    <style:style style:name="T7" style:family="text">
      <style:text-properties style:text-outline="false" style:text-line-through-style="none" style:text-line-through-type="none" fo:font-style="normal" fo:text-shadow="none" style:text-underline-style="none" officeooo:rsid="0163e2ee" style:font-name-asian="DejaVu Sans" style:font-style-asian="normal" style:font-name-complex="Liberation Sans1" style:text-emphasize="none"/>
    </style:style>
    <style:style style:name="T8" style:family="text">
      <style:text-properties style:text-outline="false" style:text-line-through-style="none" style:text-line-through-type="none" fo:font-style="normal" fo:text-shadow="none" style:text-underline-style="none" officeooo:rsid="013edd03" style:font-name-asian="DejaVu Sans" style:font-style-asian="normal" style:font-name-complex="Liberation Sans1" style:text-emphasize="none"/>
    </style:style>
    <style:style style:name="T9" style:family="text">
      <style:text-properties style:text-outline="false" style:text-line-through-style="none" style:text-line-through-type="none" fo:font-style="normal" fo:text-shadow="none" style:text-underline-style="none" officeooo:rsid="02a358be" style:font-name-asian="DejaVu Sans" style:font-style-asian="normal" style:font-name-complex="Liberation Sans1" style:text-emphasize="none"/>
    </style:style>
    <style:style style:name="T10" style:family="text">
      <style:text-properties style:text-outline="false" style:text-line-through-style="none" style:text-line-through-type="none" fo:font-style="normal" fo:text-shadow="none" style:text-underline-style="none" officeooo:rsid="02a4506c" style:font-name-asian="DejaVu Sans" style:font-style-asian="normal" style:font-name-complex="Liberation Sans1" style:text-emphasize="none"/>
    </style:style>
    <style:style style:name="T11" style:family="text">
      <style:text-properties style:text-outline="false" style:text-line-through-style="none" style:text-line-through-type="none" fo:font-style="normal" fo:text-shadow="none" style:text-underline-style="none" fo:font-weight="normal" officeooo:rsid="01310cd4" style:font-name-asian="DejaVu Sans" style:font-style-asian="normal" style:font-weight-asian="normal" style:font-name-complex="Liberation Sans1" style:font-weight-complex="normal" style:text-emphasize="none"/>
    </style:style>
    <style:style style:name="T12" style:family="text">
      <style:text-properties style:text-outline="false" style:text-line-through-style="none" style:text-line-through-type="none" fo:font-style="normal" fo:text-shadow="none" style:text-underline-style="none" fo:font-weight="normal" officeooo:rsid="0132bb13" style:font-name-asian="DejaVu Sans" style:font-style-asian="normal" style:font-weight-asian="normal" style:font-name-complex="Liberation Sans1" style:font-weight-complex="normal" style:text-emphasize="none"/>
    </style:style>
    <style:style style:name="T13" style:family="text">
      <style:text-properties style:text-outline="false" style:text-line-through-style="none" style:text-line-through-type="none" fo:font-style="normal" fo:text-shadow="none" style:text-underline-style="none" fo:font-weight="normal" officeooo:rsid="02a358be" style:font-name-asian="DejaVu Sans" style:font-style-asian="normal" style:font-weight-asian="normal" style:font-name-complex="Liberation Sans1" style:font-weight-complex="normal" style:text-emphasize="none"/>
    </style:style>
    <style:style style:name="T14" style:family="text">
      <style:text-properties style:text-outline="false" style:text-line-through-style="none" style:text-line-through-type="none" fo:letter-spacing="normal" fo:font-style="normal" fo:text-shadow="none" style:text-underline-style="none" style:font-name-asian="DejaVu Sans" style:font-style-asian="normal" style:font-name-complex="Liberation Sans1" style:font-weight-complex="normal" style:text-emphasize="none"/>
    </style:style>
    <style:style style:name="T15" style:family="text">
      <style:text-properties officeooo:rsid="011383fd"/>
    </style:style>
    <style:style style:name="T16" style:family="text">
      <style:text-properties style:font-weight-complex="normal"/>
    </style:style>
    <style:style style:name="T17" style:family="text">
      <style:text-properties officeooo:rsid="01383607" style:font-weight-complex="normal"/>
    </style:style>
    <style:style style:name="T18" style:family="text">
      <style:text-properties officeooo:rsid="016b4471" style:font-weight-complex="normal"/>
    </style:style>
    <style:style style:name="T19" style:family="text">
      <style:text-properties officeooo:rsid="0175a751" style:font-weight-complex="normal"/>
    </style:style>
    <style:style style:name="T20" style:family="text">
      <style:text-properties fo:font-weight="bold" style:font-weight-asian="bold" style:font-weight-complex="bold"/>
    </style:style>
    <style:style style:name="T21" style:family="text">
      <style:text-properties fo:font-weight="bold" officeooo:rsid="028f14f3" style:font-weight-asian="bold" style:font-weight-complex="bold"/>
    </style:style>
    <style:style style:name="T22" style:family="text">
      <style:text-properties fo:font-weight="bold" officeooo:rsid="028da6f7" style:font-weight-asian="bold" style:font-weight-complex="bold"/>
    </style:style>
    <style:style style:name="T23" style:family="text">
      <style:text-properties fo:font-weight="bold" officeooo:rsid="02884b54" style:font-weight-asian="bold" style:font-weight-complex="bold"/>
    </style:style>
    <style:style style:name="T24" style:family="text">
      <style:text-properties fo:font-weight="bold" officeooo:rsid="02d640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cc5f2b"/>
    </style:style>
    <style:style style:name="T27" style:family="text">
      <style:text-properties style:text-underline-style="solid" style:text-underline-width="auto" style:text-underline-color="font-color" officeooo:rsid="02830236"/>
    </style:style>
    <style:style style:name="T28" style:family="text">
      <style:text-properties style:text-underline-style="solid" style:text-underline-width="auto" style:text-underline-color="font-color" officeooo:rsid="0294a178"/>
    </style:style>
    <style:style style:name="T29" style:family="text">
      <style:text-properties style:font-name="Liberation Serif"/>
    </style:style>
    <style:style style:name="T30" style:family="text">
      <style:text-properties style:font-name="Liberation Serif" officeooo:rsid="01ce8c23"/>
    </style:style>
    <style:style style:name="T31" style:family="text">
      <style:text-properties style:font-name="Liberation Serif" officeooo:rsid="01cf136d"/>
    </style:style>
    <style:style style:name="T32" style:family="text">
      <style:text-properties style:font-name="Liberation Serif" officeooo:rsid="01d0dabd"/>
    </style:style>
    <style:style style:name="T33" style:family="text">
      <style:text-properties style:font-name="Liberation Serif" officeooo:rsid="02e1002f"/>
    </style:style>
    <style:style style:name="T34" style:family="text">
      <style:text-properties style:font-name="Liberation Serif" officeooo:rsid="02d6850b"/>
    </style:style>
    <style:style style:name="T35" style:family="text">
      <style:text-properties style:text-position="super 58%" officeooo:rsid="01956381"/>
    </style:style>
    <style:style style:name="T36" style:family="text">
      <style:text-properties officeooo:rsid="0163e2ee"/>
    </style:style>
    <style:style style:name="T37" style:family="text">
      <style:text-properties officeooo:rsid="0175a751"/>
    </style:style>
    <style:style style:name="T38" style:family="text">
      <style:text-properties officeooo:rsid="017bd81a"/>
    </style:style>
    <style:style style:name="T39" style:family="text">
      <style:text-properties officeooo:rsid="0182edf6"/>
    </style:style>
    <style:style style:name="T40" style:family="text">
      <style:text-properties officeooo:rsid="01956381"/>
    </style:style>
    <style:style style:name="T41" style:family="text">
      <style:text-properties officeooo:rsid="0197456b"/>
    </style:style>
    <style:style style:name="T42" style:family="text">
      <style:text-properties officeooo:rsid="0198ee44"/>
    </style:style>
    <style:style style:name="T43" style:family="text">
      <style:text-properties officeooo:rsid="019ac99e"/>
    </style:style>
    <style:style style:name="T44" style:family="text">
      <style:text-properties style:font-name="Liberation Serif2" officeooo:rsid="0198ee44" style:font-name-asian="Liberation Serif2" style:font-name-complex="Liberation Serif2"/>
    </style:style>
    <style:style style:name="T45" style:family="text">
      <style:text-properties style:font-name="Liberation Serif2" officeooo:rsid="019ac99e" style:font-name-asian="Liberation Serif2" style:font-name-complex="Liberation Serif2"/>
    </style:style>
    <style:style style:name="T46" style:family="text">
      <style:text-properties style:text-position="sub 58%"/>
    </style:style>
    <style:style style:name="T47" style:family="text">
      <style:text-properties style:text-position="sub 58%" style:font-name="Liberation Serif2" officeooo:rsid="019ac99e" style:font-name-asian="Liberation Serif2" style:font-name-complex="Liberation Serif2"/>
    </style:style>
    <style:style style:name="T48" style:family="text">
      <style:text-properties style:text-position="sub 58%" officeooo:rsid="01a77f64"/>
    </style:style>
    <style:style style:name="T49" style:family="text">
      <style:text-properties style:text-position="sub 58%" officeooo:rsid="01b4a137"/>
    </style:style>
    <style:style style:name="T50" style:family="text">
      <style:text-properties style:text-position="sub 58%" style:font-name="Liberation Serif" officeooo:rsid="01a77f64"/>
    </style:style>
    <style:style style:name="T51" style:family="text">
      <style:text-properties style:text-position="sub 58%" style:font-name="Liberation Serif" officeooo:rsid="01cb8e9e"/>
    </style:style>
    <style:style style:name="T52" style:family="text">
      <style:text-properties style:text-position="sub 58%" style:font-name="Liberation Serif" officeooo:rsid="02dfacc6"/>
    </style:style>
    <style:style style:name="T53" style:family="text">
      <style:text-properties style:text-position="sub 58%" officeooo:rsid="02209160"/>
    </style:style>
    <style:style style:name="T54" style:family="text">
      <style:text-properties style:text-position="sub 58%" officeooo:rsid="02d726ab"/>
    </style:style>
    <style:style style:name="T55" style:family="text">
      <style:text-properties style:text-position="sub 58%" officeooo:rsid="02dfacc6"/>
    </style:style>
    <style:style style:name="T56" style:family="text">
      <style:text-properties style:text-position="sub 58%" officeooo:rsid="02f0492f"/>
    </style:style>
    <style:style style:name="T57" style:family="text">
      <style:text-properties style:text-position="sub 58%" officeooo:rsid="0312c124"/>
    </style:style>
    <style:style style:name="T58" style:family="text">
      <style:text-properties style:text-position="sub 58%" officeooo:rsid="020a1d07"/>
    </style:style>
    <style:style style:name="T59" style:family="text">
      <style:text-properties officeooo:rsid="019d0a9b"/>
    </style:style>
    <style:style style:name="T60" style:family="text">
      <style:text-properties officeooo:rsid="019d51cc"/>
    </style:style>
    <style:style style:name="T61" style:family="text">
      <style:text-properties officeooo:rsid="019e3811"/>
    </style:style>
    <style:style style:name="T62" style:family="text">
      <style:text-properties officeooo:rsid="01a484bd"/>
    </style:style>
    <style:style style:name="T63" style:family="text">
      <style:text-properties officeooo:rsid="01a558e2"/>
    </style:style>
    <style:style style:name="T64" style:family="text">
      <style:text-properties officeooo:rsid="01a6c109"/>
    </style:style>
    <style:style style:name="T65" style:family="text">
      <style:text-properties officeooo:rsid="01a77f64"/>
    </style:style>
    <style:style style:name="T66" style:family="text">
      <style:text-properties officeooo:rsid="01ab50c4"/>
    </style:style>
    <style:style style:name="T67" style:family="text">
      <style:text-properties officeooo:rsid="01ac980f"/>
    </style:style>
    <style:style style:name="T68" style:family="text">
      <style:text-properties officeooo:rsid="01affae2"/>
    </style:style>
    <style:style style:name="T69" style:family="text">
      <style:text-properties officeooo:rsid="01b34b5f"/>
    </style:style>
    <style:style style:name="T70" style:family="text">
      <style:text-properties officeooo:rsid="01b4a137"/>
    </style:style>
    <style:style style:name="T71" style:family="text">
      <style:text-properties officeooo:rsid="01b6089d"/>
    </style:style>
    <style:style style:name="T72" style:family="text">
      <style:text-properties officeooo:rsid="01bceb33"/>
    </style:style>
    <style:style style:name="T73" style:family="text">
      <style:text-properties officeooo:rsid="01bf764c"/>
    </style:style>
    <style:style style:name="T74" style:family="text">
      <style:text-properties officeooo:rsid="01c28066"/>
    </style:style>
    <style:style style:name="T75" style:family="text">
      <style:text-properties officeooo:rsid="01c32873"/>
    </style:style>
    <style:style style:name="T76" style:family="text">
      <style:text-properties officeooo:rsid="01cb8e9e"/>
    </style:style>
    <style:style style:name="T77" style:family="text">
      <style:text-properties officeooo:rsid="01cc5f2b"/>
    </style:style>
    <style:style style:name="T78" style:family="text">
      <style:text-properties officeooo:rsid="01d0dabd"/>
    </style:style>
    <style:style style:name="T79" style:family="text">
      <style:text-properties officeooo:rsid="01d2b87e"/>
    </style:style>
    <style:style style:name="T80" style:family="text">
      <style:text-properties officeooo:rsid="01d545db"/>
    </style:style>
    <style:style style:name="T81" style:family="text">
      <style:text-properties officeooo:rsid="01dbdedc"/>
    </style:style>
    <style:style style:name="T82" style:family="text">
      <style:text-properties officeooo:rsid="01dd7b98"/>
    </style:style>
    <style:style style:name="T83" style:family="text">
      <style:text-properties officeooo:rsid="01f1bfb7"/>
    </style:style>
    <style:style style:name="T84" style:family="text">
      <style:text-properties officeooo:rsid="01f3ba5f"/>
    </style:style>
    <style:style style:name="T85" style:family="text">
      <style:text-properties officeooo:rsid="02008593"/>
    </style:style>
    <style:style style:name="T86" style:family="text">
      <style:text-properties fo:font-style="italic" officeooo:rsid="029b013f" style:font-style-asian="italic" style:font-style-complex="italic"/>
    </style:style>
    <style:style style:name="T87" style:family="text">
      <style:text-properties officeooo:rsid="020f9b48"/>
    </style:style>
    <style:style style:name="T88" style:family="text">
      <style:text-properties style:text-position="0% 100%"/>
    </style:style>
    <style:style style:name="T89" style:family="text">
      <style:text-properties officeooo:rsid="0215211c"/>
    </style:style>
    <style:style style:name="T90" style:family="text">
      <style:text-properties officeooo:rsid="02209160"/>
    </style:style>
    <style:style style:name="T91" style:family="text">
      <style:text-properties officeooo:rsid="02217ef7"/>
    </style:style>
    <style:style style:name="T92" style:family="text">
      <style:text-properties officeooo:rsid="0225ec66"/>
    </style:style>
    <style:style style:name="T93" style:family="text">
      <style:text-properties officeooo:rsid="022796bc"/>
    </style:style>
    <style:style style:name="T94" style:family="text">
      <style:text-properties officeooo:rsid="022a1390"/>
    </style:style>
    <style:style style:name="T95" style:family="text">
      <style:text-properties officeooo:rsid="02333f69"/>
    </style:style>
    <style:style style:name="T96" style:family="text">
      <style:text-properties officeooo:rsid="0239e59d"/>
    </style:style>
    <style:style style:name="T97" style:family="text">
      <style:text-properties officeooo:rsid="023b4756"/>
    </style:style>
    <style:style style:name="T98" style:family="text">
      <style:text-properties officeooo:rsid="023b7ec7"/>
    </style:style>
    <style:style style:name="T99" style:family="text">
      <style:text-properties officeooo:rsid="02430e12"/>
    </style:style>
    <style:style style:name="T100" style:family="text">
      <style:text-properties officeooo:rsid="024497c3"/>
    </style:style>
    <style:style style:name="T101" style:family="text">
      <style:text-properties officeooo:rsid="024a7100"/>
    </style:style>
    <style:style style:name="T102" style:family="text">
      <style:text-properties officeooo:rsid="024f1035"/>
    </style:style>
    <style:style style:name="T103" style:family="text">
      <style:text-properties officeooo:rsid="02505378"/>
    </style:style>
    <style:style style:name="T104" style:family="text">
      <style:text-properties officeooo:rsid="025161bc"/>
    </style:style>
    <style:style style:name="T105" style:family="text">
      <style:text-properties officeooo:rsid="0261f012"/>
    </style:style>
    <style:style style:name="T106" style:family="text">
      <style:text-properties officeooo:rsid="02626446"/>
    </style:style>
    <style:style style:name="T107" style:family="text">
      <style:text-properties officeooo:rsid="02644fc1"/>
    </style:style>
    <style:style style:name="T108" style:family="text">
      <style:text-properties officeooo:rsid="02657492"/>
    </style:style>
    <style:style style:name="T109" style:family="text">
      <style:text-properties officeooo:rsid="026a558a"/>
    </style:style>
    <style:style style:name="T110" style:family="text">
      <style:text-properties officeooo:rsid="026fd3ba"/>
    </style:style>
    <style:style style:name="T111" style:family="text">
      <style:text-properties officeooo:rsid="027251d6"/>
    </style:style>
    <style:style style:name="T112" style:family="text">
      <style:text-properties officeooo:rsid="0276d0fb"/>
    </style:style>
    <style:style style:name="T113" style:family="text">
      <style:text-properties officeooo:rsid="027a8f04"/>
    </style:style>
    <style:style style:name="T114" style:family="text">
      <style:text-properties officeooo:rsid="027a988c"/>
    </style:style>
    <style:style style:name="T115" style:family="text">
      <style:text-properties officeooo:rsid="028012c8"/>
    </style:style>
    <style:style style:name="T116" style:family="text">
      <style:text-properties officeooo:rsid="0284e846"/>
    </style:style>
    <style:style style:name="T117" style:family="text">
      <style:text-properties officeooo:rsid="02860aa6"/>
    </style:style>
    <style:style style:name="T118" style:family="text">
      <style:text-properties officeooo:rsid="02877db9"/>
    </style:style>
    <style:style style:name="T119" style:family="text">
      <style:text-properties officeooo:rsid="02884b54"/>
    </style:style>
    <style:style style:name="T120" style:family="text">
      <style:text-properties officeooo:rsid="028c1b30"/>
    </style:style>
    <style:style style:name="T121" style:family="text">
      <style:text-properties officeooo:rsid="028da6f7"/>
    </style:style>
    <style:style style:name="T122" style:family="text">
      <style:text-properties officeooo:rsid="028f14f3"/>
    </style:style>
    <style:style style:name="T123" style:family="text">
      <style:text-properties officeooo:rsid="028f98e3"/>
    </style:style>
    <style:style style:name="T124" style:family="text">
      <style:text-properties officeooo:rsid="0294a178"/>
    </style:style>
    <style:style style:name="T125" style:family="text">
      <style:text-properties officeooo:rsid="0295c531"/>
    </style:style>
    <style:style style:name="T126" style:family="text">
      <style:text-properties officeooo:rsid="029782b4"/>
    </style:style>
    <style:style style:name="T127" style:family="text">
      <style:text-properties officeooo:rsid="029b013f"/>
    </style:style>
    <style:style style:name="T128" style:family="text">
      <style:text-properties officeooo:rsid="029dc21f"/>
    </style:style>
    <style:style style:name="T129" style:family="text">
      <style:text-properties officeooo:rsid="02a2cc3e"/>
    </style:style>
    <style:style style:name="T130" style:family="text">
      <style:text-properties officeooo:rsid="02a358be"/>
    </style:style>
    <style:style style:name="T131" style:family="text">
      <style:text-properties officeooo:rsid="02a4506c"/>
    </style:style>
    <style:style style:name="T132" style:family="text">
      <style:text-properties officeooo:rsid="02a576cc"/>
    </style:style>
    <style:style style:name="T133" style:family="text">
      <style:text-properties officeooo:rsid="02a69f00"/>
    </style:style>
    <style:style style:name="T134" style:family="text">
      <style:text-properties officeooo:rsid="02a7e374"/>
    </style:style>
    <style:style style:name="T135" style:family="text">
      <style:text-properties officeooo:rsid="02ae8a6e"/>
    </style:style>
    <style:style style:name="T136" style:family="text">
      <style:text-properties officeooo:rsid="02b14b0b"/>
    </style:style>
    <style:style style:name="T137" style:family="text">
      <style:text-properties officeooo:rsid="02c4e258"/>
    </style:style>
    <style:style style:name="T138" style:family="text">
      <style:text-properties officeooo:rsid="02c57b12"/>
    </style:style>
    <style:style style:name="T139" style:family="text">
      <style:text-properties officeooo:rsid="02c78d65"/>
    </style:style>
    <style:style style:name="T140" style:family="text">
      <style:text-properties officeooo:rsid="02c84678"/>
    </style:style>
    <style:style style:name="T141" style:family="text">
      <style:text-properties officeooo:rsid="02c98eaa"/>
    </style:style>
    <style:style style:name="T142" style:family="text">
      <style:text-properties officeooo:rsid="02cb6d79"/>
    </style:style>
    <style:style style:name="T143" style:family="text">
      <style:text-properties officeooo:rsid="02cbe873"/>
    </style:style>
    <style:style style:name="T144" style:family="text">
      <style:text-properties officeooo:rsid="02cf51e8"/>
    </style:style>
    <style:style style:name="T145" style:family="text">
      <style:text-properties officeooo:rsid="02d3302c"/>
    </style:style>
    <style:style style:name="T146" style:family="text">
      <style:text-properties officeooo:rsid="02d41d3c"/>
    </style:style>
    <style:style style:name="T147" style:family="text">
      <style:text-properties officeooo:rsid="02d4bafe"/>
    </style:style>
    <style:style style:name="T148" style:family="text">
      <style:text-properties officeooo:rsid="02d726ab"/>
    </style:style>
    <style:style style:name="T149" style:family="text">
      <style:text-properties officeooo:rsid="02d861f3"/>
    </style:style>
    <style:style style:name="T150" style:family="text">
      <style:text-properties officeooo:rsid="02dc3393"/>
    </style:style>
    <style:style style:name="T151" style:family="text">
      <style:text-properties officeooo:rsid="02ddb0dd"/>
    </style:style>
    <style:style style:name="T152" style:family="text">
      <style:text-properties officeooo:rsid="02deb1aa"/>
    </style:style>
    <style:style style:name="T153" style:family="text">
      <style:text-properties officeooo:rsid="02dfacc6"/>
    </style:style>
    <style:style style:name="T154" style:family="text">
      <style:text-properties officeooo:rsid="02e06133"/>
    </style:style>
    <style:style style:name="T155" style:family="text">
      <style:text-properties officeooo:rsid="02e1002f"/>
    </style:style>
    <style:style style:name="T156" style:family="text">
      <style:text-properties officeooo:rsid="02e516d1"/>
    </style:style>
    <style:style style:name="T157" style:family="text">
      <style:text-properties officeooo:rsid="02e79ac8"/>
    </style:style>
    <style:style style:name="T158" style:family="text">
      <style:text-properties officeooo:rsid="02e8c729"/>
    </style:style>
    <style:style style:name="T159" style:family="text">
      <style:text-properties officeooo:rsid="02e95106"/>
    </style:style>
    <style:style style:name="T160" style:family="text">
      <style:text-properties officeooo:rsid="02f0492f"/>
    </style:style>
    <style:style style:name="T161" style:family="text">
      <style:text-properties officeooo:rsid="02f0b560"/>
    </style:style>
    <style:style style:name="T162" style:family="text">
      <style:text-properties officeooo:rsid="02f62601"/>
    </style:style>
    <style:style style:name="T163" style:family="text">
      <style:text-properties officeooo:rsid="02f70150"/>
    </style:style>
    <style:style style:name="T164" style:family="text">
      <style:text-properties officeooo:rsid="02f7678f"/>
    </style:style>
    <style:style style:name="T165" style:family="text">
      <style:text-properties officeooo:rsid="02f83e22"/>
    </style:style>
    <style:style style:name="T166" style:family="text">
      <style:text-properties officeooo:rsid="02f8b284"/>
    </style:style>
    <style:style style:name="T167" style:family="text">
      <style:text-properties officeooo:rsid="02fc9700"/>
    </style:style>
    <style:style style:name="T168" style:family="text">
      <style:text-properties officeooo:rsid="02fe2651"/>
    </style:style>
    <style:style style:name="T169" style:family="text">
      <style:text-properties officeooo:rsid="02ffdcf3"/>
    </style:style>
    <style:style style:name="T170" style:family="text">
      <style:text-properties officeooo:rsid="03000249"/>
    </style:style>
    <style:style style:name="T171" style:family="text">
      <style:text-properties officeooo:rsid="0301d2fc"/>
    </style:style>
    <style:style style:name="T172" style:family="text">
      <style:text-properties officeooo:rsid="0303f8b6"/>
    </style:style>
    <style:style style:name="T173" style:family="text">
      <style:text-properties officeooo:rsid="030491ba"/>
    </style:style>
    <style:style style:name="T174" style:family="text">
      <style:text-properties officeooo:rsid="0304fda3"/>
    </style:style>
    <style:style style:name="T175" style:family="text">
      <style:text-properties officeooo:rsid="03064da7"/>
    </style:style>
    <style:style style:name="T176" style:family="text">
      <style:text-properties officeooo:rsid="0308a8d4"/>
    </style:style>
    <style:style style:name="T177" style:family="text">
      <style:text-properties officeooo:rsid="030a78b3"/>
    </style:style>
    <style:style style:name="T178" style:family="text">
      <style:text-properties officeooo:rsid="030ab920"/>
    </style:style>
    <style:style style:name="T179" style:family="text">
      <style:text-properties officeooo:rsid="030b443c"/>
    </style:style>
    <style:style style:name="T180" style:family="text">
      <style:text-properties officeooo:rsid="030be348"/>
    </style:style>
    <style:style style:name="T181" style:family="text">
      <style:text-properties officeooo:rsid="030db1fe"/>
    </style:style>
    <style:style style:name="T182" style:family="text">
      <style:text-properties officeooo:rsid="030f4c19"/>
    </style:style>
    <style:style style:name="T183" style:family="text">
      <style:text-properties officeooo:rsid="03106e97"/>
    </style:style>
    <style:style style:name="T184" style:family="text">
      <style:text-properties officeooo:rsid="03115d1d"/>
    </style:style>
    <style:style style:name="T185" style:family="text">
      <style:text-properties officeooo:rsid="0312c124"/>
    </style:style>
    <style:style style:name="T186" style:family="text">
      <style:text-properties officeooo:rsid="03145cb1"/>
    </style:style>
    <style:style style:name="T187" style:family="text">
      <style:text-properties officeooo:rsid="03199b92"/>
    </style:style>
    <style:style style:name="T188" style:family="text">
      <style:text-properties officeooo:rsid="031d4e2f"/>
    </style:style>
    <style:style style:name="T189" style:family="text">
      <style:text-properties officeooo:rsid="032006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Module: <text:span text:style-name="T37">Information Theory</text:span><text:span text:style-name="T1"> </text:span><text:span text:style-name="T16">– </text:span><text:span text:style-name="T14">1 Credit / 15 hours</text:span></text:p>
      <text:p text:style-name="P258">Competency: <text:span text:style-name="T15">Mathematical Reasoning of Data</text:span> </text:p>
      <text:p text:style-name="P270">Author: Jack Pope </text:p>
      <text:p text:style-name="P270"/>
      <text:p text:style-name="P263"/>
      <text:p text:style-name="P260"><text:span text:style-name="T5">Instructor overview </text:span><text:span text:style-name="T8">&amp; objective</text:span></text:p>
      <text:p text:style-name="P256"><text:span text:style-name="T6">This course module is about </text:span><text:span text:style-name="T9">Information Theory</text:span><text:span text:style-name="T6">. <text:s/></text:span></text:p>
      <text:p text:style-name="P212"/>
      <text:p text:style-name="P173">Given that this module is to be worth 1 credit, or 15 hours of coursework, the instructor should prepare three to five subtopic discussions. <text:s/>These should account for at least 5 hours of instructional material and might be in the form of lecture notes or lecture videos. <text:s/>The additional hours should be comprised of student labs or assignments. <text:s text:c="2"/></text:p>
      <text:p text:style-name="P173"/>
      <text:p text:style-name="P262"><text:span text:style-name="T11">Traditionally, a course in </text:span><text:span text:style-name="T13">Information</text:span><text:span text:style-name="T11"> Theory takes a theoretical approach, on paper. <text:s/></text:span><text:span text:style-name="T12">However, t</text:span><text:span text:style-name="T2">he field of </text:span><text:span text:style-name="T3">Data Science is an empirical endeavor that programmatically </text:span><text:span text:style-name="T4">emphasizes </text:span><text:span text:style-name="T3">empirical </text:span><text:span text:style-name="T4">evidence</text:span><text:span text:style-name="T3">. <text:s/></text:span></text:p>
      <text:p text:style-name="P174"/>
      <text:p text:style-name="P175">Axioms which we accept as true are what support logical proof. <text:s/>Evidence (data) supports empirical proof, certainty based on a measurement and its statistical significance. <text:s/>A weakness of logical proof occurs when erroneous accepted “facts” support an axiom. <text:s/>A weakness of the empirical proof occurs when the data sample does not represent a population.</text:p>
      <text:p text:style-name="P175"/>
      <text:p text:style-name="P176">To accommodate our purposes, we will use <text:span text:style-name="T145">the Python programming l</text:span>anguage. <text:s/><text:span text:style-name="T36">The choice of programming language is ultimately left to the instructor.</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59"><text:soft-page-break/><text:span text:style-name="T7">Schedule</text:span><text:span text:style-name="T5"> </text:span></text:p>
      <text:p text:style-name="P257"><text:span text:style-name="T19">Unit</text:span><text:span text:style-name="T16"><text:tab/></text:span><text:span text:style-name="T18">T</text:span><text:span text:style-name="T17">opic<text:tab/></text:span></text:p>
      <text:p text:style-name="P250">==========================================</text:p>
      <text:p text:style-name="P253">1 <text:tab/><text:span text:style-name="T129">Overview of Information Theory</text:span></text:p>
      <text:p text:style-name="P251"/>
      <text:p text:style-name="P251">2<text:tab/><text:span text:style-name="T129">Entropy</text:span></text:p>
      <text:p text:style-name="P255"><text:tab/><text:span text:style-name="T130">Exercise</text:span></text:p>
      <text:p text:style-name="P251"/>
      <text:p text:style-name="P251"><text:span text:style-name="T156">3</text:span><text:tab/><text:span text:style-name="T156">Transmission of messages</text:span></text:p>
      <text:p text:style-name="P251"><text:tab/><text:span text:style-name="T145">Joint entropy</text:span></text:p>
      <text:p text:style-name="P251"><text:tab/><text:span text:style-name="T145">Exercise</text:span></text:p>
      <text:p text:style-name="P251"><text:tab/><text:span text:style-name="T145">Conditional entropy</text:span></text:p>
      <text:p text:style-name="P251"><text:tab/><text:span text:style-name="T145">Exercise</text:span></text:p>
      <text:p text:style-name="P251"><text:tab/><text:span text:style-name="T145">Mutual information</text:span></text:p>
      <text:p text:style-name="P251"><text:tab/><text:span text:style-name="T145">Exercise</text:span></text:p>
      <text:p text:style-name="P254"/>
      <text:p text:style-name="P254"><text:span text:style-name="T173">4</text:span><text:tab/><text:span text:style-name="T171">Noise, Error detection &amp; correction</text:span></text:p>
      <text:p text:style-name="P254"><text:tab/><text:span text:style-name="T172">Exercise</text:span></text:p>
      <text:p text:style-name="P255"><text:tab/><text:span text:style-name="T129">Channel capacity</text:span></text:p>
      <text:p text:style-name="P255"><text:tab/><text:span text:style-name="T130">Exercise</text:span></text:p>
      <text:p text:style-name="P253"/>
      <text:p text:style-name="P253"><text:span text:style-name="T173">5</text:span><text:tab/><text:span text:style-name="T129">Data compression &amp; Huffman encoding</text:span></text:p>
      <text:p text:style-name="P252"><text:tab/><text:span text:style-name="T130">Exercise</text:spa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61"><text:soft-page-break/><text:span text:style-name="T5">Overview </text:span><text:span text:style-name="T10">of Information Theory</text:span></text:p>
      <text:p text:style-name="P2">Information theory, <text:span text:style-name="T63">also called Communication Theory, </text:span>is concerned with the processing and transmission of data. <text:s/><text:span text:style-name="T131">Sometimes Information Theory is referred to as Coding Theory, which is actually more focused on the quantification of data. <text:s/>Related studies include Statistical Signal Processing and Digital Communications (d</text:span>igital-to-analog conversion<text:span text:style-name="T39">)</text:span>. <text:s/></text:p>
      <text:p text:style-name="P2"/>
      <text:p text:style-name="P25">Information theory has three <text:span text:style-name="T139">general </text:span>components: a <text:span text:style-name="T63">transmitter, </text:span>a<text:span text:style-name="T63"> channel and </text:span>a<text:span text:style-name="T63"> receiver.</text:span> These components apply whether we are communicating over amateur radio or by smoke signal. <text:s/></text:p>
      <text:p text:style-name="P25"/>
      <text:p text:style-name="P3">In studying Information Theory we <text:span text:style-name="T131">are interested in</text:span> two fundamental <text:span text:style-name="T38">limits</text:span>: <text:span text:style-name="T38">the maximum amount of data that can be transmitted over a medium (per second) and the degree of compression that can be achieved without a loss of information. </text:span></text:p>
      <text:p text:style-name="P3"/>
      <text:p text:style-name="P177">In the formal context of Information Theory, more information does not equate to clarity, but just the opposite. <text:s/>Information Theory seeks to minimize the amount of data required to convey a message. </text:p>
      <text:p text:style-name="P177"/>
      <text:p text:style-name="P63"><text:tab/>“Information: the negative reciprocal value of probability.” – Claude Shannon</text:p>
      <text:p text:style-name="P3"/>
      <text:p text:style-name="P179"><text:span text:style-name="T147">A “message” is a series of symbols drawn from a known set. <text:s/>Within a message, </text:span>a “symbol” <text:span text:style-name="T132">can refer to an alphanumeric </text:span>character, a word, <text:span text:style-name="T132">phrase, object</text:span>, etc. <text:s/>Usually a symbol is <text:span text:style-name="T132">represented b</text:span>y <text:span text:style-name="T132">a string of 8 bits or </text:span>one byte. <text:s/></text:p>
      <text:p text:style-name="P178"/>
      <text:p text:style-name="P6"><text:span text:style-name="T133">Each of t</text:span>he <text:span text:style-name="T133">symbols</text:span> used in <text:span text:style-name="T133">a </text:span>communication have a certain quantity <text:span text:style-name="T133">relative to the overall message</text:span>. <text:s/><text:span text:style-name="T133">For example, we typically </text:span>expect to use the word “the” more often than we use the word “dinosaur.” <text:s/>The word “the” <text:span text:style-name="T133">will usually have the </text:span>higher frequency of use. <text:s/>Usage statistics also apply to characters of the Unicode set, as well as phrases.</text:p>
      <text:p text:style-name="P6"/>
      <text:p text:style-name="P6">Given <text:span text:style-name="T134">such </text:span>expected statistics, <text:span text:style-name="T134">methods of data compression can be devised so that </text:span>fewer <text:span text:style-name="T134">bits</text:span> need to be transmitted. <text:s/><text:span text:style-name="T134">Additionally, symbol statistics will corroborate e</text:span>rror correction <text:span text:style-name="T134">in messages containing the noise of random information.</text:span></text:p>
      <text:p text:style-name="P6"/>
      <text:p text:style-name="P214">Simplistically speaking, given a transmission of eight-bit binary data, there is a frequency for how often a null string such as “00000000” occurs. <text:s/>Lets say that the frequency of the null string is 50% of the data. <text:s/>As a form of compression, to reduce the amount of bits to transmit and store, we can make the null string simply “0,” thereby saving 7 bits. <text:s/>We would then pre-append a 1 in the left-most bit of all the 8-bit strings, making them 9 bits in length. <text:s/>The amount of data saved is then:</text:p>
      <text:p text:style-name="P7"/>
      <text:p text:style-name="P215">Total message bits: 8 x (all null bits + all non-null bits), a multiple of 16 == 128 bits</text:p>
      <text:p text:style-name="P7"/>
      <text:p text:style-name="P215">Total message bits after compression: 8 x [(8 bits – 7 bits) + (8 bits + 1 bit)] == 80 bits</text:p>
      <text:p text:style-name="P7"/>
      <text:p text:style-name="P216">That is a savings of 37.5%, given a transmission of 5 bits per symbol; a savings of 3 bits per byte. </text:p>
      <text:p text:style-name="P9"/>
      <text:p text:style-name="P9"/>
      <text:p text:style-name="P9"/>
      <text:p text:style-name="P9"/>
      <text:p text:style-name="P9"/>
      <text:p text:style-name="P9"/>
      <text:p text:style-name="P9"/>
      <text:p text:style-name="P244"><text:soft-page-break/>Entropy</text:p>
      <text:p text:style-name="P181">In the context of Information Theory, what is meant by entropy is really “<text:span text:style-name="T67">Shannon information,” </text:span>which is used synonymously as <text:span text:style-name="T67">entropy </text:span>and<text:span text:style-name="T67"> uncertainty. <text:s/>(We will not address thermodynamic entropy here.)</text:span></text:p>
      <text:p text:style-name="P180"/>
      <text:p text:style-name="P10"><text:span text:style-name="T135">In general terms, there is “low entropy” if a message is succinct and high entropy when a message is uncertain. <text:s/>Given that more entropy (more Shannon Information) means less certainty, a measure of e</text:span>ntropy <text:span text:style-name="T135">can guide data compression, as we will see</text:span>. </text:p>
      <text:p text:style-name="P11"/>
      <text:p text:style-name="P14">As mentioned, <text:span text:style-name="T136">symbol </text:span>frequencies <text:span text:style-name="T136">in a message </text:span>can be <text:span text:style-name="T136">used </text:span>to reduced the number of bits to transmit a message. <text:s/><text:span text:style-name="T136">This requires that both the sender and the receiver share the same symbols statistics. <text:s/>It could <text:s/>be that frequencies are from a single message, or a type of message, or from a sample of prior messages. <text:s/>Perhaps the sender and receiver agree to use a commonly recognized source of word and letter frequencies (such details may be transmitted in advance of the relatively longer communication). <text:s/>For a source see: </text:span><text:a xlink:type="simple" xlink:href="http://www.norvig.com/mayzner.html" text:style-name="Internet_20_link" text:visited-style-name="Visited_20_Internet_20_Link"><text:span text:style-name="T136">http://www.norvig.com/mayzner.html</text:span></text:a><text:span text:style-name="T136"> . <text:s/>There are also statistics on successive word pairs, trios, etc. <text:s/>For example the letter 't' usually proceeds the letter 'h' in two letter sequences.</text:span></text:p>
      <text:p text:style-name="P14"/>
      <text:p text:style-name="P184">There are <text:span text:style-name="T40"><text:s/>26</text:span><text:span text:style-name="T35">26</text:span><text:span text:style-name="T40"> possib</text:span>le letter sequences and, with <text:span text:style-name="T34">97,565</text:span><text:span text:style-name="T40"> words in then English dictionary, we </text:span>might consider <text:span text:style-name="T40">five million pairs to analyze. <text:s/></text:span>However, many of these combinations are not used in normal non-encrypted communication. <text:s/><text:span text:style-name="T41">High frequency words will include conjunctions and propositions. <text:s/>We are interested in the related nouns and verbs.</text:span></text:p>
      <text:p text:style-name="P182"/>
      <text:p text:style-name="P217">Lets summarize some statistics based on what we know so far about entropy and the English language. <text:s/>We will assume independence between successive characters and successive words.</text:p>
      <text:p text:style-name="P210"/>
      <text:p text:style-name="P218">English language quantifications: <text:s text:c="2"/><text:tab/><text:tab/></text:p>
      <text:list xml:id="list3099324616631299488" text:style-name="L1">
        <text:list-item>
          <text:p text:style-name="P266">Characters (A to Z and blank space): 27</text:p>
        </text:list-item>
      </text:list>
      <text:list xml:id="list1305954051470289993" text:style-name="L2">
        <text:list-item>
          <text:p text:style-name="P267">Words: 97,565</text:p>
        </text:list-item>
        <text:list-item>
          <text:p text:style-name="P268"><text:span text:style-name="T148">Average </text:span>word <text:span text:style-name="T148">length: 4.79</text:span> chars</text:p>
        </text:list-item>
        <text:list-item>
          <text:p text:style-name="P268">Uniform character distribution: log<text:span text:style-name="T54">2</text:span>(27) <text:span text:style-name="T148">=</text:span>= 4.75 bits</text:p>
        </text:list-item>
        <text:list-item>
          <text:p text:style-name="P268">Uniform word distribution <text:span text:style-name="T150">(incl space)</text:span>: log<text:span text:style-name="T54">2</text:span>(<text:span text:style-name="T150">97,565</text:span>) / <text:span text:style-name="T150">5.79</text:span> =<text:span text:style-name="T149">=</text:span> 2.<text:span text:style-name="T149">86</text:span> bits</text:p>
        </text:list-item>
      </text:list>
      <text:p text:style-name="P208"/>
      <text:p text:style-name="P52">Consider the characters of the English<text:span text:style-name="T72"> alphabet, </text:span>with <text:span text:style-name="T72">26 letters </text:span>and <text:span text:style-name="T72">a blank </text:span>space (a hidden \s character) for separating <text:span text:style-name="T72">words. <text:s/></text:span>So, we really have <text:span text:style-name="T72">27 </text:span>characters.</text:p>
      <text:p text:style-name="P183"/>
      <text:p text:style-name="P22"><text:span text:style-name="T138">G</text:span>iven that the probability distribution of a message is known, the length of the message can be known. <text:s/>T<text:span text:style-name="T140">herefore, </text:span>for all bits of message S, <text:span text:style-name="T140">the sender and receiver have the same information, or </text:span>decode(encode(S<text:span text:style-name="T46">i</text:span>)) = S<text:span text:style-name="T46">i</text:span></text:p>
      <text:p text:style-name="P15"/>
      <text:p text:style-name="P219">The computed entropy depends on the basis of symbol probability that is adopted by the sender and receiver. </text:p>
      <text:p text:style-name="P16"/>
      <text:p text:style-name="P185">Minimum bits to represent a symbol:</text:p>
      <text:p text:style-name="P23"><text:span text:style-name="T62">The essence of </text:span>Shannon's 1948 “Noiseless Coding Theorem” <text:span text:style-name="T141">is that no redundant data be used in a message. <text:s/>Accordingly, the theoretical minimum length of a message is given by the entropy of the message. </text:span></text:p>
      <text:p text:style-name="P23"/>
      <text:p text:style-name="P249">The expected length of message is equal to the entropy of the message.<text:line-break/></text:p>
      <text:p text:style-name="P220"><text:soft-page-break/>Entropy, also known as Shannon Entropy or Shannon Information, can be expressed as:</text:p>
      <text:p text:style-name="P24"/>
      <text:p text:style-name="P30"><text:tab/>I = -log<text:span text:style-name="T48">2</text:span> P<text:span text:style-name="T48">0</text:span></text:p>
      <text:p text:style-name="P30"/>
      <text:p text:style-name="P30">… <text:span text:style-name="T65">where </text:span>P<text:span text:style-name="T48">0</text:span><text:span text:style-name="T65"> is the </text:span>probability that a message will be received. <text:s/></text:p>
      <text:p text:style-name="P30"/>
      <text:p text:style-name="P87">Single event:</text:p>
      <text:p text:style-name="P87">The Shannon <text:span text:style-name="T143">I</text:span>nformation I <text:span text:style-name="T143">may be expressed for </text:span>a single event <text:span text:style-name="T89">e a</text:span>s inversely related to the probability of the event. <text:s/>That is: </text:p>
      <text:p text:style-name="P87"/>
      <text:p text:style-name="P87"><text:tab/><text:span text:style-name="T64">I</text:span><text:span text:style-name="T46">e</text:span><text:span text:style-name="T48"> </text:span><text:span text:style-name="T64">= -log</text:span><text:span text:style-name="T48">2</text:span><text:span text:style-name="T64"> P</text:span><text:span text:style-name="T46">e</text:span><text:span text:style-name="T48"> </text:span>== <text:span text:style-name="T64">log</text:span><text:span text:style-name="T48">2</text:span><text:span text:style-name="T64"> </text:span>(1/ <text:span text:style-name="T64">P</text:span><text:span text:style-name="T46">e</text:span><text:span text:style-name="T88">)</text:span></text:p>
      <text:p text:style-name="P87"/>
      <text:p text:style-name="P88">You can use either form.</text:p>
      <text:p text:style-name="P31"/>
      <text:p text:style-name="P221">Thus, with 100% certainty, </text:p>
      <text:p text:style-name="P31"/>
      <text:p text:style-name="P31"><text:tab/>I = -log<text:span text:style-name="T48">2</text:span> <text:span text:style-name="T65">1 = 0 </text:span></text:p>
      <text:p text:style-name="P31"/>
      <text:p text:style-name="P31"><text:span text:style-name="T65">So, 0</text:span> bits of “Shannon information” <text:span text:style-name="T66">(Same as 0 bits of Shannon entropy). <text:s/></text:span></text:p>
      <text:p text:style-name="P85"/>
      <text:p text:style-name="P85">Note that logarithms in base 2 count in magnitudes of 2, readily accommodating bits (binary digits). <text:s/><text:span text:style-name="T87">If the values that we are dealing with are in another base, we can still reflect these as bits by computing the </text:span>amount of information <text:span text:style-name="T87">as the</text:span> log_<text:span text:style-name="T87">b</text:span>ase<text:span text:style-name="T87">X(someNumber)</text:span> / log_<text:span text:style-name="T87">baseX(</text:span>2<text:span text:style-name="T87">). <text:s/></text:span></text:p>
      <text:p text:style-name="P85"/>
      <text:p text:style-name="P220">Working with distinct 8-bit string lengths, from 00000000 to 11111111, the receiver will not confuse 00000111 with 1110. <text:s/>Binary can also corresponds with some decision trees and networking protocols. </text:p>
      <text:p text:style-name="P22"/>
      <text:p text:style-name="P75"><text:span text:style-name="T87">Apart from reflecting binary magnitudes, </text:span>us<text:span text:style-name="T87">ing</text:span> a logarithm <text:span text:style-name="T87">relegates output to a narrower range of integers. <text:s/></text:span></text:p>
      <text:p text:style-name="P22"/>
      <text:p text:style-name="P222">Consider the decimal value 0.5 in terms of bits:</text:p>
      <text:p text:style-name="P86"/>
      <text:p text:style-name="P86"><text:span text:style-name="T87"><text:tab/>I = -</text:span>log(0.5)/log(2) <text:span text:style-name="T87">== -log</text:span><text:span text:style-name="T48">2</text:span><text:span text:style-name="T87"> 0.5 </text:span><text:s/><text:span text:style-name="T142">=</text:span>= 1 <text:span text:style-name="T87">bit </text:span></text:p>
      <text:p text:style-name="P86"/>
      <text:p text:style-name="P34"><text:span text:style-name="T143">S</text:span>uppos<text:span text:style-name="T143">ing</text:span> that <text:span text:style-name="T143">a </text:span>message has a 0.5 probability of being sent (like flipping a coin), the receive<text:span text:style-name="T143">r</text:span> cannot be certain which message will be received. <text:s/></text:p>
      <text:p text:style-name="P31"/>
      <text:p text:style-name="P37">Lets consider a scenario where the transmitter can send any one of 10 possible, equally probable, messages.</text:p>
      <text:p text:style-name="P37"/>
      <text:p text:style-name="P37"><text:span text:style-name="T64"><text:tab/>I = -log</text:span><text:span text:style-name="T48">2</text:span><text:span text:style-name="T64"> </text:span>(1/10)<text:span text:style-name="T64"> = </text:span>3.3</text:p>
      <text:p text:style-name="P37"><text:s text:c="2"/></text:p>
      <text:p text:style-name="P37">This is 3.3 bits of Shannon information or Shannon entropy. </text:p>
      <text:p text:style-name="P86"/>
      <text:p text:style-name="P185">If it is known that the symbols 'B' occurs 8 times in 64 symbols, then the number of bits required to represent 'B” is:</text:p>
      <text:p text:style-name="P185"/>
      <text:p text:style-name="P185"><text:tab/>-log<text:span text:style-name="T46">2</text:span> 8/64 == <text:s/>3 bits</text:p>
      <text:p text:style-name="P21"/>
      <text:p text:style-name="P186"><text:soft-page-break/><text:span text:style-name="T141">In the above example, the expected length is 3, which is also its entropy. <text:s/></text:span>Using more than 3 bits to represent 'B' suggests opportunity for compression. <text:s/></text:p>
      <text:p text:style-name="P85"/>
      <text:p text:style-name="P185">Weighted average entropy:</text:p>
      <text:p text:style-name="P223">We can define entropy as the average uncertain information received over a range of values or events.</text:p>
      <text:p text:style-name="P17"/>
      <text:p text:style-name="P223">For a set of symbols comprising a message, weighted average entropy may be denoted by the following equation:</text:p>
      <text:p text:style-name="P13"/>
      <text:p text:style-name="P13"><text:span text:style-name="T42"><text:tab/> H = -</text:span><text:span text:style-name="T44">∑ </text:span><text:span text:style-name="T45">P</text:span><text:span text:style-name="T47">i</text:span><text:span text:style-name="T45"> log</text:span><text:span text:style-name="T47">2</text:span><text:span text:style-name="T45"> P</text:span><text:span text:style-name="T47">i</text:span><text:span text:style-name="T43"> </text:span></text:p>
      <text:p text:style-name="P12"/>
      <text:p text:style-name="P20">That is, P<text:span text:style-name="T46">i</text:span> is the probability of a <text:span text:style-name="T137">symbol</text:span>. <text:s/><text:span text:style-name="T61">While all symbol frequency probabilities will sum to 100%, entropy may be computed higher and lower than 1. <text:s/>Entropy of 0 indicates certainty. <text:s/><text:line-break/></text:span></text:p>
      <text:p text:style-name="P43">Note the <text:span text:style-name="T71">probabilities now also serve as weights, as now needed </text:span>to give relative weight to each parameter:</text:p>
      <text:p text:style-name="P43"/>
      <text:p text:style-name="P32"><text:tab/>I = -<text:span text:style-name="T70">(</text:span>P<text:span text:style-name="T48">0 </text:span><text:span text:style-name="T70">x l</text:span>og<text:span text:style-name="T48">2</text:span> P<text:span text:style-name="T48">0 </text:span><text:span text:style-name="T70">+ </text:span>P<text:span text:style-name="T49">1</text:span><text:span text:style-name="T48"> </text:span><text:span text:style-name="T70">x l</text:span>og<text:span text:style-name="T48">2</text:span> P<text:span text:style-name="T49">1</text:span><text:span text:style-name="T71">)</text:span></text:p>
      <text:p text:style-name="P20"/>
      <text:p text:style-name="P20">Given <text:span text:style-name="T60">a </text:span>set of two <text:span text:style-name="T137">symbols,</text:span> with probabilities of 0.60 and 0.40, the entropy is 0.<text:span text:style-name="T60">971, indicating entropy or uncertainty</text:span>. <text:s/><text:span text:style-name="T138">In a spreadsheet, the formula can be entered as:</text:span></text:p>
      <text:p text:style-name="P18"/>
      <text:p text:style-name="P19"><text:tab/>=<text:span text:style-name="T59">-(0.6*LOG(0.6,2)+0.4*LOG(0.4,2))</text:span></text:p>
      <text:p text:style-name="P8"/>
      <text:p text:style-name="P187">It would be the same result if<text:span text:style-name="T69"> 4 of 10 messages share </text:span>had <text:span text:style-name="T69">one expectation </text:span>while the other 6<text:span text:style-name="T69"> share</text:span>d<text:span text:style-name="T69"> another expectation of being received. <text:s/></text:span>Suppose the message was simply “AAAABBBBBB.”<text:span text:style-name="T69"> <text:s text:c="2"/></text:span>The string is four tenths As and six tenths Bs. <text:s/><text:span text:style-name="T69">The formula is like that in the above scenario:</text:span></text:p>
      <text:p text:style-name="P44"/>
      <text:p text:style-name="P33"><text:tab/>I = -<text:span text:style-name="T68">(0.40 x </text:span>log<text:span text:style-name="T48">2</text:span> <text:span text:style-name="T68">0.40 + 0.6 x </text:span>log<text:span text:style-name="T48">2</text:span> <text:span text:style-name="T68">0.6) == 0.971 bits of Shannon information</text:span></text:p>
      <text:p text:style-name="P8"/>
      <text:p text:style-name="P45"><text:span text:style-name="T73">Dealing with unknowns</text:span>:</text:p>
      <text:p text:style-name="P48">We can limit uncertainty by imposing a maximum bound of likelihood of receipt for a set of <text:span text:style-name="T146">symbols or </text:span>messages. <text:s/><text:span text:style-name="T73">We may apply such a bound to a range of symbols within a set of unknown or random information, treating all equally likely. That way, we get results for groups of symbols, like the strings “AAAA” and “BBBBBB” in the example above. <text:s/>We can similarly have categories of symbols with various weights. <text:s/>Symbols of unknown probability can be assigned 0.5 as a neutral weight. <text:s/></text:span></text:p>
      <text:p text:style-name="P8"/>
      <text:p text:style-name="P224">Consider for example that 9 out of 10 messages are equally expected by the receiver. <text:s/>It could be that a “constraint” was imposed on this set of 9. <text:s/>Therefore, there is only a 10% expectation of receiving the one unique message. <text:s/>Now the Shannon entropy is:</text:p>
      <text:p text:style-name="P35"/>
      <text:p text:style-name="P26"><text:tab/>I = -<text:span text:style-name="T68">(0.90 x </text:span>log<text:span text:style-name="T48">2</text:span> <text:span text:style-name="T68">0.90 + 0.10 x </text:span>log<text:span text:style-name="T48">2</text:span> <text:span text:style-name="T68">0.10) = 0.20</text:span></text:p>
      <text:p text:style-name="P35"/>
      <text:p text:style-name="P36"><text:span text:style-name="T67">This means that there are 0.20 bits of Shannon entropy or uncertainty of 0.20 bits. <text:s/>The constraint effectively limited the amount of information, thereby reducing uncertainty. </text:span><text:s/></text:p>
      <text:p text:style-name="P29"/>
      <text:p text:style-name="P89"/>
      <text:p text:style-name="P89"/>
      <text:p text:style-name="P89"/>
      <text:p text:style-name="P89"><text:soft-page-break/>If we <text:span text:style-name="T144">have only a small set of symbols, the number list [1, 3, 5, 7]. <text:s/>The entropy calculation is:</text:span></text:p>
      <text:p text:style-name="P89"/>
      <text:p text:style-name="P89"><text:tab/><text:span text:style-name="T90">Element, e from index 1 to 4 </text:span><text:tab/></text:p>
      <text:p text:style-name="P89"><text:tab/><text:span text:style-name="T93">Number of elements, N = 4</text:span></text:p>
      <text:p text:style-name="P89"><text:tab/><text:span text:style-name="T90">Probability of e, P</text:span><text:span text:style-name="T53">e</text:span><text:span text:style-name="T90"> = P</text:span><text:span text:style-name="T53">e</text:span><text:span text:style-name="T90"> / N</text:span><text:tab/></text:p>
      <text:p text:style-name="P89"><text:tab/><text:span text:style-name="T90">Shannon entropy, I = -1 * (average sum of P</text:span><text:span text:style-name="T53">e</text:span><text:span text:style-name="T90"> * log</text:span><text:span text:style-name="T53">2</text:span><text:span text:style-name="T90">(Pi) ) == 2 bits</text:span></text:p>
      <text:p text:style-name="P89"><text:tab/></text:p>
      <text:p text:style-name="P90">What if the the sample numbers are [2, 4, 6, 8], the result is the same, 2 bits. <text:s/>If you are confused, think though this <text:span text:style-name="T91">general algorithm (program code is AWK)</text:span>:</text:p>
      <text:p text:style-name="P90"/>
      <text:p text:style-name="P93"><text:tab/> <text:s/>bitstr = "1111222233334444"</text:p>
      <text:p text:style-name="P91"><text:tab/> <text:s/>N = split(bitstr, arr, "") <text:s text:c="5"/><text:tab/># create array arr N = length of bitstr</text:p>
      <text:p text:style-name="P91"><text:tab/> <text:s/></text:p>
      <text:p text:style-name="P91"><text:tab/> <text:s/>for (i = 1; i &lt;= N; i++) { <text:s text:c="3"/><text:tab/># assign value of digit to a key in array arr2</text:p>
      <text:p text:style-name="P91"><text:tab/> <text:s text:c="3"/>arr2[arr[i]]++; <text:s text:c="15"/><text:tab/># Note! Duplicates == single key; yet +1 for <text:span text:style-name="T92">each</text:span> digit</text:p>
      <text:p text:style-name="P91"><text:tab/> <text:s/>}</text:p>
      <text:p text:style-name="P91"/>
      <text:p text:style-name="P91"><text:tab/> <text:s/>for(e in arr2) {</text:p>
      <text:p text:style-name="P91"><text:tab/> <text:s text:c="3"/><text:span text:style-name="T94"># now we want count of element relative to total element count<text:tab/><text:tab/><text:tab/></text:span></text:p>
      <text:p text:style-name="P96"><text:tab/> <text:s text:c="3"/>p = arr2[e] / N; <text:s text:c="5"/><text:tab/># key e for val = relative count in numerator / total count </text:p>
      <text:p text:style-name="P92"><text:tab/> <text:s text:c="3"/>I -= <text:s/>p * log(p);<text:tab/></text:p>
      <text:p text:style-name="P94"><text:tab/> <text:s/>}</text:p>
      <text:p text:style-name="P94"><text:tab/> <text:s/>print I / log(2);</text:p>
      <text:p text:style-name="P95"/>
      <text:p text:style-name="P107">In Python <text:span text:style-name="T144">the same algorithm c</text:span>an look like this:</text:p>
      <text:p text:style-name="P107"/>
      <text:p text:style-name="P118"><text:tab/>#!/usr/bin/python3 </text:p>
      <text:p text:style-name="P118"><text:tab/>import math</text:p>
      <text:p text:style-name="P118"/>
      <text:p text:style-name="P118"><text:tab/>def entropy(bitstr):</text:p>
      <text:p text:style-name="P118"><text:tab/> <text:s/>elist = list(bitstr)</text:p>
      <text:p text:style-name="P118"><text:tab/> <text:s/>N = len(elist)</text:p>
      <text:p text:style-name="P118"><text:tab/> <text:s/>I = 0.0</text:p>
      <text:p text:style-name="P118"><text:tab/> <text:s/>S = set(elist) <text:s/># creates set of distinct elements</text:p>
      <text:p text:style-name="P118"/>
      <text:p text:style-name="P118"><text:tab/> <text:s/>for s in S:</text:p>
      <text:p text:style-name="P118"><text:tab/> <text:s text:c="3"/>frequency = 0.0</text:p>
      <text:p text:style-name="P118"/>
      <text:p text:style-name="P118"><text:tab/> <text:s text:c="3"/>for e in elist:</text:p>
      <text:p text:style-name="P118"><text:tab/> <text:s text:c="5"/>if(s == e):</text:p>
      <text:p text:style-name="P118"><text:tab/> <text:s text:c="7"/>frequency = frequency + 1</text:p>
      <text:p text:style-name="P118"><text:tab/> <text:s text:c="7"/>p = (1.0 * frequency) / (1.0 * N)</text:p>
      <text:p text:style-name="P118"><text:tab/> <text:s text:c="3"/>I = I - p * math.log(p)</text:p>
      <text:p text:style-name="P118"/>
      <text:p text:style-name="P118"><text:tab/> <text:s/>return I / math.log(2) </text:p>
      <text:p text:style-name="P118"/>
      <text:p text:style-name="P118"><text:tab/><text:span text:style-name="T104">#</text:span>Run a test:</text:p>
      <text:p text:style-name="P118"><text:tab/>bitstr = "1111222233334444"</text:p>
      <text:p text:style-name="P118"><text:tab/>print(entropy(bitstr))</text:p>
      <text:p text:style-name="P95"><text:soft-page-break/></text:p>
      <text:p text:style-name="P108">Whatever language you use, when computing P<text:span text:style-name="T46">e</text:span> be careful not to confuse the count of distinct elements with the elements themselves. <text:s/>If you use an associative array to assist with this task, the manner of extracting a collection's keys and values depends on the language. <text:s/></text:p>
      <text:p text:style-name="P49"/>
      <text:p text:style-name="P204"><text:span text:style-name="T24">Transmission of messages</text:span><text:span text:style-name="T20"> <text:s text:c="2"/></text:span><text:s/></text:p>
      <text:p text:style-name="P209">Our message symbols can be comprised of characters or words. <text:s/></text:p>
      <text:p text:style-name="P209"/>
      <text:p text:style-name="P46">The Shannon information for drawing a specific character, such as 'A':</text:p>
      <text:p text:style-name="P50"/>
      <text:p text:style-name="P38"><text:span text:style-name="T64"><text:tab/>I = -log</text:span><text:span text:style-name="T48">2</text:span><text:span text:style-name="T64"> </text:span>(1/<text:span text:style-name="T74">27</text:span>)<text:span text:style-name="T64"> = 4.76</text:span></text:p>
      <text:p text:style-name="P53"/>
      <text:p text:style-name="P47">The Shannon information for drawing the three character sequence 'ABC':</text:p>
      <text:p text:style-name="P51"/>
      <text:p text:style-name="P39"><text:span text:style-name="T64"><text:tab/>I = -log</text:span><text:span text:style-name="T48">2</text:span><text:span text:style-name="T64"> </text:span>(1/<text:span text:style-name="T74">27</text:span>) <text:span text:style-name="T75">+ -log</text:span><text:span text:style-name="T48">2</text:span><text:span text:style-name="T64"> </text:span>(1/<text:span text:style-name="T74">27</text:span>) <text:span text:style-name="T75">+ -log</text:span><text:span text:style-name="T48">2</text:span><text:span text:style-name="T64"> </text:span>(1/<text:span text:style-name="T74">27</text:span>)<text:span text:style-name="T75"> == 3 x ( -log</text:span><text:span text:style-name="T48">2</text:span><text:span text:style-name="T64"> </text:span>(1/<text:span text:style-name="T74">27</text:span>) <text:span text:style-name="T75">) = 14.28</text:span></text:p>
      <text:p text:style-name="P39"/>
      <text:p text:style-name="P225">That same value of Shannon information exists if we seek 'XYZ' or 'ABC' or whether the characters were received without error or random.</text:p>
      <text:p text:style-name="P41"/>
      <text:p text:style-name="P225">Using large volume for symbol frequency counts:</text:p>
      <text:p text:style-name="P205">In reality, a message will have some characters that are more frequent than other characters. <text:s/><text:span text:style-name="T151">Based on the statistics shown earlier, a blank space typically occupies 20% of a word symbol. <text:s/>E is the most used letter, with 12.49% of the total letter count, and Z is the least used letter, with 0.09% usage (Source: </text:span><text:a xlink:type="simple" xlink:href="http://www.norvig.com/mayzner.html" text:style-name="Internet_20_link" text:visited-style-name="Visited_20_Internet_20_Link"><text:span text:style-name="T151">http://www.norvig.com/mayzner.html</text:span></text:a><text:span text:style-name="T151"> ). </text:span></text:p>
      <text:p text:style-name="P203"/>
      <text:p text:style-name="P226">Computing Shannon Information can take these statistics into account. <text:s/>For example, different parameters of the weighted entropy formula can represent each character with a different weight based on its probability. <text:s/>That is:</text:p>
      <text:p text:style-name="P202"/>
      <text:p text:style-name="P27"><text:tab/>I = -<text:span text:style-name="T68">(P</text:span><text:span text:style-name="T50">blank</text:span><text:span text:style-name="T68"> x </text:span>log<text:span text:style-name="T48">2</text:span> <text:span text:style-name="T76">P</text:span><text:span text:style-name="T50">blank</text:span><text:span text:style-name="T76"> + P</text:span><text:span text:style-name="T50">A</text:span><text:span text:style-name="T76"> x </text:span>log<text:span text:style-name="T48">2</text:span> <text:span text:style-name="T76">P</text:span><text:span text:style-name="T50">A</text:span><text:span text:style-name="T76"> + P</text:span><text:span text:style-name="T51">B</text:span><text:span text:style-name="T76"> x </text:span>log<text:span text:style-name="T48">2</text:span> <text:span text:style-name="T76">P</text:span><text:span text:style-name="T51">B</text:span><text:span text:style-name="T76"> + … + P</text:span><text:span text:style-name="T51">Z</text:span><text:span text:style-name="T76"> x </text:span>log<text:span text:style-name="T48">2</text:span> <text:span text:style-name="T76">P</text:span><text:span text:style-name="T51">Z</text:span><text:span text:style-name="T76"> ) </text:span></text:p>
      <text:p text:style-name="P201"/>
      <text:p text:style-name="P206">Based on th<text:span text:style-name="T152">e relative </text:span>parameters <text:span text:style-name="T152">of this w</text:span>eighted average, <text:span text:style-name="T152">the</text:span> <text:span text:style-name="T26">expectation of drawing any one character</text:span><text:span text:style-name="T77">, the </text:span>Shannon information, is <text:span text:style-name="T153">4.16</text:span> bits. </text:p>
      <text:p text:style-name="P201"/>
      <text:p text:style-name="P211">Supposing communication of three <text:span text:style-name="T31">specific </text:span><text:span text:style-name="T30">characters, </text:span><text:span text:style-name="T31">in any order, </text:span><text:span text:style-name="T29">lets consider the </text:span><text:span text:style-name="T31">probability of </text:span><text:span text:style-name="T29">their</text:span><text:span text:style-name="T31"> being drawn</text:span><text:span text:style-name="T30">. <text:s/></text:span><text:span text:style-name="T29">For the characters </text:span><text:span text:style-name="T32">“</text:span><text:span text:style-name="T29">HOP</text:span><text:span text:style-name="T32">” we have:</text:span></text:p>
      <text:p text:style-name="P54"/>
      <text:p text:style-name="P28"><text:tab/>I = -<text:span text:style-name="T68">(P</text:span><text:span text:style-name="T55">H</text:span><text:span text:style-name="T68"> x </text:span>log<text:span text:style-name="T48">2</text:span> <text:span text:style-name="T76">P</text:span><text:span text:style-name="T55">H</text:span><text:span text:style-name="T76"> + P</text:span><text:span text:style-name="T52">O</text:span><text:span text:style-name="T76"> x </text:span>log<text:span text:style-name="T48">2</text:span> <text:span text:style-name="T76">P</text:span><text:span text:style-name="T52">O</text:span><text:span text:style-name="T76"> + P</text:span><text:span text:style-name="T52">P</text:span><text:span text:style-name="T76"> x </text:span>log<text:span text:style-name="T48">2</text:span> <text:span text:style-name="T76">P</text:span><text:span text:style-name="T52">P</text:span><text:span text:style-name="T76"> ) </text:span></text:p>
      <text:p text:style-name="P55">Or, </text:p>
      <text:p text:style-name="P28"><text:tab/>I = -<text:span text:style-name="T68">(0.05 x </text:span>log<text:span text:style-name="T48">2</text:span> <text:span text:style-name="T78">0.05 + 0.076 x </text:span>log<text:span text:style-name="T48">2</text:span> <text:span text:style-name="T79">0.076 + 0.02 x </text:span>log<text:span text:style-name="T48">2</text:span> <text:span text:style-name="T79">0.02 ) <text:s/>= 0.62 bits</text:span></text:p>
      <text:p text:style-name="P5"/>
      <text:p text:style-name="P57"><text:span text:style-name="T154">The </text:span>likelihood <text:span text:style-name="T154">of receiving a message </text:span>“<text:span text:style-name="T154">HOP”</text:span> <text:span text:style-name="T154">is not different than receiving “POH.” <text:s/></text:span></text:p>
      <text:p text:style-name="P57"/>
      <text:p text:style-name="P188">In Information Theory we are interested in Shannon entropy given a set of symbols in any order. <text:s/></text:p>
      <text:p text:style-name="P188"/>
      <text:p text:style-name="P188"/>
      <text:p text:style-name="P188"/>
      <text:p text:style-name="P188"/>
      <text:p text:style-name="P188"><text:soft-page-break/>If we require exact order, such as H-O-P, then we can look to Probability Theory. <text:s/>As an aside, c<text:span text:style-name="T80">onsider that each character H-O-P has its own probability </text:span>of occurrence.<text:span text:style-name="T80"> <text:s/></text:span>T<text:span text:style-name="T80">o </text:span>receive <text:span text:style-name="T80">these characters in that </text:span>exact <text:span text:style-name="T80">sequence is less probable than any one of their probabilities. </text:span>That overall probability would be:</text:p>
      <text:p text:style-name="P188"/>
      <text:p text:style-name="P188"><text:tab/>0.05 x 0.076 x 0.02 == 0.000076</text:p>
      <text:p text:style-name="P57"/>
      <text:p text:style-name="P58"><text:span text:style-name="T81">Based on that result, one might compute </text:span>the Shannon entropy <text:span text:style-name="T81">of a single draw of these three characters as</text:span>:</text:p>
      <text:p text:style-name="P58"/>
      <text:p text:style-name="P42"><text:span text:style-name="T64"><text:tab/>I = -log</text:span><text:span text:style-name="T48">2</text:span><text:span text:style-name="T64"> </text:span><text:span text:style-name="T33">0.000076</text:span><text:span text:style-name="T64"> = 13.68<text:tab/></text:span></text:p>
      <text:p text:style-name="P40"/>
      <text:p text:style-name="P207">… <text:span text:style-name="T81">i</text:span>ndicat<text:span text:style-name="T81">ing</text:span> a high amount of entropy or uncertainty <text:span text:style-name="T155">for receiving </text:span>th<text:span text:style-name="T155">e</text:span> exact <text:span text:style-name="T155">symbol </text:span>sequence <text:span text:style-name="T155">H-O-P</text:span>.</text:p>
      <text:p text:style-name="P56"/>
      <text:p text:style-name="P60">However, <text:span text:style-name="T155">for I</text:span>nformation <text:span text:style-name="T82">T</text:span>heory, <text:span text:style-name="T155">whether a symbol sequence is </text:span>recognizab<text:span text:style-name="T155">le </text:span>or random is irrelevant. <text:s/><text:span text:style-name="T155">What matters is the weighted average number of bits.</text:span> <text:s/>“<text:span text:style-name="T155">HOP” has the same information as “POH.” <text:s/></text:span></text:p>
      <text:p text:style-name="P60"/>
      <text:p text:style-name="P189">The meaning of information is of no concern to Information Theory. <text:s/>In that context, “more information” does not convey more meaning, but greater uncertainty with a greater number of bits that must be processed. <text:s/></text:p>
      <text:p text:style-name="P62"/>
      <text:p text:style-name="P248">Exercise</text:p>
      <text:p text:style-name="P100">Using <text:span text:style-name="T97">Python,</text:span> write an algorithm to determine the entropy of the following lists: </text:p>
      <text:p text:style-name="P100"/>
      <text:p text:style-name="P100"><text:tab/>[0, 0, 0, 0, 0, 0]</text:p>
      <text:p text:style-name="P100"><text:tab/>[1, 1, 1, 1, 1, 1]</text:p>
      <text:p text:style-name="P100"><text:tab/>[1, 0, 1, 0, 1, 0]</text:p>
      <text:p text:style-name="P100"/>
      <text:p text:style-name="P100">Submit your coded algorithm and your output.</text:p>
      <text:p text:style-name="P100">What do you deduce about the impact of <text:span text:style-name="T189">various element </text:span>patterns on entropy?</text:p>
      <text:p text:style-name="P61"/>
      <text:p text:style-name="P237">Joint entropy</text:p>
      <text:p text:style-name="P105">Given two set<text:span text:style-name="T157">s</text:span> of s<text:span text:style-name="T157">ymbols</text:span>, joint entropy is the entropy of their intersecti<text:span text:style-name="T157">ng</text:span> set. <text:s/>That is, it is the count of each element within the intersection relative to the total number of intersecti<text:span text:style-name="T158">ng</text:span> elements.</text:p>
      <text:p text:style-name="P105"/>
      <text:p text:style-name="P199">Formally, joint entropy can be expressed as:</text:p>
      <text:p text:style-name="P199"/>
      <text:p text:style-name="P83"><text:tab/>H(<text:span text:style-name="T185">S1 </text:span>, <text:span text:style-name="T185">S2</text:span>) = -∑<text:span text:style-name="T58">i</text:span>P(<text:span text:style-name="T185">S1</text:span><text:span text:style-name="T46">i </text:span>, <text:span text:style-name="T185">S2</text:span><text:span text:style-name="T46">j</text:span>) <text:span text:style-name="T185">x </text:span>log<text:span text:style-name="T57">2</text:span>(P(<text:span text:style-name="T185">S1</text:span><text:span text:style-name="T46">i</text:span> , <text:span text:style-name="T185">S2</text:span><text:span text:style-name="T46">j</text:span>)), <text:span text:style-name="T186">where (S1</text:span><text:span text:style-name="T46">i </text:span>, <text:span text:style-name="T185">S2</text:span><text:span text:style-name="T46">j </text:span><text:span text:style-name="T186">) ∈ S1 × S2</text:span></text:p>
      <text:p text:style-name="P83"/>
      <text:p text:style-name="P105">Determining joint entropy is not much different than finding entropy, except that you must first <text:span text:style-name="T161">determine the intersecting set.</text:span></text:p>
      <text:p text:style-name="P105"/>
      <text:p text:style-name="P106">Python gives us some fairly easy to use set operators:</text:p>
      <text:p text:style-name="P106"/>
      <text:p text:style-name="P106"><text:tab/>s1, s2 = {1, 3, 5, 7, 8}, {1, 2, 4, 6, 8}<text:tab/><text:span text:style-name="T95"># define 2 sets</text:span></text:p>
      <text:p text:style-name="P106"><text:tab/>print("union s1 s2: ", s2 | s2)</text:p>
      <text:p text:style-name="P106"><text:tab/>print("intersection s1 s2: ", s1 &amp; s2)</text:p>
      <text:p text:style-name="P106"><text:tab/>print("difference s1 s2: ", s1 - s2)</text:p>
      <text:p text:style-name="P105"><text:s text:c="2"/></text:p>
      <text:p text:style-name="P109"><text:soft-page-break/>However, for you to better understand the set operations involved, the following Python code is more explicit <text:span text:style-name="T96">about the set intersection</text:span>:</text:p>
      <text:p text:style-name="P104"/>
      <text:p text:style-name="P104"><text:tab/><text:span text:style-name="T100">#!/usr/bin/python3</text:span></text:p>
      <text:p text:style-name="P109"><text:tab/>import math</text:p>
      <text:p text:style-name="P109"/>
      <text:p text:style-name="P116"><text:tab/>def jointEntopy(bitstr1, bitstr2):</text:p>
      <text:p text:style-name="P116"><text:tab/> <text:s/>S1 = set(bitstr1)</text:p>
      <text:p text:style-name="P116"><text:tab/> <text:s/>S2 = set(bitstr2)</text:p>
      <text:p text:style-name="P116"><text:tab/> <text:s/>L1 = list(bitstr1)</text:p>
      <text:p text:style-name="P116"><text:tab/> <text:s/>L2 = list(bitstr2)</text:p>
      <text:p text:style-name="P116"/>
      <text:p text:style-name="P116"><text:tab/> <text:s/>N = len(L1)</text:p>
      <text:p text:style-name="P116"><text:tab/> <text:s/>I = 0.0</text:p>
      <text:p text:style-name="P116"/>
      <text:p text:style-name="P116"><text:tab/> <text:s/>for s1 in S1:</text:p>
      <text:p text:style-name="P116"><text:tab/> <text:s text:c="3"/>for s2 in S2:</text:p>
      <text:p text:style-name="P116"><text:tab/> <text:s text:c="5"/>frequency = 0.0</text:p>
      <text:p text:style-name="P116"/>
      <text:p text:style-name="P116"><text:tab/> <text:s text:c="5"/>for i in range(N):</text:p>
      <text:p text:style-name="P116"><text:tab/> <text:s text:c="7"/>if(s1 == L1[i] and s2 == L2[i]): <text:s text:c="5"/># set intersection </text:p>
      <text:p text:style-name="P116"><text:tab/> <text:s text:c="9"/>frequency = frequency + 1</text:p>
      <text:p text:style-name="P116"><text:tab/> <text:s text:c="5"/>p = (1.0 * frequency) / (1.0 * N)</text:p>
      <text:p text:style-name="P116"><text:tab/> <text:s text:c="5"/>if p &gt; 0.0:</text:p>
      <text:p text:style-name="P116"><text:tab/> <text:s text:c="7"/>I = I - p * math.log(p)</text:p>
      <text:p text:style-name="P116"/>
      <text:p text:style-name="P116"><text:tab/> <text:s/>return ( I / math.log(2) )</text:p>
      <text:p text:style-name="P116"><text:tab/></text:p>
      <text:p text:style-name="P116"><text:tab/><text:span text:style-name="T104">#</text:span>Run a test:</text:p>
      <text:p text:style-name="P116"><text:tab/>bitstr1 = "13578"</text:p>
      <text:p text:style-name="P116"><text:tab/>bitstr2 = "12468"</text:p>
      <text:p text:style-name="P116"><text:tab/>print( jointEntopy(bitstr1, bitstr2) )</text:p>
      <text:p text:style-name="P104"/>
      <text:p text:style-name="P238"><text:span text:style-name="T158">E</text:span>xercise</text:p>
      <text:p text:style-name="P97">Using <text:span text:style-name="T97">Python,</text:span> write an algorithm to determine the <text:span text:style-name="T97">joint </text:span>entropy of the following lists: </text:p>
      <text:p text:style-name="P97"/>
      <text:p text:style-name="P99"><text:tab/> <text:s text:c="10"/><text:span text:style-name="T106">S1<text:tab/> <text:s text:c="18"/>S2<text:tab/></text:span></text:p>
      <text:p text:style-name="P97"><text:tab/>[0, 0, 0, 0, 0, 0] <text:span text:style-name="T97">and </text:span>[1, 1, 1, 1, 1, 1]</text:p>
      <text:p text:style-name="P97"><text:tab/>[1, 0, 1, 0, 1, 0] <text:span text:style-name="T97">and </text:span>[<text:span text:style-name="T97">0</text:span>, <text:span text:style-name="T97">1</text:span>, <text:span text:style-name="T97">0</text:span>, <text:span text:style-name="T97">1</text:span>, <text:span text:style-name="T97">0</text:span>, <text:span text:style-name="T97">1</text:span>] </text:p>
      <text:p text:style-name="P98"><text:tab/>[1, <text:span text:style-name="T98">2</text:span>, <text:span text:style-name="T98">2</text:span>, <text:span text:style-name="T98">3</text:span>, <text:span text:style-name="T98">3</text:span>, <text:span text:style-name="T98">3</text:span>] <text:span text:style-name="T97">and </text:span>[<text:span text:style-name="T98">1</text:span>, <text:span text:style-name="T97">1</text:span>, <text:span text:style-name="T98">1</text:span>, <text:span text:style-name="T98">2</text:span>, <text:span text:style-name="T98">2</text:span>, <text:span text:style-name="T98">3</text:span>] <text:line-break/></text:p>
      <text:p text:style-name="P97">Submit your coded algorithm and your output.</text:p>
      <text:p text:style-name="P97">What do you deduce about the impact of a<text:span text:style-name="T158">ny</text:span> <text:span text:style-name="T158">particular bit </text:span>pattern on <text:span text:style-name="T97">joint </text:span>entropy?</text:p>
      <text:p text:style-name="P110">What <text:span text:style-name="T158">types of patterns </text:span>increase or decrease joint entropy? </text:p>
      <text:p text:style-name="P72"/>
      <text:p text:style-name="P72"/>
      <text:p text:style-name="P72"/>
      <text:p text:style-name="P72"/>
      <text:p text:style-name="P72"/>
      <text:p text:style-name="P236"><text:soft-page-break/>Conditional entropy</text:p>
      <text:p text:style-name="P114">There are cases in which one variable depends on another. <text:s/>Coincident signals may be depicted as cause-affect relationships. <text:s/></text:p>
      <text:p text:style-name="P114"/>
      <text:p text:style-name="P80"><text:span text:style-name="T85">The entropy of S2 conditioned on S1 is written as: H(S1 | S2). <text:s/></text:span>More formally: If H ( <text:span text:style-name="T160">S2</text:span> | <text:span text:style-name="T160">S1</text:span> = <text:span text:style-name="T160">s1</text:span> ) is the entropy of the discrete random variable <text:span text:style-name="T160">S2</text:span> conditioned on the discrete random variable <text:span text:style-name="T160">S2</text:span> taking a certain value <text:span text:style-name="T160">s1</text:span>, then H ( <text:span text:style-name="T160">S2</text:span> | <text:span text:style-name="T160">S1</text:span> ) is the result of averaging H ( <text:span text:style-name="T160">S2</text:span> | <text:span text:style-name="T160">S1</text:span> = <text:span text:style-name="T160">s1</text:span> ) over all possible values <text:span text:style-name="T160">s1</text:span> that <text:span text:style-name="T160">S2</text:span> may take.</text:p>
      <text:p text:style-name="P114"/>
      <text:p text:style-name="P200">Formally, conditional entropy can be expressed as:</text:p>
      <text:p text:style-name="P200"/>
      <text:p text:style-name="P83"><text:tab/>H(<text:span text:style-name="T185">S1 </text:span>, <text:span text:style-name="T185">S2</text:span>) = -∑<text:span text:style-name="T58">i</text:span>∑<text:span text:style-name="T46">j</text:span>P(<text:span text:style-name="T185">S1</text:span><text:span text:style-name="T46">i </text:span>, <text:span text:style-name="T185">S2</text:span><text:span text:style-name="T46">j</text:span>) <text:span text:style-name="T185">x </text:span>log<text:span text:style-name="T57">2</text:span>(P(<text:span text:style-name="T185">S1</text:span><text:span text:style-name="T46">i</text:span> , <text:span text:style-name="T185">S2</text:span><text:span text:style-name="T46">j</text:span>)), <text:span text:style-name="T186">where S1</text:span><text:span text:style-name="T46">i </text:span><text:span text:style-name="T186">∈ S1 and S2</text:span><text:span text:style-name="T46">j </text:span><text:span text:style-name="T186"><text:s/>∈ S2</text:span></text:p>
      <text:p text:style-name="P114"/>
      <text:p text:style-name="P114">We can account for their joint entropy, comparing it to the entropy of the other, perhaps dependent, set. <text:s/>That is: </text:p>
      <text:p text:style-name="P112"/>
      <text:p text:style-name="P112"><text:tab/>H(S1 | S2) = jointEntropy(S1, S2) - entropy(S2)</text:p>
      <text:p text:style-name="P76"/>
      <text:p text:style-name="P115">Presented with dependence on another variable we have a state of ambiguity. <text:s/>That is why conditional entropy is also called “equivocation.” <text:s/><text:span text:style-name="T99">In the formula above, S1 may be interpreted as a “cause” while S2 is considered an “effect.” H(S1 | S2) is the signal lost between S1 and S2. <text:s/></text:span></text:p>
      <text:p text:style-name="P115"/>
      <text:p text:style-name="P121">Cause and effect exist when the sender can confirm the receiver's information, or if the receiver can confirm what the sender actually sent. <text:s/><text:span text:style-name="T159">Given </text:span>uncertainty, <text:span text:style-name="T159">where </text:span>S2 is not <text:span text:style-name="T159">likely to r</text:span>eflect a known S1, the<text:span text:style-name="T159">re might be set </text:span>independence <text:span text:style-name="T101">or channel noise (see below)</text:span>.</text:p>
      <text:p text:style-name="P121"><text:s/></text:p>
      <text:p text:style-name="P117">In Python, using our algorithms above for entropy and joint entropy, conditional entropy may be described as follows:</text:p>
      <text:p text:style-name="P116"/>
      <text:p text:style-name="P119"><text:tab/>#!/usr/bin/python3</text:p>
      <text:p text:style-name="P119"><text:tab/>exec(open("entropy.py").read())</text:p>
      <text:p text:style-name="P119"><text:tab/>exec(open("jointEntropy.py").read())</text:p>
      <text:p text:style-name="P119"/>
      <text:p text:style-name="P120"><text:tab/>def conditionalEntropy(bitstr1, bitstr2):</text:p>
      <text:p text:style-name="P119"><text:tab/> <text:s/><text:span text:style-name="T103">return</text:span> jointEntropy(bitstr1, bitstr2) - entropy(bitstr2) </text:p>
      <text:p text:style-name="P77"/>
      <text:p text:style-name="P124"><text:tab/><text:span text:style-name="T104"># </text:span>Run a test:</text:p>
      <text:p text:style-name="P120"><text:tab/>bitstr1 = "13578765"</text:p>
      <text:p text:style-name="P120"><text:tab/>bitstr2 = "12468765"</text:p>
      <text:p text:style-name="P120"><text:tab/><text:span text:style-name="T103">print( conditional</text:span>Entropy(bitstr1, bitstr2) <text:span text:style-name="T104">)</text:span></text:p>
      <text:p text:style-name="P120"/>
      <text:p text:style-name="P247">Exercise</text:p>
      <text:p text:style-name="P102">Using <text:span text:style-name="T97">Python,</text:span> write an algorithm to determine the <text:span text:style-name="T187">conditional </text:span>entropy of the following lists: </text:p>
      <text:p text:style-name="P102"/>
      <text:p text:style-name="P102"><text:tab/> <text:s text:c="10"/><text:span text:style-name="T106">S1<text:tab/> <text:s text:c="18"/>S2<text:tab/></text:span></text:p>
      <text:p text:style-name="P102"><text:tab/>[0, 0, 0, 0, 0, 0] <text:span text:style-name="T97">and </text:span>[1, 1, 1, 1, 1, 1]</text:p>
      <text:p text:style-name="P102"><text:tab/>[1, 0, 1, 0, 1, 0] <text:span text:style-name="T97">and </text:span>[<text:span text:style-name="T97">0</text:span>, <text:span text:style-name="T97">1</text:span>, <text:span text:style-name="T97">0</text:span>, <text:span text:style-name="T97">1</text:span>, <text:span text:style-name="T97">0</text:span>, <text:span text:style-name="T97">1</text:span>] </text:p>
      <text:p text:style-name="P102"><text:tab/>[1, <text:span text:style-name="T98">2</text:span>, <text:span text:style-name="T98">2</text:span>, <text:span text:style-name="T98">3</text:span>, <text:span text:style-name="T98">3</text:span>, <text:span text:style-name="T98">3</text:span>] <text:span text:style-name="T97">and </text:span>[<text:span text:style-name="T98">1</text:span>, <text:span text:style-name="T97">1</text:span>, <text:span text:style-name="T98">1</text:span>, <text:span text:style-name="T98">2</text:span>, <text:span text:style-name="T98">2</text:span>, <text:span text:style-name="T98">3</text:span>] <text:line-break/></text:p>
      <text:p text:style-name="P102"><text:soft-page-break/>Submit your coded algorithm and your output.</text:p>
      <text:p text:style-name="P102">What do you deduce about the impact of a<text:span text:style-name="T158">ny</text:span> <text:span text:style-name="T158">particular bit </text:span>pattern on <text:span text:style-name="T187">conditional </text:span>entropy?</text:p>
      <text:p text:style-name="P111">What <text:span text:style-name="T158">types of patterns </text:span>increase or decrease <text:span text:style-name="T187">conditional</text:span> entropy? </text:p>
      <text:p text:style-name="P120"/>
      <text:p text:style-name="P239">Mutual information</text:p>
      <text:p text:style-name="P227">Mutual information can tell us how much uncertainty is removed from one message given (prior) knowledge of another message. <text:s/></text:p>
      <text:p text:style-name="P123"/>
      <text:p text:style-name="P228">Consider the following formula for mutual information:</text:p>
      <text:p text:style-name="P122"/>
      <text:p text:style-name="P113"><text:tab/>H(S1 | S2) = <text:span text:style-name="T102">entropy(S1) - conditional</text:span>Entropy(S1, S2)</text:p>
      <text:p text:style-name="P113"><text:tab/> <text:s text:c="16"/>= <text:span text:style-name="T102">entropy(S1) - joint</text:span>Entropy(S1, S2) - <text:span text:style-name="T102">entropy(S2)</text:span></text:p>
      <text:p text:style-name="P122"/>
      <text:p text:style-name="P190">The mutual information of two sets of symbols gauges in terms of Shannon Information how much dependence set S1 has on S2 and how much dependence set S2 has on S1. <text:s/></text:p>
      <text:p text:style-name="P190"/>
      <text:p text:style-name="P125">In Python, mutual <text:span text:style-name="T105">information</text:span> might look like this:</text:p>
      <text:p text:style-name="P125"/>
      <text:p text:style-name="P125"><text:tab/>#!/usr/bin/python3</text:p>
      <text:p text:style-name="P125"><text:tab/>exec(open("entropy.py").read())</text:p>
      <text:p text:style-name="P125"><text:tab/>exec(open("conditionalEntropy.py").read())</text:p>
      <text:p text:style-name="P125"/>
      <text:p text:style-name="P125"><text:tab/>def mutual<text:span text:style-name="T105">Information</text:span>(bitstr1, bitstr2):</text:p>
      <text:p text:style-name="P125"><text:tab/> <text:s/>return entropy(bitstr1) - conditionalEntropy(bitstr1, bitstr2) <text:s text:c="23"/></text:p>
      <text:p text:style-name="P125"/>
      <text:p text:style-name="P125"><text:tab/># Run a test:</text:p>
      <text:p text:style-name="P125"><text:tab/>bitstr1 = "13578765"</text:p>
      <text:p text:style-name="P125"><text:tab/>bitstr2 = "12468765"</text:p>
      <text:p text:style-name="P125"><text:tab/>print(mutual<text:span text:style-name="T105">Information</text:span>(bitstr1, bitstr2))</text:p>
      <text:p text:style-name="P77"/>
      <text:p text:style-name="P247">Exercise</text:p>
      <text:p text:style-name="P103">Using <text:span text:style-name="T97">Python,</text:span> write an algorithm to <text:span text:style-name="T188">compute the mutual</text:span> <text:span text:style-name="T188">information for any two sets, S1 and S2. Show what happens when there is redundant data encoding for overcoming symbol errors. <text:s/>What is the implication for redundancy given mutual information? <text:s text:c="3"/></text:span></text:p>
      <text:p text:style-name="P103"/>
      <text:p text:style-name="P103">Submit your coded algorithm and your output.</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41"><text:soft-page-break/><text:span text:style-name="T171">Noise, e</text:span>rror <text:span text:style-name="T145">detection &amp; </text:span>correction</text:p>
      <text:p text:style-name="P71">Noise amounts to uncertainty. <text:s/><text:span text:style-name="T83">It adds more information, increasing entropy.</text:span> <text:s/></text:p>
      <text:p text:style-name="P71"/>
      <text:p text:style-name="P191">Simplistic approaches to dealing with error include sending redundant messages or symbols and using a parity bit.</text:p>
      <text:p text:style-name="P76"/>
      <text:p text:style-name="P229">Ignoring channel capacity, redundant transmission maintains the same probability of drawing any one character from a message. <text:s/></text:p>
      <text:p text:style-name="P74"/>
      <text:p text:style-name="P192">A message can be sent twice and the two instances of received message can be compare. <text:s/>The information that these messages have in common provides some accepted degree of validation. <text:s/>For example, if there is no error, if some information corroborates that received symbols are correct, the mutual information will be equivalent to the joint entropy of the redundant sets. <text:s/></text:p>
      <text:p text:style-name="P78"/>
      <text:p text:style-name="P193">Recall that for mutual information, H(S1 | S2) = entropy(S1) - conditionalEntropy(S1, S2). Through substitution, we have H(S1 | S2) = entropy(S1) - jointEntropy(S1, S2) – entropy(S2). <text:s/>If S1== S2, then H(S1 | S2) = jointEntropy(S1, S2).</text:p>
      <text:p text:style-name="P135"/>
      <text:p text:style-name="P134">To reduce the amount of redundant data for overcoming errors, there <text:span text:style-name="T160">is another</text:span> approach: <text:span text:style-name="T160">u</text:span>se a “parity bit.” <text:s/><text:span text:style-name="T160">That is to </text:span>send one bit between each message that indicates an odd (0) or even (1) number of bits. <text:s/><text:span text:style-name="T160">However, t</text:span>his is only good for single bit errors.</text:p>
      <text:p text:style-name="P134"/>
      <text:p text:style-name="P136">The parity <text:span text:style-name="T109">of a list c</text:span>an be <text:span text:style-name="T109">computed </text:span>as:</text:p>
      <text:p text:style-name="P136"/>
      <text:p text:style-name="P136"><text:tab/>parity = sum(S<text:span text:style-name="T56">i</text:span>) % 2</text:p>
      <text:p text:style-name="P134"><text:s text:c="2"/></text:p>
      <text:p text:style-name="P137">The result can be compared to the received parity bit.</text:p>
      <text:p text:style-name="P64"/>
      <text:p text:style-name="P73"><text:span text:style-name="T162">R</text:span>edundant characters can be transmitted. <text:s/>For example, instead of transmitting “<text:span text:style-name="T162">HOP</text:span>” tra<text:span text:style-name="T84">n</text:span>smit <text:span text:style-name="T84">characters as double characters, such as </text:span>“<text:span text:style-name="T162">HHOOPP</text:span>.” <text:s/></text:p>
      <text:p text:style-name="P73"/>
      <text:p text:style-name="P73"><text:span text:style-name="T163">The receipt of “HHOXPP</text:span>” <text:span text:style-name="T84">clearly has an error. <text:s/>This can trigger a “re-transmit” request, or the receiver may simply substitute the most common word having the pattern “H_P.”</text:span></text:p>
      <text:p text:style-name="P73"/>
      <text:p text:style-name="P138">A more robust scheme <text:span text:style-name="T163">is </text:span>transmit several <text:span text:style-name="T163">instances of </text:span>each character:</text:p>
      <text:p text:style-name="P138"/>
      <text:p text:style-name="P138"><text:tab/><text:span text:style-name="T163">H H H H H H H H</text:span></text:p>
      <text:p text:style-name="P138"><text:tab/><text:span text:style-name="T163">O O O O O O O O</text:span></text:p>
      <text:p text:style-name="P65"><text:tab/><text:span text:style-name="T163">P <text:s/>P <text:s/>P <text:s/>P <text:s/>P <text:s/>P <text:s/>P <text:s/>P</text:span></text:p>
      <text:p text:style-name="P65"/>
      <text:p text:style-name="P141"><text:span text:style-name="T110">Each character actually has its ASCII code represented in binary, as 0 and 1 </text:span>bits. <text:s/><text:span text:style-name="T163">The </text:span>represent<text:span text:style-name="T163">ation of a </text:span>1 <text:span text:style-name="T163">being in the aforementioned redundant 8 bit scheme. <text:s/>These redundant bits provide “7 bit error correction.” <text:s/>For example, a single 1 bit is expressed as:</text:span></text:p>
      <text:p text:style-name="P141"/>
      <text:p text:style-name="P231"><text:tab/>1 1 1 1 1 1 1 </text:p>
      <text:p text:style-name="P141"/>
      <text:p text:style-name="P231">… and a single 0 bit is expressed as:</text:p>
      <text:p text:style-name="P141"/>
      <text:p text:style-name="P231"><text:tab/>0 0 0 0 0 0 0 0</text:p>
      <text:p text:style-name="P141"><text:soft-page-break/></text:p>
      <text:p text:style-name="P141"><text:span text:style-name="T163">Following each of these bit strings with p</text:span>arity bit, such as 00000000 or 00000001, <text:span text:style-name="T163">provides “n-bit error detection.”</text:span></text:p>
      <text:p text:style-name="P140"/>
      <text:p text:style-name="P140"><text:span text:style-name="T110">The receiver can decode the value S2 = 11111111 as 1 if the sum(S1) &gt; 4 or if the subsequent parity bit is 0.<text:line-break/></text:span> </text:p>
      <text:p text:style-name="P140"><text:span text:style-name="T111">Additionally, there could be </text:span>a <text:span text:style-name="T164">certain </text:span>parity <text:span text:style-name="T164">for certain vertical sequences of bit strings for “m-bit error detection.”</text:span></text:p>
      <text:p text:style-name="P140"/>
      <text:p text:style-name="P129"><text:span text:style-name="T167">To a certain extent, the t</text:span>ransmitter and receiver must <text:span text:style-name="T167">share some a priori information, if not about redundancies and parities, at least about basic communication protocols, such as encoding and modulations. <text:s/>Otherwise, the there will be no receipt of signal, just noise. <text:s/>The medium does not need to know this information.</text:span></text:p>
      <text:p text:style-name="P129"/>
      <text:p text:style-name="P246">Exercise</text:p>
      <text:p text:style-name="P197">Code an algorithm that demonstrates use of redundant symbols for overcoming errors. <text:s/>Test your algorithm and show its output. <text:s/>Does symbol redundancy change affect Shannon entropy? <text:s/>Explain why or why not.</text:p>
      <text:p text:style-name="P142"/>
      <text:p text:style-name="P235">Channel <text:span text:style-name="T166">c</text:span>apacity</text:p>
      <text:p text:style-name="P127">The medium or route connecting a transmitter to a receiver may be called a channel. <text:s/>The channel may carry electrical pulses, <text:span text:style-name="T165">representing bits </text:span>accord<text:span text:style-name="T165">ing to a protocol, such as for </text:span>networking or wireless <text:span text:style-name="T165">communication</text:span>. <text:s/>Bits may represent integers, and integers may represent characters which comprise words of communication.</text:p>
      <text:p text:style-name="P127"/>
      <text:p text:style-name="P232">A channel is limited by how many bits it can carry without signal loss. <text:s/>Suppose a electrically conductive medium maintains eight voltage fluctuations per second (a frequency of 8 Hertz), each with a consistent magnitude. <text:s/>The most data that could be effectively transmitted on this channel is 8 bits/s. <text:s/>The channel's bandwidth is 8 bits/s. <text:s/></text:p>
      <text:p text:style-name="P128"/>
      <text:p text:style-name="P232">Regardless of the communication protocol, an increase in the rate of throughput will require either a higher rate of voltage fluctuation per second (higher frequency) or transmission on multiple channels in parallel. <text:s/>In either case, a higher rate of transmission requires more energy. <text:s text:c="3"/></text:p>
      <text:p text:style-name="P126"/>
      <text:p text:style-name="P230">If errors received increase at an increasing rate as the rate of symbol throughput increases, then the probability of reception should be reduced until entropy resides within an acceptable tolerance for the error correction scheme in place. <text:s/><text:line-break/></text:p>
      <text:p text:style-name="P195">A communication channel's capacity is the maximum rate for transmitting symbols in bits per second. <text:s/><text:span text:style-name="T169">That is:</text:span></text:p>
      <text:p text:style-name="P195"/>
      <text:p text:style-name="P133">Given the transmission of one message per cycle, information rate is defined as:</text:p>
      <text:p text:style-name="P133"/>
      <text:p text:style-name="P131"><text:tab/><text:span text:style-name="T107">informationRate(S1, S2) = </text:span>channelCapacity(S1, S2<text:span text:style-name="T169">)</text:span></text:p>
      <text:p text:style-name="P131"/>
      <text:p text:style-name="P195"/>
      <text:p text:style-name="P195"/>
      <text:p text:style-name="P195"><text:soft-page-break/>Accordingly, Shannon's Fundamental Theorem for a Noiseless Channel (1948) holds that there is a maximum rate S for symbol transmission based on channel capacity C divided by the entropy <text:span text:style-name="T169">H</text:span>:</text:p>
      <text:p text:style-name="P194"/>
      <text:p text:style-name="P194"><text:tab/>S = C / H</text:p>
      <text:p text:style-name="P194"/>
      <text:p text:style-name="P130">We can consider channel capacity the maximum mutual information and compute it a<text:span text:style-name="T170">s</text:span>:</text:p>
      <text:p text:style-name="P130"/>
      <text:p text:style-name="P130"><text:tab/>channelCapacity<text:span text:style-name="T107">(S1, S2)</text:span> = mutualInformation(S1, S<text:span text:style-name="T168">)</text:span></text:p>
      <text:p text:style-name="P130"/>
      <text:p text:style-name="P240">Exercise</text:p>
      <text:p text:style-name="P101">Using <text:span text:style-name="T97">Python,</text:span> write an algorithm to determine the <text:span text:style-name="T106">channel capacity </text:span>of the following lists: </text:p>
      <text:p text:style-name="P101"><text:tab/> <text:s text:c="10"/><text:span text:style-name="T106">S1<text:tab/> <text:s text:c="18"/>S2<text:tab/><text:tab/></text:span></text:p>
      <text:p text:style-name="P101"><text:tab/>[0, 0, 0, 0, 0, 0] <text:span text:style-name="T97">and </text:span>[1, 1, 1, 1, 1, 1]</text:p>
      <text:p text:style-name="P101"><text:tab/>[1, 0, 1, 0, 1, 0] <text:span text:style-name="T97">and </text:span>[<text:span text:style-name="T97">0</text:span>, <text:span text:style-name="T97">1</text:span>, <text:span text:style-name="T97">0</text:span>, <text:span text:style-name="T97">1</text:span>, <text:span text:style-name="T97">0</text:span>, <text:span text:style-name="T97">1</text:span>] </text:p>
      <text:p text:style-name="P101"><text:tab/>[1, <text:span text:style-name="T98">2</text:span>, <text:span text:style-name="T98">2</text:span>, <text:span text:style-name="T98">3</text:span>, <text:span text:style-name="T98">3</text:span>, <text:span text:style-name="T98">3</text:span>] <text:span text:style-name="T97">and </text:span>[<text:span text:style-name="T98">1</text:span>, <text:span text:style-name="T97">1</text:span>, <text:span text:style-name="T98">1</text:span>, <text:span text:style-name="T98">2</text:span>, <text:span text:style-name="T98">2</text:span>, <text:span text:style-name="T98">3</text:span>] <text:line-break/></text:p>
      <text:p text:style-name="P132">What values of 0s and 1s for S1 and S2 will maximize channel capacity? <text:s/><text:span text:style-name="T108">Does information rate matter?</text:span></text:p>
      <text:p text:style-name="P59"/>
      <text:p text:style-name="P242">Data compression <text:span text:style-name="T176">&amp; </text:span>Huffman encoding</text:p>
      <text:p text:style-name="P144">Data compression is an achievement of information theory. <text:s/>Compressing data allows us to represent information with fewer bits for transmission and storage. <text:s/>The receiver restores the original information <text:span text:style-name="T174">using</text:span> decompression. <text:s/></text:p>
      <text:p text:style-name="P144"/>
      <text:p text:style-name="P145"><text:span text:style-name="T174">Shannon </text:span>entropy makes compression possible, <text:span text:style-name="T174">as it </text:span>tells us whe<text:span text:style-name="T174">n</text:span> data is represented with more bits than necessary. <text:s/><text:span text:style-name="T112">By representing a symbol from a message with an optimal number of bits to minimize entropy, the bit sequence representing a message will have no more bits than is required for its unique identity. <text:s/></text:span></text:p>
      <text:p text:style-name="P145"/>
      <text:p text:style-name="P147">Depending on the <text:span text:style-name="T174">compression method</text:span>, more bits can be acceptably compressed than can be restored through decompression. <text:s/>Such “lossy” data compression <text:span text:style-name="T174">maybe acceptable </text:span>for sound and graphics processing. <text:s/>Conversely, archival storage <text:span text:style-name="T174">of financial data </text:span>must be “lossless.” <text:s/><text:span text:style-name="T174">Similarly, data transfer over a network may be either lossless or lossy, depending on the application.</text:span></text:p>
      <text:p text:style-name="P147"/>
      <text:p text:style-name="P146"><text:span text:style-name="T112">The effectiveness of compression is the size of the compressed data relative to the original data. </text:span><text:s/></text:p>
      <text:p text:style-name="P146"/>
      <text:p text:style-name="P148">We will look at lossless compression <text:span text:style-name="T175">in terms of Huffman encoding, a </text:span>“minimum redundancy coding” which encodes the most frequently used <text:span text:style-name="T175">symbols</text:span> by using the fewest bits. <text:s/><text:span text:style-name="T114">There are other clever techniques that deserve a place in a dedicated course of study on data compression, such as Dynamic Markov compression and LZ77 compression. </text:span></text:p>
      <text:p text:style-name="P145"><text:s text:c="3"/></text:p>
      <text:p text:style-name="P198">Compression:</text:p>
      <text:p text:style-name="P149">Huffman coding is an elegant form of compression <text:span text:style-name="T177">that </text:span>decode<text:span text:style-name="T177">s</text:span> and encodes data using a binary tree data structure called a “Huffman tree.” <text:s/><text:span text:style-name="T113"><text:s/></text:span></text:p>
      <text:p text:style-name="P143"/>
      <text:p text:style-name="P143"/>
      <text:p text:style-name="P143"/>
      <text:p text:style-name="P150"><text:soft-page-break/><text:span text:style-name="T178">As </text:span>an example, <text:span text:style-name="T178">s</text:span>uppose we have <text:span text:style-name="T178">a </text:span>text message to send that consists of 1<text:span text:style-name="T115">2</text:span>0 characters, <text:span text:style-name="T178">only</text:span> made up of <text:span text:style-name="T178">the characters </text:span>A, B, C, X, Y, and Z. <text:s/><text:span text:style-name="T178">T</text:span>hese characters have different frequencies of occurrence in the text. <text:s/>So, we itemize their probabilities and entropies as follows: <text:s/></text:p>
      <text:p text:style-name="P150"/>
      <text:p text:style-name="P150"><text:tab/><text:span text:style-name="T25">Symbol<text:tab/>Probability<text:tab/>Entropy </text:span><text:span text:style-name="T27">ea<text:tab/></text:span><text:span text:style-name="T25">Entropy </text:span><text:span text:style-name="T27">total</text:span><text:span text:style-name="T25"><text:tab/></text:span></text:p>
      <text:p text:style-name="P152"><text:tab/>A<text:tab/>27 / 120<text:tab/>0.48<text:tab/>13.07</text:p>
      <text:p text:style-name="P152"><text:tab/>B<text:tab/>9 / 120<text:tab/>0.28<text:tab/>2.52</text:p>
      <text:p text:style-name="P152"><text:tab/>C<text:tab/>21 / 120<text:tab/>0.44<text:tab/>9.24</text:p>
      <text:p text:style-name="P152"><text:tab/>X<text:tab/>15 / 120<text:tab/>0.38<text:tab/>5.63</text:p>
      <text:p text:style-name="P152"><text:tab/>Y<text:tab/>12 / 120<text:tab/>0.33<text:tab/>3.99</text:p>
      <text:p text:style-name="P152"><text:tab/>Z<text:tab/>16 / 120<text:tab/>0.39<text:tab/>6.20</text:p>
      <text:p text:style-name="P139"/>
      <text:p text:style-name="P154"><text:span text:style-name="T116">Building </text:span>Huffman <text:span text:style-name="T116">tree </text:span>codes result in compression that approximates entropy. <text:s/>It cannot be exact <text:span text:style-name="T116">because, as you can see, entropy does not compute to whole numbers. <text:s/></text:span></text:p>
      <text:p text:style-name="P154"/>
      <text:p text:style-name="P155">To compress and decompress, start with one of the symbols, such as 'A.' <text:s/>That will signify the root node of the tree. <text:s/>A left branch from a node will <text:span text:style-name="T178">be labeled with a </text:span>0 and a right branch will <text:span text:style-name="T178">be labeled with a </text:span>1. <text:s/></text:p>
      <text:p text:style-name="P155"/>
      <text:p text:style-name="P156"><text:span text:style-name="T118">O</text:span>rder <text:span text:style-name="T118">the symbols </text:span>in terms of frequency:</text:p>
      <text:p text:style-name="P156"/>
      <text:p text:style-name="P156"><text:tab/>B <text:s text:c="2"/>Y <text:s text:c="2"/>X <text:s text:c="2"/>Z <text:s text:c="2"/>C <text:s text:c="2"/>A</text:p>
      <text:p text:style-name="P66"><text:tab/><text:span text:style-name="T117">9 <text:s/>12 <text:s/>15 <text:s/>16 <text:s/>21 <text:s/>27</text:span></text:p>
      <text:p text:style-name="P66"/>
      <text:p text:style-name="P159">Sum the symbols pair-wise, <text:span text:style-name="T179">pairing the symbols with the smallest probabilities</text:span>, to create sub trees <text:span text:style-name="T120">with their respective root nodes as their sums</text:span>:</text:p>
      <text:p text:style-name="P66"/>
      <text:p text:style-name="P66"><text:tab/> <text:s/><text:span text:style-name="T119">21 <text:s text:c="13"/>31 <text:s text:c="13"/>48</text:span></text:p>
      <text:p text:style-name="P66"><text:tab/>/ <text:s text:c="4"/><text:span text:style-name="T119">\ <text:s text:c="10"/>/ <text:s text:c="4"/>\ <text:s text:c="10"/>/ <text:s text:c="4"/>\<text:tab/><text:tab/><text:tab/></text:span></text:p>
      <text:p text:style-name="P160"><text:s text:c="22"/>B <text:s text:c="5"/>Y <text:s text:c="6"/>X <text:s text:c="5"/>Z <text:s text:c="6"/>C <text:s text:c="5"/>A</text:p>
      <text:p text:style-name="P157"><text:s text:c="22"/>9 <text:s text:c="5"/>12 <text:s text:c="5"/>15 <text:s text:c="4"/>16 <text:s text:c="4"/>21 <text:s text:c="4"/>27</text:p>
      <text:p text:style-name="P66"/>
      <text:p text:style-name="P163"><text:span text:style-name="T179">Continue to m</text:span>erge <text:span text:style-name="T179">the </text:span>trees, <text:span text:style-name="T179">paring </text:span>the smallest sums:</text:p>
      <text:p text:style-name="P163"/>
      <text:p text:style-name="P163"><text:tab/> <text:s text:c="10"/>52</text:p>
      <text:p text:style-name="P163"><text:tab/> <text:s text:c="5"/>/ <text:s text:c="11"/>\<text:tab/></text:p>
      <text:p text:style-name="P67"><text:tab/> <text:s/><text:span text:style-name="T119">21 <text:s text:c="13"/>31 <text:s text:c="13"/>48</text:span></text:p>
      <text:p text:style-name="P67"><text:tab/>/ <text:s text:c="4"/><text:span text:style-name="T119">\ <text:s text:c="10"/>/ <text:s text:c="4"/>\ <text:s text:c="10"/>/ <text:s text:c="4"/>\<text:tab/><text:tab/><text:tab/></text:span></text:p>
      <text:p text:style-name="P161"><text:s text:c="22"/>B <text:s text:c="5"/>Y <text:s text:c="6"/>X <text:s text:c="5"/>Z <text:s text:c="6"/>C <text:s text:c="5"/>A</text:p>
      <text:p text:style-name="P158"><text:s text:c="22"/>9 <text:s text:c="5"/>12 <text:s text:c="5"/>15 <text:s text:c="4"/>16 <text:s text:c="4"/>21 <text:s text:c="4"/>27</text:p>
      <text:p text:style-name="P66"/>
      <text:p text:style-name="P66"/>
      <text:p text:style-name="P66"/>
      <text:p text:style-name="P66"/>
      <text:p text:style-name="P66"/>
      <text:p text:style-name="P66"/>
      <text:p text:style-name="P66"/>
      <text:p text:style-name="P66"/>
      <text:p text:style-name="P66"/>
      <text:p text:style-name="P233"><text:soft-page-break/>Repeat until there is one root. <text:s/>Then label 0s for left branches and 1s for right branches, as follows:</text:p>
      <text:p text:style-name="P165"/>
      <text:p text:style-name="P165"><text:s text:c="50"/>100</text:p>
      <text:p text:style-name="P165"><text:tab/> <text:s text:c="17"/><text:span text:style-name="T20"><text:s/></text:span><text:span text:style-name="T21">0</text:span><text:span text:style-name="T20">/ <text:s text:c="13"/>\</text:span><text:span text:style-name="T21">1</text:span><text:tab/></text:p>
      <text:p text:style-name="P164"><text:tab/> <text:s text:c="11"/>52<text:tab/> <text:s text:c="13"/><text:span text:style-name="T121">48</text:span> <text:tab/></text:p>
      <text:p text:style-name="P164"><text:tab/> <text:s text:c="3"/><text:span text:style-name="T20"><text:s text:c="2"/></text:span><text:span text:style-name="T21">0/</text:span><text:span text:style-name="T20"> <text:s text:c="8"/>\</text:span><text:span text:style-name="T21">1</text:span><text:span text:style-name="T20"><text:tab/> <text:s text:c="10"/></text:span><text:span text:style-name="T21">0</text:span><text:span text:style-name="T20">/ <text:s text:c="3"/></text:span><text:span text:style-name="T22">\1</text:span></text:p>
      <text:p text:style-name="P68"><text:tab/> <text:s/><text:span text:style-name="T119">21 <text:s text:c="13"/>31 <text:s text:c="10"/>C <text:s text:c="5"/>A <text:tab/> <text:s/></text:span></text:p>
      <text:p text:style-name="P68"><text:span text:style-name="T122"><text:s text:c="22"/></text:span><text:span text:style-name="T21">0</text:span><text:span text:style-name="T20">/ <text:s text:c="4"/></text:span><text:span text:style-name="T23">\1 <text:s text:c="7"/>0/ <text:s text:c="3"/>\1 <text:s/></text:span><text:span text:style-name="T119"><text:s text:c="5"/>21 <text:s text:c="4"/>27 <text:tab/><text:tab/><text:tab/></text:span></text:p>
      <text:p text:style-name="P162"><text:s text:c="22"/>B <text:s text:c="5"/>Y <text:s text:c="6"/>X <text:s text:c="5"/>Z <text:s text:c="6"/></text:p>
      <text:p text:style-name="P162"><text:s text:c="22"/>9 <text:s text:c="5"/>12 <text:s text:c="5"/>15 <text:s text:c="4"/>16 </text:p>
      <text:p text:style-name="P68"/>
      <text:p text:style-name="P166">The Huffman code (the compression) for each symbol is found by tracing its path <text:span text:style-name="T180">from the </text:span>root <text:span text:style-name="T180">node </text:span>(top) to the symbol. <text:s/>Along th<text:span text:style-name="T181">is path</text:span> make a list of the 0s and 1s. <text:s/><text:span text:style-name="T181">For the above tree, we get:</text:span></text:p>
      <text:p text:style-name="P166"/>
      <text:p text:style-name="P166"><text:tab/>B = 000</text:p>
      <text:p text:style-name="P166"><text:tab/>Y = 001</text:p>
      <text:p text:style-name="P166"><text:tab/>X = 010</text:p>
      <text:p text:style-name="P166"><text:tab/>Z = 011</text:p>
      <text:p text:style-name="P66"><text:tab/><text:span text:style-name="T123">C = 10</text:span></text:p>
      <text:p text:style-name="P66"><text:tab/><text:span text:style-name="T123">A = 11</text:span></text:p>
      <text:p text:style-name="P66"/>
      <text:p text:style-name="P169">How much compression did this give us? <text:s/><text:span text:style-name="T182">It takes just 2 to 3 bits to represent all the symbols. <text:s/>If the original scheme were to transmit 8 bit symbols, the Huffman encoding, saves 5 to 6 bits per symbol.</text:span></text:p>
      <text:p text:style-name="P169"/>
      <text:p text:style-name="P151"><text:tab/><text:span text:style-name="T25">Symbol<text:tab/></text:span><text:span text:style-name="T28">Frequency</text:span><text:span text:style-name="T25"><text:tab/></text:span><text:span text:style-name="T28">Bits<text:tab/>Frequency x Bits</text:span></text:p>
      <text:p text:style-name="P153"><text:tab/>A<text:tab/>27<text:tab/><text:span text:style-name="T124">2</text:span><text:tab/><text:span text:style-name="T124">54</text:span></text:p>
      <text:p text:style-name="P153"><text:tab/>B<text:tab/>9<text:tab/><text:span text:style-name="T124">2</text:span><text:tab/><text:span text:style-name="T124">18</text:span></text:p>
      <text:p text:style-name="P153"><text:tab/>C<text:tab/>21<text:tab/><text:span text:style-name="T124">3<text:tab/>66</text:span></text:p>
      <text:p text:style-name="P153"><text:tab/>X<text:tab/>15<text:tab/><text:span text:style-name="T124">3</text:span><text:tab/><text:span text:style-name="T124">45</text:span></text:p>
      <text:p text:style-name="P153"><text:tab/>Y<text:tab/>12<text:tab/><text:span text:style-name="T124">3</text:span><text:tab/><text:span text:style-name="T124">36</text:span></text:p>
      <text:p text:style-name="P153"><text:tab/>Z<text:tab/>16<text:tab/><text:span text:style-name="T124">3</text:span><text:tab/><text:span text:style-name="T124">48</text:span></text:p>
      <text:p text:style-name="P169"><text:tab/><text:tab/><text:tab/> <text:s text:c="9"/><text:tab/>267 <text:span text:style-name="T125">total bits</text:span></text:p>
      <text:p text:style-name="P169"/>
      <text:p text:style-name="P169"><text:tab/><text:span text:style-name="T126">Saved bits = (120 x 8) – 267 / (120 x 8) == 72.2%</text:span></text:p>
      <text:p text:style-name="P169"/>
      <text:p text:style-name="P170">Decompress<text:span text:style-name="T183">ion</text:span>:</text:p>
      <text:p text:style-name="P172">Decompressing entails rebuilding the Huffman tree. <text:s/><text:span text:style-name="T183">Consider </text:span>the <text:span text:style-name="T183">following Huffman codes and their </text:span>associat<text:span text:style-name="T183">ed </text:span>values:</text:p>
      <text:p text:style-name="P171"/>
      <text:p text:style-name="P171"><text:tab/>{ B:<text:span text:style-name="T123">000, Y:001, X:010, Z:011, C:10, A:11 </text:span>}</text:p>
      <text:p text:style-name="P171"/>
      <text:p text:style-name="P171"><text:span text:style-name="T183">We</text:span> can de<text:span text:style-name="T183">termine</text:span> the placement of each symbol. <text:s/><text:span text:style-name="T127">Starting at the root node, the route to a symbol depends on </text:span>the left-right <text:span text:style-name="T184">direction signified by </text:span>0 <text:span text:style-name="T127">or</text:span> 1 <text:span text:style-name="T127">respectively. <text:s/>Label the end of each such bit path with the associated symbol. <text:s/>Repeat this processes for all of the symbols, starting from the same root node. <text:s/></text:span></text:p>
      <text:p text:style-name="P171"/>
      <text:p text:style-name="P172"><text:span text:style-name="T127">In decompression, the sequence order of symbols:bits does not matter because each Huffman code is unambiguous, regardless of the bits in its parent node (ie: Huffman codes are prefix </text:span><text:span text:style-name="T86">free</text:span><text:span text:style-name="T127">).</text:span></text:p>
      <text:p text:style-name="P70"/>
      <text:p text:style-name="P243"><text:soft-page-break/>Exercise</text:p>
      <text:p text:style-name="P168"><text:span text:style-name="T128">Using </text:span>Python, <text:span text:style-name="T128">write an algorithm</text:span> <text:span text:style-name="T128">to decompress the Huffman codes from our example: A:11, C:10, Z:011, X:010, Y:001, B:000. <text:s/>Does your algorithm verify that symbol sequence matters for decompression? <text:s/>Does it matter for compression? <text:s/>Please explain. <text:s/></text:span></text:p>
      <text:p text:style-name="P167"/>
      <text:p text:style-name="P234">Create an additional function to compute the effectiveness of the Huffman encoding.</text:p>
      <text:p text:style-name="P234">Submit your test output along with your code. <text:s/></text:p>
      <text:p text:style-name="P69"/>
      <text:p text:style-name="P245">Additional references</text:p>
      <text:p text:style-name="P196"><text:a xlink:type="simple" xlink:href="https://www.amazon.com/Elements-Information-Theory-Telecommunications-Processing/dp/0471241954/ref=sr_1_1?ie=UTF8&amp;qid=1530200954&amp;sr=8-1&amp;keywords=elements+of+information+theory" text:style-name="Internet_20_link" text:visited-style-name="Visited_20_Internet_20_Link">https://www.amazon.com/Elements-Information-Theory-Telecommunications-Processing/dp/0471241954</text:a></text:p>
      <text:p text:style-name="P196"/>
      <text:p text:style-name="P84"/>
      <text:p text:style-name="P4"/>
      <text:p text:style-name="P4"/>
      <text:p text:style-name="P82"><text:a xlink:type="simple" xlink:href="https://ils.unc.edu/~losee/informationpractice/index.html" text:style-name="Internet_20_link" text:visited-style-name="Visited_20_Internet_20_Link"/></text:p>
      <text:p text:style-name="P81"/>
      <text:p text:style-name="P1"/>
      <text:p text:style-name="P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Caladea" svg:font-family="Caladea" style:font-family-generic="roman"/>
    <style:font-face style:name="FreeSans" svg:font-family="FreeSans" style:font-family-generic="roman"/>
    <style:font-face style:name="Liberation Serif2" svg:font-family="'Liberation Serif'" style:font-family-generic="roman"/>
    <style:font-face style:name="Times" svg:font-family="Times" style:font-family-generic="roman"/>
    <style:font-face style:name="FreeSans2" svg:font-family="FreeSans" style:font-family-generic="swiss"/>
    <style:font-face style:name="Arial" svg:font-family="Arial" style:font-family-generic="roman" style:font-pitch="variable"/>
    <style:font-face style:name="Caladea1"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adea2" svg:font-family="Calade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OpenSymbol1" svg:font-family="OpenSymbol" style:font-family-generic="system" style:font-pitch="variable"/>
  </office:font-face-decls>
  <office:styles>
    <draw:marker draw:name="Arrowheads_20_1" draw:display-name="Arrowheads 1" svg:viewBox="0 0 20 30" svg:d="M10 0l-10 30h20z"/>
    <draw:stroke-dash draw:name="Ultrafine_20_Dashed" draw:display-name="Ultrafine Dashed" draw:style="rect" draw:dots1="1" draw:dots1-length="0.0114in" draw:dots2="1" draw:dots2-length="0.0114in" draw:distance="0.011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style:writing-mode="lr-tb"/>
      <style:text-properties style:font-name="Liberation Serif1" fo:font-family="'Liberation Serif'" fo:font-size="12pt" fo:language="en" fo:country="US"/>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Times" fo:font-family="Time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font-name="FreeSans" fo:font-family="FreeSans"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text-line-through-type="none" style:font-name="Times" fo:font-family="Time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965in" fo:margin-bottom="0in" loext: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in" fo:margin-right="0in" fo:margin-top="0.0835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93in" fo:margin-bottom="0in" loext:contextual-spacing="false" fo:text-align="center" style:justify-single-word="false" fo:text-indent="0in" style:auto-text-indent="false">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693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5pt" fo:font-style="normal" fo:text-shadow="none" style:text-underline-style="none" fo:font-weight="normal" style:letter-kerning="true" style:font-name-asian="DejaVu Sans" style:font-family-asian="'DejaVu Sans'" style:font-family-generic-asian="system" style:font-pitch-asian="variable" style:font-size-asian="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764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text-outline="false" style:text-line-through-style="none" style:text-line-through-type="none" style:font-name="FreeSans" fo:font-family="FreeSans"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Caladea" fo:font-family="Calade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fo:font-size="18pt" style:letter-kerning="true" style:font-size-asian="18pt"/>
    </style:style>
    <style:style style:name="TITLE_5f_AND_5f_BODY_7e_LT_7e_Gliederung_20_1" style:display-name="TITLE_AND_BOD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5f_HEADER_7e_LT_7e_Gliederung_20_1" style:display-name="SECTION_HEADER~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Untertitel" style:display-name="SECTION_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Notizen" style:display-name="SECTION_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5f_HEADER_7e_LT_7e_Hintergrundobjekte" style:display-name="SECTION_HEADER~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5f_HEADER_7e_LT_7e_Hintergrund" style:display-name="SECTION_HEADER~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Caladea2" style:font-family-asian="Caladea"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Caladea1" fo:font-family="Caladea" style:font-family-generic="roman" style:font-pitch="variable" fo:font-size="12pt" style:letter-kerning="true" style:font-name-asian="Caladea2" style:font-family-asian="Calade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5T23:24:13.993203132</meta:creation-date>
    <dc:date>2018-07-21T17:36:30.852493276</dc:date>
    <meta:editing-duration>P39DT23M44S</meta:editing-duration>
    <meta:editing-cycles>1081</meta:editing-cycles>
    <meta:generator>LibreOffice/5.0.3.2$Linux_X86_64 LibreOffice_project/00m0$Build-2</meta:generator>
    <meta:print-date>2014-07-08T14:48:34.671079265</meta:print-date>
    <meta:document-statistic meta:table-count="0" meta:image-count="0" meta:object-count="0" meta:page-count="18" meta:paragraph-count="379" meta:word-count="5195" meta:character-count="31366" meta:non-whitespace-character-count="25060"/>
  </office:meta>
</office:document-meta>
</file>